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1709in"/>
    </style:style>
    <style:style style:name="co4" style:family="table-column">
      <style:table-column-properties fo:break-before="auto" style:column-width="0.0811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1626in"/>
    </style:style>
    <style:style style:name="co7" style:family="table-column">
      <style:table-column-properties fo:break-before="auto" style:column-width="0.811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0.19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945in"/>
    </style:style>
    <style:style style:name="co12" style:family="table-column">
      <style:table-column-properties fo:break-before="auto" style:column-width="1.7654in"/>
    </style:style>
    <style:style style:name="co13" style:family="table-column">
      <style:table-column-properties fo:break-before="auto" style:column-width="2.0819in"/>
    </style:style>
    <style:style style:name="co14" style:family="table-column">
      <style:table-column-properties fo:break-before="auto" style:column-width="1.4201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1.1165in" fo:break-before="auto" style:use-optimal-row-height="false"/>
    </style:style>
    <style:style style:name="ro3" style:family="table-row">
      <style:table-row-properties style:row-height="0.0807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346in" fo:break-before="auto" style:use-optimal-row-height="true"/>
    </style:style>
    <style:style style:name="ro6" style:family="table-row">
      <style:table-row-properties style:row-height="0.3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17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08in solid #000000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008in solid #000000" fo:background-color="#dddddd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08in solid #000000" fo:background-color="#ffffff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13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154in double #000000" style:border-line-width="0.0008in 0.0138in 0.0008in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 style:data-style-name="N37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008in solid #000000" style:text-align-source="fix" style:repeat-content="false" fo:border-left="0.0008in solid #000000" fo:border-right="0.013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e6e6e6" fo:border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e6e6e6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ackground-color="#e6e6e6" fo:border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6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0.0008in solid #000000" fo:background-color="#dddddd" fo:border-left="0.0346in solid #008000" fo:border-right="0.0008in solid #000000" fo:border-top="0.0346in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" style:family="table-cell" style:parent-style-name="Default">
      <style:table-cell-properties fo:border-bottom="0.0346in solid #008000" fo:background-color="#dddddd" style:text-align-source="fix" style:repeat-content="false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fo:background-color="#dddddd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ackground-color="#ffffff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end"/>
      <style:text-properties fo:font-size="8pt" style:font-size-asian="8pt" style:font-size-complex="8pt"/>
    </style:style>
    <style:style style:name="ce5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 style:vertical-align="bottom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90" fo:border-top="0.0008in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order-left="0.0154in double #000000" style:border-line-width-left="0.0008in 0.0138in 0.0008in" fo:border-right="none" fo:border-top="non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346in solid #008000" fo:background-color="#dddddd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9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size="8pt" style:font-size-asian="8pt" style:font-size-complex="8pt"/>
    </style:style>
    <style:style style:name="ce94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96" style:family="table-cell" style:parent-style-name="Default">
      <style:table-cell-properties fo:border="none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98" style:family="table-cell" style:parent-style-name="Default">
      <style:table-cell-properties style:text-align-source="fix" style:repeat-content="false" fo:border="0.0008in solid #000000" style:vertical-align="bottom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>
      <style:table-cell-properties style:text-align-source="fix" style:repeat-content="false" fo:wrap-option="wrap" fo:border="0.0008in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102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6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</style:style>
    <style:style style:name="ce125" style:family="table-cell" style:parent-style-name="Default">
      <style:table-cell-properties fo:background-color="#e6e6e6" fo:border="0.0008in solid #000000"/>
    </style:style>
    <style:style style:name="ce126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</style:style>
    <style:style style:name="ce127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</style:style>
    <style:style style:name="ce128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008in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5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40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141" style:family="table-cell" style:parent-style-name="Default">
      <style:table-cell-properties fo:background-color="transparent" fo:border="0.0008in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ackground-color="transparent" fo:wrap-option="wrap"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143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0.0008in solid #000000" fo:background-color="#dddddd" fo:border-left="0.0008in solid #000000" fo:border-right="0.0008in solid #000000" fo:border-top="0.0346in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ackground-color="#dddddd" fo:border="0.0008in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46" style:family="table-cell" style:parent-style-name="Default">
      <style:table-cell-properties fo:border-bottom="0.0346in solid #008000" fo:background-color="#dddddd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7" style:family="table-cell" style:parent-style-name="Default">
      <style:table-cell-properties fo:border-bottom="0.0154in double #000000" style:border-line-width-bottom="0.0008in 0.0138in 0.0008in" fo:background-color="transparent" fo:border-left="none" fo:border-right="none" fo:border-top="0.013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8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008in solid #000000" fo:background-color="#e6e6ff" style:text-align-source="fix" style:repeat-content="false" fo:wrap-option="wrap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none" fo:background-color="#e6e6ff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58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59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3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4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5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6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346in solid #008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9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0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2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3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4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75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6" style:family="table-cell" style:parent-style-name="Default">
      <style:table-cell-properties fo:border-bottom="0.0154in double #000000" style:border-line-width-bottom="0.0008in 0.0138in 0.0008in" fo:border-left="none" fo:border-right="0.0154in double #000000" style:border-line-width-right="0.0008in 0.0138in 0.0008in" fo:border-top="none"/>
    </style:style>
    <style:style style:name="ce177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start" fo:margin-left="0in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style:font-size-asian="8pt" style:font-size-complex="8pt"/>
    </style:style>
    <style:style style:name="ce182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5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87" style:family="table-cell" style:parent-style-name="Default">
      <style:table-cell-properties fo:border-bottom="none" fo:background-color="#eeeeee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8" style:family="table-cell" style:parent-style-name="Default">
      <style:table-cell-properties fo:border-bottom="none" fo:background-color="#ffffff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fo:border-bottom="none" fo:background-color="#dddddd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90" style:family="table-cell" style:parent-style-name="Default">
      <style:table-cell-properties fo:border-bottom="none" fo:background-color="#dddddd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order-bottom="none" fo:background-color="#dddddd" fo:border-left="0.0008in solid #000000" fo:border-right="0.0008in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92" style:family="table-cell" style:parent-style-name="Default">
      <style:table-cell-properties fo:border-bottom="none" fo:background-color="#ffffff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3" style:family="table-cell" style:parent-style-name="Default">
      <style:table-cell-properties fo:border-bottom="0.0008in solid #000000" fo:background-color="#dddddd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4" style:family="table-cell" style:parent-style-name="Default">
      <style:table-cell-properties fo:background-color="transparent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5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>
      <style:table-cell-properties fo:border-bottom="0.0008in solid #000000" fo:background-color="transparent" fo:border-left="0.0008in solid #000000" fo:border-right="0.0008in solid #000000" fo:border-top="0.0138in solid #000000"/>
      <style:text-properties fo:font-size="8pt" style:font-size-asian="8pt" style:font-size-complex="8pt"/>
    </style:style>
    <style:style style:name="ce197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style:rotation-angle="9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Default">
      <style:table-cell-properties fo:border-bottom="0.013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6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2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346in solid #008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0.0346in solid #008000" fo:background-color="#dddddd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9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220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22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2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2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27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22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008in solid #000000" style:rotation-angle="9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0.0138in solid #000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33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35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8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39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40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242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5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247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248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49" style:family="table-cell" style:parent-style-name="Default">
      <style:table-cell-properties style:text-align-source="fix" style:repeat-content="false" fo:wrap-option="wrap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50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1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3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54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55" style:family="table-cell" style:parent-style-name="Default">
      <style:table-cell-properties style:text-align-source="fix" style:repeat-content="false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56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2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4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5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6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7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68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69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70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71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7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7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74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275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276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7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9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0" style:family="table-cell" style:parent-style-name="Default">
      <style:table-cell-properties fo:background-color="#e6e6e6" fo:border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1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2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3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4" style:family="table-cell" style:parent-style-name="Default">
      <style:table-cell-properties fo:background-color="#ffffff" fo:border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5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6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7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8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9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90" style:family="table-cell" style:parent-style-name="Default">
      <style:table-cell-properties fo:border-bottom="0.0008in solid #000000" fo:background-color="#dddddd" fo:border-left="0.0008in solid #000000" fo:border-right="0.0008in solid #000000" fo:border-top="0.0346in solid #008000"/>
    </style:style>
    <style:style style:name="ce291" style:family="table-cell" style:parent-style-name="Default">
      <style:table-cell-properties fo:background-color="#dddddd"/>
      <style:text-properties fo:color="#00ae00"/>
    </style:style>
    <style:style style:name="ce292" style:family="table-cell" style:parent-style-name="Default">
      <style:table-cell-properties fo:border-bottom="0.0346in solid #008000" fo:background-color="#dddddd" fo:border-left="none" fo:border-right="none" fo:border-top="none"/>
      <style:text-properties fo:color="#00ae00"/>
    </style:style>
    <style:style style:name="ce293" style:family="table-cell" style:parent-style-name="Default">
      <style:table-cell-properties fo:background-color="#dddddd"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4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5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6" style:family="table-cell" style:parent-style-name="Default">
      <style:table-cell-properties fo:background-color="#ffffff" fo:border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7" style:family="table-cell" style:parent-style-name="Default">
      <style:table-cell-properties fo:background-color="#ffffff"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8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9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0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1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2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</style:style>
    <style:style style:name="ce303" style:family="table-cell" style:parent-style-name="Default">
      <style:table-cell-properties fo:border="0.0008in solid #000000"/>
    </style:style>
    <style:style style:name="ce30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size="8pt" style:font-size-asian="8pt" style:font-size-complex="8pt"/>
    </style:style>
    <style:style style:name="ce305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06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0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09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10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1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1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313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</style:style>
    <style:style style:name="ce314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</style:style>
    <style:style style:name="ce315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</style:style>
    <style:style style:name="ce316" style:family="table-cell" style:parent-style-name="Default">
      <style:table-cell-properties fo:background-color="#ffffff" fo:border="0.0008in solid #000000"/>
    </style:style>
    <style:style style:name="ce317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8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</style:style>
    <style:style style:name="ce319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</style:style>
    <style:style style:name="ce320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321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</style:style>
    <style:style style:name="ce322" style:family="table-cell" style:parent-style-name="Default">
      <style:table-cell-properties fo:border-bottom="none" fo:background-color="#ffffff" fo:border-left="0.0008in solid #000000" fo:border-right="0.0008in solid #000000" fo:border-top="0.0008in solid #000000"/>
    </style:style>
    <style:style style:name="ce323" style:family="table-cell" style:parent-style-name="Default">
      <style:table-cell-properties fo:background-color="#dddddd"/>
    </style:style>
    <style:style style:name="ce324" style:family="table-cell" style:parent-style-name="Default">
      <style:table-cell-properties fo:border-bottom="0.0346in solid #008000" fo:background-color="#dddddd" fo:border-left="none" fo:border-right="none" fo:border-top="none"/>
    </style:style>
    <style:style style:name="ce325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</style:style>
    <style:style style:name="ce326" style:family="table-cell" style:parent-style-name="Default">
      <style:table-cell-properties fo:border-bottom="0.0008in solid #000000" fo:border-left="0.0008in solid #000000" fo:border-right="0.0008in solid #000000" fo:border-top="0.0138in solid #000000"/>
    </style:style>
    <style:style style:name="ce32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8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</style:style>
    <style:style style:name="ce33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31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38in solid #000000"/>
    </style:style>
    <style:style style:name="ce332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</style:style>
    <style:style style:name="ce333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</style:style>
    <style:style style:name="ce334" style:family="table-cell" style:parent-style-name="Default">
      <style:table-cell-properties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335" style:family="table-cell" style:parent-style-name="Default">
      <style:table-cell-properties fo:border-bottom="0.0138in solid #000000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36" style:family="table-cell" style:parent-style-name="Default">
      <style:table-cell-properties fo:background-color="#ffffff" fo:border="0.0008in solid #000000"/>
      <style:text-properties fo:font-size="8pt" style:font-size-asian="8pt" style:font-size-complex="8pt"/>
    </style:style>
    <style:style style:name="ce337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339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0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341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008in solid #000000" fo:background-color="#dddddd" fo:border-left="0.0008in solid #000000" fo:border-right="0.0008in solid #000000" fo:border-top="0.0346in solid #008000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dddddd" fo:border="0.0008in solid #000000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346in solid #008000" fo:background-color="#dddddd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5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6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  <style:text-properties fo:font-size="8pt" style:font-size-asian="8pt" style:font-size-complex="8pt"/>
    </style:style>
    <style:style style:name="ce348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351" style:family="table-cell" style:parent-style-name="Default">
      <style:table-cell-properties fo:border-bottom="0.0138in solid #000000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52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53" style:family="table-cell" style:parent-style-name="Default">
      <style:table-cell-properties fo:border-bottom="0.0008in solid #000000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35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5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59" style:family="table-cell" style:parent-style-name="Default">
      <style:table-cell-properties fo:border-bottom="0.0138in solid #000000" fo:background-color="transparent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360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1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2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4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5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6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7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8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9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0" style:family="table-cell" style:parent-style-name="Default">
      <style:table-cell-properties fo:border-bottom="none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346in solid #008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3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4" style:family="table-cell" style:parent-style-name="Default">
      <style:table-cell-properties fo:border-bottom="0.0008in solid #000000" fo:background-color="#dddddd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6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7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78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37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0.0154in double #000000" style:border-line-width-right="0.0008in 0.0138in 0.0008in" fo:border-top="0.013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0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381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38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8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6" style:family="table-cell" style:parent-style-name="Default">
      <style:text-properties fo:font-weight="bold" style:font-weight-asian="bold" style:font-weight-complex="bold"/>
    </style:style>
    <style:style style:name="ce387" style:family="table-cell" style:parent-style-name="Default">
      <style:table-cell-properties fo:background-color="#ffffff"/>
    </style:style>
    <style:style style:name="ce388" style:family="table-cell" style:parent-style-name="Default">
      <style:table-cell-properties fo:background-color="#eeeeee"/>
    </style:style>
    <style:style style:name="ce389" style:family="table-cell" style:parent-style-name="Default" style:data-style-name="N117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0" style:family="table-cell" style:parent-style-name="Default">
      <style:table-cell-properties fo:border-bottom="none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1" style:family="table-cell" style:parent-style-name="Default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>
      <style:table-cell-properties fo:border-bottom="none" style:text-align-source="fix" style:repeat-content="false" fo:background-color="transparent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154in double #000000" style:border-line-width-right="0.0008in 0.0138in 0.0008in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97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8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14pt" style:font-size-asian="14pt" style:font-size-complex="14pt"/>
    </style:style>
    <style:style style:name="ce400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fo:font-size="8pt" fo:font-weight="bold" style:font-size-asian="8pt" style:font-weight-asian="bold" style:font-size-complex="8pt" style:font-weight-complex="bold"/>
    </style:style>
    <style:style style:name="ce401" style:family="table-cell" style:parent-style-name="Default">
      <style:table-cell-properties fo:border-bottom="0.0008in solid #000000" fo:background-color="#e6e6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402" style:family="table-cell" style:parent-style-name="Default">
      <style:table-cell-properties fo:border-bottom="0.0008in solid #000000" fo:border-left="0.0154in double #000000" style:border-line-width-left="0.0008in 0.0138in 0.0008in" fo:border-right="0.0008in solid #000000" fo:border-top="0.0008in solid #000000"/>
      <style:text-properties fo:font-size="8pt" style:font-size-asian="8pt" style:font-size-complex="8pt"/>
    </style:style>
    <style:style style:name="ce403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5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6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07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8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09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0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1" style:family="table-cell" style:parent-style-name="Default">
      <style:table-cell-properties fo:border-bottom="0.0154in double #000000" style:border-line-width-bottom="0.0008in 0.0138in 0.0008in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2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3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style:font-size-asian="8pt" style:font-size-complex="8pt"/>
    </style:style>
    <style:style style:name="ce416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4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8pt" style:font-size-asian="8pt" style:font-size-complex="8pt"/>
    </style:style>
    <style:style style:name="ce41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419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2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42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3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6" style:family="table-cell" style:parent-style-name="Default">
      <style:table-cell-properties fo:border="none"/>
    </style:style>
    <style:style style:name="ce42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fo:font-size="8pt" style:font-size-asian="8pt" style:font-size-complex="8pt"/>
    </style:style>
    <style:style style:name="ce4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4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31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3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 style:vertical-align="middl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4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6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437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438" style:family="table-cell" style:parent-style-name="Default">
      <style:table-cell-properties fo:border-bottom="0.0008in solid #000000" fo:background-color="#ffffcc" fo:wrap-option="wrap" fo:border-left="0.0154in double #000000" style:border-line-width-left="0.0008in 0.0138in 0.0008in" fo:border-right="0.0008in solid #000000" fo:border-top="0.0008in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39" style:family="table-cell" style:parent-style-name="Default">
      <style:table-cell-properties fo:border-bottom="0.0008in solid #000000" fo:background-color="#ffffcc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40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1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2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3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4" style:family="table-cell" style:parent-style-name="Default">
      <style:table-cell-properties fo:background-color="transparent"/>
      <style:text-properties style:use-window-font-color="true"/>
    </style:style>
    <style:style style:name="ce445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46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4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size="8pt" style:font-size-asian="8pt" style:font-size-complex="8pt"/>
    </style:style>
    <style:style style:name="ce448" style:family="table-cell" style:parent-style-name="Default">
      <style:table-cell-properties fo:background-color="transparent" fo:border="none"/>
      <style:text-properties style:use-window-font-color="true"/>
    </style:style>
    <style:style style:name="ce44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450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3" style:family="table-cell" style:parent-style-name="Default">
      <style:table-cell-properties fo:border-bottom="none" style:text-align-source="fix" style:repeat-content="false" fo:background-color="transparent" fo:border-left="none" fo:border-right="none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4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 style:font-size-asian="8pt" style:font-size-complex="8pt"/>
    </style:style>
    <style:style style:name="ce455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ce456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7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8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008in solid #000000"/>
      <style:text-properties style:use-window-font-color="true" fo:font-size="8pt" style:font-size-asian="8pt" style:font-size-complex="8pt"/>
    </style:style>
    <style:style style:name="ce459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1" style:family="table-cell" style:parent-style-name="Default">
      <style:table-cell-properties fo:border-bottom="none" fo:background-color="transparent" fo:border-left="none" fo:border-right="none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197in" draw:marker-start="Arrow" draw:marker-start-width="0.1102in" draw:marker-end="" draw:marker-end-width="0.1102in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width="0.0197in" draw:fill="none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197in" draw:marker-start="Arrow" draw:marker-end="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svg:stroke-width="0.0197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6" style:family="graphic">
      <style:graphic-properties svg:stroke-width="0.0197in" draw:marker-start="Arrow" draw:marker-start-width="0.1102in" draw:marker-end="Arrow" draw:marker-end-width="0.1102in" draw:textarea-horizontal-align="center" draw:textarea-vertical-align="middle" fo:padding-top="0.0098in" fo:padding-bottom="0.0098in" fo:padding-left="0.0098in" fo:padding-right="0.0098in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6"/>
        <table:table-column table:style-name="co3" table:number-columns-repeated="16" table:default-cell-style-name="ce26"/>
        <table:table-column table:style-name="co4" table:default-cell-style-name="ce143"/>
        <table:table-column table:style-name="co5" table:default-cell-style-name="ce181"/>
        <table:table-column table:style-name="co4" table:default-cell-style-name="ce143"/>
        <table:table-column table:style-name="co6" table:number-columns-repeated="29" table:default-cell-style-name="ce222"/>
        <table:table-column table:style-name="co4" table:default-cell-style-name="ce26"/>
        <table:table-column table:style-name="co7" table:default-cell-style-name="ce222"/>
        <table:table-column table:style-name="co8" table:default-cell-style-name="ce26"/>
        <table:table-column table:style-name="co9" table:number-columns-repeated="7" table:default-cell-style-name="ce26"/>
        <table:table-column table:style-name="co10" table:number-columns-repeated="962" table:default-cell-style-name="ce26"/>
        <table:table-column table:style-name="co10" table:number-columns-repeated="2" table:default-cell-style-name="Default"/>
        <table:table-row table:style-name="ro1">
          <table:table-cell/>
          <table:table-cell table:style-name="ce25" table:formula="of:=NOW()" office:value-type="date" office:date-value="2014-03-06T05:04:17">
            <text:p>03/06/14 05:04 AM</text:p>
          </table:table-cell>
          <table:table-cell table:style-name="ce61" office:value-type="string" table:number-columns-spanned="18" table:number-rows-spanned="1">
            <text:p>Full MTI Format</text:p>
          </table:table-cell>
          <table:covered-table-cell table:number-columns-repeated="15" table:style-name="ce97"/>
          <table:covered-table-cell table:style-name="ce140"/>
          <table:covered-table-cell table:style-name="ce152"/>
          <table:table-cell/>
          <table:table-cell table:style-name="ce61" office:value-type="string" table:number-columns-spanned="32" table:number-rows-spanned="1">
            <text:p>CAN</text:p>
          </table:table-cell>
          <table:covered-table-cell table:number-columns-repeated="28" table:style-name="ce230"/>
          <table:covered-table-cell table:style-name="ce97"/>
          <table:covered-table-cell table:style-name="ce230"/>
          <table:covered-table-cell table:style-name="ce357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0">
            <text:p>0</text:p>
          </table:table-cell>
          <table:table-cell table:style-name="ce98" table:formula="of:=[.C2]+1" office:value-type="float" office:value="1">
            <text:p>1</text:p>
          </table:table-cell>
          <table:table-cell table:style-name="ce98" table:formula="of:=[.D2]+1" office:value-type="float" office:value="2">
            <text:p>2</text:p>
          </table:table-cell>
          <table:table-cell table:style-name="ce98" table:formula="of:=[.E2]+1" office:value-type="float" office:value="3">
            <text:p>3</text:p>
          </table:table-cell>
          <table:table-cell table:style-name="ce98" table:formula="of:=[.F2]+1" office:value-type="float" office:value="4">
            <text:p>4</text:p>
          </table:table-cell>
          <table:table-cell table:style-name="ce98" table:formula="of:=[.G2]+1" office:value-type="float" office:value="5">
            <text:p>5</text:p>
          </table:table-cell>
          <table:table-cell table:style-name="ce98" table:formula="of:=[.H2]+1" office:value-type="float" office:value="6">
            <text:p>6</text:p>
          </table:table-cell>
          <table:table-cell table:style-name="ce98" table:formula="of:=[.I2]+1" office:value-type="float" office:value="7">
            <text:p>7</text:p>
          </table:table-cell>
          <table:table-cell table:style-name="ce98" table:formula="of:=[.J2]+1" office:value-type="float" office:value="8">
            <text:p>8</text:p>
          </table:table-cell>
          <table:table-cell table:style-name="ce98" table:formula="of:=[.K2]+1" office:value-type="float" office:value="9">
            <text:p>9</text:p>
          </table:table-cell>
          <table:table-cell table:style-name="ce98" table:formula="of:=[.L2]+1" office:value-type="float" office:value="10">
            <text:p>10</text:p>
          </table:table-cell>
          <table:table-cell table:style-name="ce98" table:formula="of:=[.M2]+1" office:value-type="float" office:value="11">
            <text:p>11</text:p>
          </table:table-cell>
          <table:table-cell table:style-name="ce98" table:formula="of:=[.N2]+1" office:value-type="float" office:value="12">
            <text:p>12</text:p>
          </table:table-cell>
          <table:table-cell table:style-name="ce98" table:formula="of:=[.O2]+1" office:value-type="float" office:value="13">
            <text:p>13</text:p>
          </table:table-cell>
          <table:table-cell table:style-name="ce98" table:formula="of:=[.P2]+1" office:value-type="float" office:value="14">
            <text:p>14</text:p>
          </table:table-cell>
          <table:table-cell table:style-name="ce98" table:formula="of:=[.Q2]+1" office:value-type="float" office:value="15">
            <text:p>15</text:p>
          </table:table-cell>
          <table:table-cell table:style-name="ce141"/>
          <table:table-cell table:style-name="ce153"/>
          <table:table-cell/>
          <table:table-cell table:style-name="ce198" office:value-type="float" office:value="28">
            <text:p>28</text:p>
          </table:table-cell>
          <table:table-cell table:style-name="ce225" table:formula="of:=[.V2]-1" office:value-type="float" office:value="27">
            <text:p>27</text:p>
          </table:table-cell>
          <table:table-cell table:style-name="ce225" table:formula="of:=[.W2]-1" office:value-type="float" office:value="26">
            <text:p>26</text:p>
          </table:table-cell>
          <table:table-cell table:style-name="ce225" table:formula="of:=[.X2]-1" office:value-type="float" office:value="25">
            <text:p>25</text:p>
          </table:table-cell>
          <table:table-cell table:style-name="ce225" table:formula="of:=[.Y2]-1" office:value-type="float" office:value="24">
            <text:p>24</text:p>
          </table:table-cell>
          <table:table-cell table:style-name="ce225" table:formula="of:=[.Z2]-1" office:value-type="float" office:value="23">
            <text:p>23</text:p>
          </table:table-cell>
          <table:table-cell table:style-name="ce225" table:formula="of:=[.AA2]-1" office:value-type="float" office:value="22">
            <text:p>22</text:p>
          </table:table-cell>
          <table:table-cell table:style-name="ce225" table:formula="of:=[.AB2]-1" office:value-type="float" office:value="21">
            <text:p>21</text:p>
          </table:table-cell>
          <table:table-cell table:style-name="ce225" table:formula="of:=[.AC2]-1" office:value-type="float" office:value="20">
            <text:p>20</text:p>
          </table:table-cell>
          <table:table-cell table:style-name="ce225" table:formula="of:=[.AD2]-1" office:value-type="float" office:value="19">
            <text:p>19</text:p>
          </table:table-cell>
          <table:table-cell table:style-name="ce225" table:formula="of:=[.AE2]-1" office:value-type="float" office:value="18">
            <text:p>18</text:p>
          </table:table-cell>
          <table:table-cell table:style-name="ce225" table:formula="of:=[.AF2]-1" office:value-type="float" office:value="17">
            <text:p>17</text:p>
          </table:table-cell>
          <table:table-cell table:style-name="ce225" table:formula="of:=[.AG2]-1" office:value-type="float" office:value="16">
            <text:p>16</text:p>
          </table:table-cell>
          <table:table-cell table:style-name="ce225" table:formula="of:=[.AH2]-1" office:value-type="float" office:value="15">
            <text:p>15</text:p>
          </table:table-cell>
          <table:table-cell table:style-name="ce225" table:formula="of:=[.AI2]-1" office:value-type="float" office:value="14">
            <text:p>14</text:p>
          </table:table-cell>
          <table:table-cell table:style-name="ce225" table:formula="of:=[.AJ2]-1" office:value-type="float" office:value="13">
            <text:p>13</text:p>
          </table:table-cell>
          <table:table-cell table:style-name="ce225" table:formula="of:=[.AK2]-1" office:value-type="float" office:value="12">
            <text:p>12</text:p>
          </table:table-cell>
          <table:table-cell table:style-name="ce225" table:formula="of:=[.AL2]-1" office:value-type="float" office:value="11">
            <text:p>11</text:p>
          </table:table-cell>
          <table:table-cell table:style-name="ce225" table:formula="of:=[.AM2]-1" office:value-type="float" office:value="10">
            <text:p>10</text:p>
          </table:table-cell>
          <table:table-cell table:style-name="ce225" table:formula="of:=[.AN2]-1" office:value-type="float" office:value="9">
            <text:p>9</text:p>
          </table:table-cell>
          <table:table-cell table:style-name="ce225" table:formula="of:=[.AO2]-1" office:value-type="float" office:value="8">
            <text:p>8</text:p>
          </table:table-cell>
          <table:table-cell table:style-name="ce225" table:formula="of:=[.AP2]-1" office:value-type="float" office:value="7">
            <text:p>7</text:p>
          </table:table-cell>
          <table:table-cell table:style-name="ce225" table:formula="of:=[.AQ2]-1" office:value-type="float" office:value="6">
            <text:p>6</text:p>
          </table:table-cell>
          <table:table-cell table:style-name="ce225" table:formula="of:=[.AR2]-1" office:value-type="float" office:value="5">
            <text:p>5</text:p>
          </table:table-cell>
          <table:table-cell table:style-name="ce225" table:formula="of:=[.AS2]-1" office:value-type="float" office:value="4">
            <text:p>4</text:p>
          </table:table-cell>
          <table:table-cell table:style-name="ce225" table:formula="of:=[.AT2]-1" office:value-type="float" office:value="3">
            <text:p>3</text:p>
          </table:table-cell>
          <table:table-cell table:style-name="ce225" table:formula="of:=[.AU2]-1" office:value-type="float" office:value="2">
            <text:p>2</text:p>
          </table:table-cell>
          <table:table-cell table:style-name="ce225" table:formula="of:=[.AV2]-1" office:value-type="float" office:value="1">
            <text:p>1</text:p>
          </table:table-cell>
          <table:table-cell table:style-name="ce225" table:formula="of:=[.AW2]-1" office:value-type="float" office:value="0">
            <text:p>0</text:p>
          </table:table-cell>
          <table:table-cell table:style-name="ce94"/>
          <table:table-cell table:style-name="ce303"/>
          <table:table-cell table:style-name="ce59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15">
            <text:p>15</text:p>
          </table:table-cell>
          <table:table-cell table:style-name="ce98" table:formula="of:=[.C3]-1" office:value-type="float" office:value="14">
            <text:p>14</text:p>
          </table:table-cell>
          <table:table-cell table:style-name="ce98" table:formula="of:=[.D3]-1" office:value-type="float" office:value="13">
            <text:p>13</text:p>
          </table:table-cell>
          <table:table-cell table:style-name="ce98" table:formula="of:=[.E3]-1" office:value-type="float" office:value="12">
            <text:p>12</text:p>
          </table:table-cell>
          <table:table-cell table:style-name="ce98" table:formula="of:=[.F3]-1" office:value-type="float" office:value="11">
            <text:p>11</text:p>
          </table:table-cell>
          <table:table-cell table:style-name="ce98" table:formula="of:=[.G3]-1" office:value-type="float" office:value="10">
            <text:p>10</text:p>
          </table:table-cell>
          <table:table-cell table:style-name="ce98" table:formula="of:=[.H3]-1" office:value-type="float" office:value="9">
            <text:p>9</text:p>
          </table:table-cell>
          <table:table-cell table:style-name="ce98" table:formula="of:=[.I3]-1" office:value-type="float" office:value="8">
            <text:p>8</text:p>
          </table:table-cell>
          <table:table-cell table:style-name="ce98" table:formula="of:=[.J3]-1" office:value-type="float" office:value="7">
            <text:p>7</text:p>
          </table:table-cell>
          <table:table-cell table:style-name="ce98" table:formula="of:=[.K3]-1" office:value-type="float" office:value="6">
            <text:p>6</text:p>
          </table:table-cell>
          <table:table-cell table:style-name="ce98" table:formula="of:=[.L3]-1" office:value-type="float" office:value="5">
            <text:p>5</text:p>
          </table:table-cell>
          <table:table-cell table:style-name="ce98" table:formula="of:=[.M3]-1" office:value-type="float" office:value="4">
            <text:p>4</text:p>
          </table:table-cell>
          <table:table-cell table:style-name="ce98" table:formula="of:=[.N3]-1" office:value-type="float" office:value="3">
            <text:p>3</text:p>
          </table:table-cell>
          <table:table-cell table:style-name="ce98" table:formula="of:=[.O3]-1" office:value-type="float" office:value="2">
            <text:p>2</text:p>
          </table:table-cell>
          <table:table-cell table:style-name="ce98" table:formula="of:=[.P3]-1" office:value-type="float" office:value="1">
            <text:p>1</text:p>
          </table:table-cell>
          <table:table-cell table:style-name="ce98" table:formula="of:=[.Q3]-1" office:value-type="float" office:value="0">
            <text:p>0</text:p>
          </table:table-cell>
          <table:table-cell table:style-name="ce141"/>
          <table:table-cell table:style-name="ce153"/>
          <table:table-cell/>
          <table:table-cell table:style-name="ce198" office:value-type="float" office:value="0">
            <text:p>0</text:p>
          </table:table-cell>
          <table:table-cell table:style-name="ce225" table:formula="of:=[.V3]+1" office:value-type="float" office:value="1">
            <text:p>1</text:p>
          </table:table-cell>
          <table:table-cell table:style-name="ce225" table:formula="of:=[.W3]+1" office:value-type="float" office:value="2">
            <text:p>2</text:p>
          </table:table-cell>
          <table:table-cell table:style-name="ce225" table:formula="of:=[.X3]+1" office:value-type="float" office:value="3">
            <text:p>3</text:p>
          </table:table-cell>
          <table:table-cell table:style-name="ce225" table:formula="of:=[.Y3]+1" office:value-type="float" office:value="4">
            <text:p>4</text:p>
          </table:table-cell>
          <table:table-cell table:style-name="ce225" table:formula="of:=[.Z3]+1" office:value-type="float" office:value="5">
            <text:p>5</text:p>
          </table:table-cell>
          <table:table-cell table:style-name="ce225" table:formula="of:=[.AA3]+1" office:value-type="float" office:value="6">
            <text:p>6</text:p>
          </table:table-cell>
          <table:table-cell table:style-name="ce225" table:formula="of:=[.AB3]+1" office:value-type="float" office:value="7">
            <text:p>7</text:p>
          </table:table-cell>
          <table:table-cell table:style-name="ce225" table:formula="of:=[.AC3]+1" office:value-type="float" office:value="8">
            <text:p>8</text:p>
          </table:table-cell>
          <table:table-cell table:style-name="ce225" table:formula="of:=[.AD3]+1" office:value-type="float" office:value="9">
            <text:p>9</text:p>
          </table:table-cell>
          <table:table-cell table:style-name="ce225" table:formula="of:=[.AE3]+1" office:value-type="float" office:value="10">
            <text:p>10</text:p>
          </table:table-cell>
          <table:table-cell table:style-name="ce225" table:formula="of:=[.AF3]+1" office:value-type="float" office:value="11">
            <text:p>11</text:p>
          </table:table-cell>
          <table:table-cell table:style-name="ce225" table:formula="of:=[.AG3]+1" office:value-type="float" office:value="12">
            <text:p>12</text:p>
          </table:table-cell>
          <table:table-cell table:style-name="ce225" table:formula="of:=[.AH3]+1" office:value-type="float" office:value="13">
            <text:p>13</text:p>
          </table:table-cell>
          <table:table-cell table:style-name="ce225" table:formula="of:=[.AI3]+1" office:value-type="float" office:value="14">
            <text:p>14</text:p>
          </table:table-cell>
          <table:table-cell table:style-name="ce225" table:formula="of:=[.AJ3]+1" office:value-type="float" office:value="15">
            <text:p>15</text:p>
          </table:table-cell>
          <table:table-cell table:style-name="ce225" table:formula="of:=[.AK3]+1" office:value-type="float" office:value="16">
            <text:p>16</text:p>
          </table:table-cell>
          <table:table-cell table:style-name="ce225" table:formula="of:=[.AL3]+1" office:value-type="float" office:value="17">
            <text:p>17</text:p>
          </table:table-cell>
          <table:table-cell table:style-name="ce225" table:formula="of:=[.AM3]+1" office:value-type="float" office:value="18">
            <text:p>18</text:p>
          </table:table-cell>
          <table:table-cell table:style-name="ce225" table:formula="of:=[.AN3]+1" office:value-type="float" office:value="19">
            <text:p>19</text:p>
          </table:table-cell>
          <table:table-cell table:style-name="ce225" table:formula="of:=[.AO3]+1" office:value-type="float" office:value="20">
            <text:p>20</text:p>
          </table:table-cell>
          <table:table-cell table:style-name="ce225" table:formula="of:=[.AP3]+1" office:value-type="float" office:value="21">
            <text:p>21</text:p>
          </table:table-cell>
          <table:table-cell table:style-name="ce225" table:formula="of:=[.AQ3]+1" office:value-type="float" office:value="22">
            <text:p>22</text:p>
          </table:table-cell>
          <table:table-cell table:style-name="ce225" table:formula="of:=[.AR3]+1" office:value-type="float" office:value="23">
            <text:p>23</text:p>
          </table:table-cell>
          <table:table-cell table:style-name="ce225" table:formula="of:=[.AS3]+1" office:value-type="float" office:value="24">
            <text:p>24</text:p>
          </table:table-cell>
          <table:table-cell table:style-name="ce225" table:formula="of:=[.AT3]+1" office:value-type="float" office:value="25">
            <text:p>25</text:p>
          </table:table-cell>
          <table:table-cell table:style-name="ce225" table:formula="of:=[.AU3]+1" office:value-type="float" office:value="26">
            <text:p>26</text:p>
          </table:table-cell>
          <table:table-cell table:style-name="ce225" table:formula="of:=[.AV3]+1" office:value-type="float" office:value="27">
            <text:p>27</text:p>
          </table:table-cell>
          <table:table-cell table:style-name="ce225" table:formula="of:=[.AW3]+1" office:value-type="float" office:value="28">
            <text:p>28</text:p>
          </table:table-cell>
          <table:table-cell table:style-name="ce94"/>
          <table:table-cell table:style-name="ce225"/>
          <table:table-cell table:style-name="ce59"/>
          <table:table-cell table:number-columns-repeated="971"/>
        </table:table-row>
        <table:table-row table:style-name="ro2">
          <table:table-cell/>
          <table:table-cell table:style-name="ce27"/>
          <table:table-cell table:style-name="ce63" office:value-type="string">
            <text:p>Reserved</text:p>
          </table:table-cell>
          <table:table-cell table:style-name="ce99" office:value-type="string">
            <text:p>Reserved</text:p>
          </table:table-cell>
          <table:table-cell table:style-name="ce99" office:value-type="string">
            <text:p>Special</text:p>
          </table:table-cell>
          <table:table-cell table:style-name="ce99" office:value-type="string">
            <text:p>Stream or Datagram</text:p>
          </table:table-cell>
          <table:table-cell table:style-name="ce99" office:value-type="string" table:number-columns-spanned="2" table:number-rows-spanned="1">
            <text:p>Priority</text:p>
          </table:table-cell>
          <table:covered-table-cell table:style-name="ce99"/>
          <table:table-cell table:style-name="ce131" office:value-type="string" table:number-columns-spanned="5" table:number-rows-spanned="1">
            <text:p>Type within priority</text:p>
            <text:p><text:s/>(decimal)</text:p>
          </table:table-cell>
          <table:covered-table-cell table:number-columns-repeated="4" table:style-name="ce99"/>
          <table:table-cell table:style-name="ce99" office:value-type="string">
            <text:p>Simple Protocol</text:p>
          </table:table-cell>
          <table:table-cell table:style-name="ce99" office:value-type="string">
            <text:p>Address present</text:p>
          </table:table-cell>
          <table:table-cell table:style-name="ce99" office:value-type="string">
            <text:p>Event# present</text:p>
          </table:table-cell>
          <table:table-cell table:style-name="ce99" office:value-type="string" table:number-columns-spanned="2" table:number-rows-spanned="1">
            <text:p>Modifier within Priority/Type</text:p>
          </table:table-cell>
          <table:covered-table-cell table:style-name="ce99"/>
          <table:table-cell table:style-name="ce142"/>
          <table:table-cell table:style-name="ce154" office:value-type="string">
            <text:p>Full MTI</text:p>
            <text:p>(Hex)</text:p>
          </table:table-cell>
          <table:table-cell table:style-name="ce182"/>
          <table:table-cell table:style-name="ce199" office:value-type="string">
            <text:p>Priority</text:p>
          </table:table-cell>
          <table:table-cell table:style-name="ce231" office:value-type="string">
            <text:p>Frame-type</text:p>
          </table:table-cell>
          <table:table-cell table:style-name="ce249" office:value-type="string" table:number-columns-spanned="3" table:number-rows-spanned="1">
            <text:p>CAN Frame Type</text:p>
          </table:table-cell>
          <table:covered-table-cell table:number-columns-repeated="2" table:style-name="ce231"/>
          <table:table-cell table:style-name="ce255" office:value-type="string" table:number-columns-spanned="12" table:number-rows-spanned="1">
            <text:p>CAN-MTI or </text:p>
            <text:p>Destination-alias</text:p>
            <text:p><text:span text:style-name="T6">(“Variable </text:span><text:span text:style-name="T6">Part”)</text:span></text:p>
            <text:p>(hex)</text:p>
          </table:table-cell>
          <table:covered-table-cell table:number-columns-repeated="11" table:style-name="ce255"/>
          <table:table-cell table:style-name="ce255" office:value-type="string" table:number-columns-spanned="12" table:number-rows-spanned="1">
            <text:p>Source-alias</text:p>
          </table:table-cell>
          <table:covered-table-cell table:number-columns-repeated="11" table:style-name="ce255"/>
          <table:table-cell table:style-name="ce334"/>
          <table:table-cell table:style-name="ce349" office:value-type="string">
            <text:p>CAN Header</text:p>
            <text:p>(hex)</text:p>
          </table:table-cell>
          <table:table-cell table:style-name="ce358" office:value-type="string">
            <text:p>Data-Part</text:p>
            <text:p>{ } = optional</text:p>
          </table:table-cell>
          <table:table-cell table:style-name="ce27" table:number-columns-repeated="969"/>
          <table:table-cell table:style-name="ce386" table:number-columns-repeated="2"/>
        </table:table-row>
        <table:table-row table:style-name="ro1">
          <table:table-cell/>
          <table:table-cell table:style-name="ce28" office:value-type="string">
            <text:p>Number of bits in field: </text:p>
          </table:table-cell>
          <table:table-cell table:style-name="ce64" office:value-type="float" office:value="1">
            <text:p>1</text:p>
          </table:table-cell>
          <table:table-cell table:number-columns-repeated="3" table:style-name="ce100" office:value-type="float" office:value="1">
            <text:p>1</text:p>
          </table:table-cell>
          <table:table-cell table:style-name="ce100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100" office:value-type="float" office:value="5" table:number-columns-spanned="5" table:number-rows-spanned="1">
            <text:p>5</text:p>
          </table:table-cell>
          <table:covered-table-cell table:number-columns-repeated="4" table:style-name="ce100"/>
          <table:table-cell table:number-columns-repeated="3" table:style-name="ce100" office:value-type="float" office:value="1">
            <text:p>1</text:p>
          </table:table-cell>
          <table:table-cell table:style-name="ce100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141"/>
          <table:table-cell table:style-name="ce155" office:value-type="float" office:value="16">
            <text:p>16</text:p>
          </table:table-cell>
          <table:table-cell/>
          <table:table-cell table:style-name="ce198" office:value-type="float" office:value="1">
            <text:p>1</text:p>
          </table:table-cell>
          <table:table-cell table:style-name="ce225" office:value-type="float" office:value="1">
            <text:p>1</text:p>
          </table:table-cell>
          <table:table-cell table:style-name="ce225" office:value-type="float" office:value="3" table:number-columns-spanned="3" table:number-rows-spanned="1">
            <text:p>3</text:p>
          </table:table-cell>
          <table:covered-table-cell table:number-columns-repeated="2" table:style-name="ce225"/>
          <table:table-cell table:style-name="ce225" office:value-type="float" office:value="12" table:number-columns-spanned="12" table:number-rows-spanned="1">
            <text:p>12</text:p>
          </table:table-cell>
          <table:covered-table-cell table:number-columns-repeated="11" table:style-name="ce225"/>
          <table:table-cell table:style-name="ce225" office:value-type="float" office:value="12" table:number-columns-spanned="12" table:number-rows-spanned="1">
            <text:p>12</text:p>
          </table:table-cell>
          <table:covered-table-cell table:number-columns-repeated="11" table:style-name="ce225"/>
          <table:table-cell table:style-name="ce94"/>
          <table:table-cell table:style-name="ce350" office:value-type="float" office:value="29">
            <text:p>29</text:p>
          </table:table-cell>
          <table:table-cell table:style-name="ce153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65"/>
          <table:table-cell table:style-name="ce101" table:number-columns-repeated="15"/>
          <table:table-cell/>
          <table:table-cell table:style-name="ce156"/>
          <table:table-cell/>
          <table:table-cell table:style-name="ce200"/>
          <table:table-cell table:style-name="ce232"/>
          <table:table-cell table:style-name="ce232" table:number-columns-spanned="3" table:number-rows-spanned="1"/>
          <table:covered-table-cell table:number-columns-repeated="2" table:style-name="ce232"/>
          <table:table-cell table:style-name="ce232" table:number-columns-spanned="12" table:number-rows-spanned="1"/>
          <table:covered-table-cell table:number-columns-repeated="11" table:style-name="ce232"/>
          <table:table-cell table:style-name="ce232" table:number-columns-spanned="12" table:number-rows-spanned="1"/>
          <table:covered-table-cell table:number-columns-repeated="11" table:style-name="ce232"/>
          <table:table-cell table:style-name="ce335"/>
          <table:table-cell table:style-name="ce351"/>
          <table:table-cell table:style-name="ce359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6">
            <text:p>Basic</text:p>
          </table:table-cell>
          <table:table-cell table:style-name="ce29" office:value-type="string">
            <office:annotation draw:style-name="gr7" draw:text-style-name="P2" svg:width="3.1772in" svg:height="0.8567in" svg:x="3.0008in" svg:y="1.2571in" draw:caption-point-x="-0.2402in" draw:caption-point-y="0.6067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 table:number-columns-spanned="2" table:number-rows-spanned="1">
            <text:p>0</text:p>
          </table:table-cell>
          <table:covered-table-cell table:style-name="ce124"/>
          <table:table-cell table:style-name="ce102" office:value-type="float" office:value="8" table:number-columns-spanned="5" table:number-rows-spanned="1">
            <text:p>8</text:p>
          </table:table-cell>
          <table:covered-table-cell table:number-columns-repeated="4" table:style-name="ce124"/>
          <table:table-cell table:number-columns-repeated="3" table:style-name="ce102" office:value-type="float" office:value="0">
            <text:p>0</text:p>
          </table:table-cell>
          <table:table-cell table:style-name="ce102" table:number-columns-spanned="2" table:number-rows-spanned="1"/>
          <table:covered-table-cell table:style-name="ce124"/>
          <table:table-cell table:style-name="ce29"/>
          <table:table-cell table:style-name="ce157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183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7]*2+[.W7])*8+[.X7];2);[.AA7];[.AM7];&quot;]&quot;)" office:value-type="string" office:string-value="[19100sss]">
            <text:p>[19100sss]</text:p>
          </table:table-cell>
          <table:table-cell table:style-name="ce360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office:annotation draw:style-name="gr8" draw:text-style-name="P2" svg:width="3.4283in" svg:height="1.0122in" svg:x="3.0008in" svg:y="1.424in" draw:caption-point-x="-0.2402in" draw:caption-point-y="0.6067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25"/>
          <table:table-cell table:style-name="ce103" office:value-type="float" office:value="4" table:number-columns-spanned="5" table:number-rows-spanned="1">
            <text:p>4</text:p>
          </table:table-cell>
          <table:covered-table-cell table:number-columns-repeated="4" table:style-name="ce125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8]*2+[.D8])*2+[.E8])*2+[.F8])*4+[.G8])*32+[.I8])*2+[.N8])*2+[.O8])*2+[.P8])*4+[.Q8];4)" office:value-type="string" office:string-value="0488">
            <text:p>0488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8]=1;&quot;ddd&quot;;DEC2HEX((((((([.G8]*32+[.I8])*2+[.N8])*2+[.O8])*2+[.P8])*4+[.Q8]));3))" office:value-type="string" office:string-value="488" table:number-columns-spanned="12" table:number-rows-spanned="1">
            <text:p>48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8]*2+[.W8])*8+[.X8];2);[.AA8];[.AM8];&quot;]&quot;)" office:value-type="string" office:string-value="[19488sss]">
            <text:p>[19488sss]</text:p>
          </table:table-cell>
          <table:table-cell table:style-name="ce361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office:annotation draw:style-name="gr8" draw:text-style-name="P2" svg:width="3.3232in" svg:height="1.0122in" svg:x="2.9657in" svg:y="1.6138in" draw:caption-point-x="-0.2051in" draw:caption-point-y="0.5835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25"/>
          <table:table-cell table:style-name="ce103" office:value-type="float" office:value="4" table:number-columns-spanned="5" table:number-rows-spanned="1">
            <text:p>4</text:p>
          </table:table-cell>
          <table:covered-table-cell table:number-columns-repeated="4" table:style-name="ce125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9]*2+[.D9])*2+[.E9])*2+[.F9])*4+[.G9])*32+[.I9])*2+[.N9])*2+[.O9])*2+[.P9])*4+[.Q9];4)" office:value-type="string" office:string-value="0490">
            <text:p>0490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9]=1;&quot;ddd&quot;;DEC2HEX((((((([.G9]*32+[.I9])*2+[.N9])*2+[.O9])*2+[.P9])*4+[.Q9]));3))" office:value-type="string" office:string-value="490" table:number-columns-spanned="12" table:number-rows-spanned="1">
            <text:p>49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9]*2+[.W9])*8+[.X9];2);[.AA9];[.AM9];&quot;]&quot;)" office:value-type="string" office:string-value="[19490sss]">
            <text:p>[19490sss]</text:p>
          </table:table-cell>
          <table:table-cell table:style-name="ce361"/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text:p>Verified Node ID Number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25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10]*2+[.D10])*2+[.E10])*2+[.F10])*4+[.G10])*32+[.I10])*2+[.N10])*2+[.O10])*2+[.P10])*4+[.Q10];4)" office:value-type="string" office:string-value="0170">
            <text:p>0170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0]=1;&quot;ddd&quot;;DEC2HEX((((((([.G10]*32+[.I10])*2+[.N10])*2+[.O10])*2+[.P10])*4+[.Q10]));3))" office:value-type="string" office:string-value="170" table:number-columns-spanned="12" table:number-rows-spanned="1">
            <text:p>17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0]*2+[.W10])*8+[.X10];2);[.AA10];[.AM10];&quot;]&quot;)" office:value-type="string" office:string-value="[19170sss]">
            <text:p>[19170sss]</text:p>
          </table:table-cell>
          <table:table-cell table:style-name="ce361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text:p>Optional Interaction Reject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103" office:value-type="float" office:value="3" table:number-columns-spanned="5" table:number-rows-spanned="1">
            <text:p>3</text:p>
          </table:table-cell>
          <table:covered-table-cell table:number-columns-repeated="4" table:style-name="ce125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11]*2+[.D11])*2+[.E11])*2+[.F11])*4+[.G11])*32+[.I11])*2+[.N11])*2+[.O11])*2+[.P11])*4+[.Q11];4)" office:value-type="string" office:string-value="0068">
            <text:p>0068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1]=1;&quot;ddd&quot;;DEC2HEX((((((([.G11]*32+[.I11])*2+[.N11])*2+[.O11])*2+[.P11])*4+[.Q11]));3))" office:value-type="string" office:string-value="068" table:number-columns-spanned="12" table:number-rows-spanned="1">
            <text:p>06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1]*2+[.W11])*8+[.X11];2);[.AA11];[.AM11];&quot;]&quot;)" office:value-type="string" office:string-value="[19068sss]">
            <text:p>[19068sss]</text:p>
          </table:table-cell>
          <table:table-cell table:style-name="ce361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1" office:value-type="string">
            <text:p>Terminate Due to Error</text:p>
          </table:table-cell>
          <table:table-cell table:style-name="ce68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 table:number-columns-spanned="2" table:number-rows-spanned="1">
            <text:p>0</text:p>
          </table:table-cell>
          <table:covered-table-cell table:style-name="ce104"/>
          <table:table-cell table:style-name="ce104" office:value-type="float" office:value="5" table:number-columns-spanned="5" table:number-rows-spanned="1">
            <text:p>5</text:p>
          </table:table-cell>
          <table:covered-table-cell table:number-columns-repeated="4" table:style-name="ce104"/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spanned="2" table:number-rows-spanned="1"/>
          <table:covered-table-cell table:style-name="ce104"/>
          <table:table-cell table:style-name="ce31"/>
          <table:table-cell table:style-name="ce159" table:formula="of:=DEC2HEX((((((((([.C12]*2+[.D12])*2+[.E12])*2+[.F12])*4+[.G12])*32+[.I12])*2+[.N12])*2+[.O12])*2+[.P12])*4+[.Q12];4)" office:value-type="string" office:string-value="00A8">
            <text:p>00A8</text:p>
          </table:table-cell>
          <table:table-cell table:style-name="ce183"/>
          <table:table-cell table:style-name="ce203" office:value-type="float" office:value="1">
            <text:p>1</text:p>
          </table:table-cell>
          <table:table-cell table:style-name="ce235" office:value-type="float" office:value="1">
            <text:p>1</text:p>
          </table:table-cell>
          <table:table-cell table:style-name="ce235" office:value-type="float" office:value="1" table:number-columns-spanned="3" table:number-rows-spanned="1">
            <text:p>1</text:p>
          </table:table-cell>
          <table:covered-table-cell table:number-columns-repeated="2" table:style-name="ce235"/>
          <table:table-cell table:style-name="ce258" table:formula="of:=IF([.F12]=1;&quot;ddd&quot;;DEC2HEX((((((([.G12]*32+[.I12])*2+[.N12])*2+[.O12])*2+[.P12])*4+[.Q12]));3))" office:value-type="string" office:string-value="0A8" table:number-columns-spanned="12" table:number-rows-spanned="1">
            <text:p>0A8</text:p>
          </table:table-cell>
          <table:covered-table-cell table:number-columns-repeated="11" table:style-name="ce281"/>
          <table:table-cell table:style-name="ce235" office:value-type="string" table:number-columns-spanned="12" table:number-rows-spanned="1">
            <text:p>sss</text:p>
          </table:table-cell>
          <table:covered-table-cell table:number-columns-repeated="11" table:style-name="ce313"/>
          <table:table-cell table:style-name="ce95"/>
          <table:table-cell table:style-name="ce352" table:formula="of:=CONCATENATE(&quot;[&quot;;DEC2HEX(([.V12]*2+[.W12])*8+[.X12];2);[.AA12];[.AM12];&quot;]&quot;)" office:value-type="string" office:string-value="[190A8sss]">
            <text:p>[190A8sss]</text:p>
          </table:table-cell>
          <table:table-cell table:style-name="ce362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32" office:value-type="string">
            <text:p>Protocol Support Inquiry</text:p>
          </table:table-cell>
          <table:table-cell table:style-name="ce69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2" table:number-columns-spanned="2" table:number-rows-spanned="1">
            <text:p>2</text:p>
          </table:table-cell>
          <table:covered-table-cell table:style-name="ce105"/>
          <table:table-cell table:style-name="ce105" office:value-type="float" office:value="1" table:number-columns-spanned="5" table:number-rows-spanned="1">
            <text:p>1</text:p>
          </table:table-cell>
          <table:covered-table-cell table:number-columns-repeated="4" table:style-name="ce105"/>
          <table:table-cell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spanned="2" table:number-rows-spanned="1"/>
          <table:covered-table-cell table:style-name="ce105"/>
          <table:table-cell table:style-name="ce32"/>
          <table:table-cell table:style-name="ce160" table:formula="of:=DEC2HEX((((((((([.C13]*2+[.D13])*2+[.E13])*2+[.F13])*4+[.G13])*32+[.I13])*2+[.N13])*2+[.O13])*2+[.P13])*4+[.Q13];4)" office:value-type="string" office:string-value="0828">
            <text:p>0828</text:p>
          </table:table-cell>
          <table:table-cell table:style-name="ce183"/>
          <table:table-cell table:style-name="ce204" office:value-type="float" office:value="1">
            <text:p>1</text:p>
          </table:table-cell>
          <table:table-cell table:style-name="ce230" office:value-type="float" office:value="1">
            <text:p>1</text:p>
          </table:table-cell>
          <table:table-cell table:style-name="ce230" office:value-type="float" office:value="1" table:number-columns-spanned="3" table:number-rows-spanned="1">
            <text:p>1</text:p>
          </table:table-cell>
          <table:covered-table-cell table:number-columns-repeated="2" table:style-name="ce230"/>
          <table:table-cell table:style-name="ce259" table:formula="of:=IF([.F13]=1;&quot;ddd&quot;;DEC2HEX((((((([.G13]*32+[.I13])*2+[.N13])*2+[.O13])*2+[.P13])*4+[.Q13]));3))" office:value-type="string" office:string-value="828" table:number-columns-spanned="12" table:number-rows-spanned="1">
            <text:p>828</text:p>
          </table:table-cell>
          <table:covered-table-cell table:number-columns-repeated="11" table:style-name="ce282"/>
          <table:table-cell table:style-name="ce230" office:value-type="string" table:number-columns-spanned="12" table:number-rows-spanned="1">
            <text:p>sss</text:p>
          </table:table-cell>
          <table:covered-table-cell table:number-columns-repeated="11" table:style-name="ce314"/>
          <table:table-cell table:style-name="ce97"/>
          <table:table-cell table:style-name="ce352" table:formula="of:=CONCATENATE(&quot;[&quot;;DEC2HEX(([.V13]*2+[.W13])*8+[.X13];2);[.AA13];[.AM13];&quot;]&quot;)" office:value-type="string" office:string-value="[19828sss]">
            <text:p>[19828sss]</text:p>
          </table:table-cell>
          <table:table-cell table:style-name="ce363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3" office:value-type="string">
            <text:p>Protocol Support Reply</text:p>
          </table:table-cell>
          <table:table-cell table:style-name="ce70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 table:number-columns-spanned="2" table:number-rows-spanned="1">
            <text:p>1</text:p>
          </table:table-cell>
          <table:covered-table-cell table:style-name="ce106"/>
          <table:table-cell table:style-name="ce106" office:value-type="float" office:value="19" table:number-columns-spanned="5" table:number-rows-spanned="1">
            <text:p>19</text:p>
          </table:table-cell>
          <table:covered-table-cell table:number-columns-repeated="4" table:style-name="ce106"/>
          <table:table-cell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spanned="2" table:number-rows-spanned="1"/>
          <table:covered-table-cell table:style-name="ce106"/>
          <table:table-cell table:style-name="ce33"/>
          <table:table-cell table:style-name="ce161" table:formula="of:=DEC2HEX((((((((([.C14]*2+[.D14])*2+[.E14])*2+[.F14])*4+[.G14])*32+[.I14])*2+[.N14])*2+[.O14])*2+[.P14])*4+[.Q14];4)" office:value-type="string" office:string-value="0668">
            <text:p>0668</text:p>
          </table:table-cell>
          <table:table-cell table:style-name="ce183"/>
          <table:table-cell table:style-name="ce205" office:value-type="float" office:value="1">
            <text:p>1</text:p>
          </table:table-cell>
          <table:table-cell table:style-name="ce226" office:value-type="float" office:value="1">
            <text:p>1</text:p>
          </table:table-cell>
          <table:table-cell table:style-name="ce226" office:value-type="float" office:value="1" table:number-columns-spanned="3" table:number-rows-spanned="1">
            <text:p>1</text:p>
          </table:table-cell>
          <table:covered-table-cell table:number-columns-repeated="2" table:style-name="ce226"/>
          <table:table-cell table:style-name="ce260" table:formula="of:=IF([.F14]=1;&quot;ddd&quot;;DEC2HEX((((((([.G14]*32+[.I14])*2+[.N14])*2+[.O14])*2+[.P14])*4+[.Q14]));3))" office:value-type="string" office:string-value="668" table:number-columns-spanned="12" table:number-rows-spanned="1">
            <text:p>668</text:p>
          </table:table-cell>
          <table:covered-table-cell table:number-columns-repeated="11" table:style-name="ce283"/>
          <table:table-cell table:style-name="ce226" office:value-type="string" table:number-columns-spanned="12" table:number-rows-spanned="1">
            <text:p>sss</text:p>
          </table:table-cell>
          <table:covered-table-cell table:number-columns-repeated="11" table:style-name="ce315"/>
          <table:table-cell table:style-name="ce95"/>
          <table:table-cell table:style-name="ce352" table:formula="of:=CONCATENATE(&quot;[&quot;;DEC2HEX(([.V14]*2+[.W14])*8+[.X14];2);[.AA14];[.AM14];&quot;]&quot;)" office:value-type="string" office:string-value="[19668sss]">
            <text:p>[19668sss]</text:p>
          </table:table-cell>
          <table:table-cell table:style-name="ce364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29" office:value-type="string">
            <text:p>Identify Consumer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2" table:number-columns-spanned="2" table:number-rows-spanned="1">
            <text:p>2</text:p>
          </table:table-cell>
          <table:covered-table-cell table:style-name="ce102"/>
          <table:table-cell table:style-name="ce102" office:value-type="float" office:value="7" table:number-columns-spanned="5" table:number-rows-spanned="1">
            <text:p>7</text:p>
          </table:table-cell>
          <table:covered-table-cell table:number-columns-repeated="4" table:style-name="ce102"/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table:number-columns-spanned="2" table:number-rows-spanned="1"/>
          <table:covered-table-cell table:style-name="ce102"/>
          <table:table-cell table:style-name="ce29"/>
          <table:table-cell table:style-name="ce157" table:formula="of:=DEC2HEX((((((((([.C15]*2+[.D15])*2+[.E15])*2+[.F15])*4+[.G15])*32+[.I15])*2+[.N15])*2+[.O15])*2+[.P15])*4+[.Q15];4)" office:value-type="string" office:string-value="08F4">
            <text:p>08F4</text:p>
          </table:table-cell>
          <table:table-cell table:style-name="ce184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15]=1;&quot;ddd&quot;;DEC2HEX((((((([.G15]*32+[.I15])*2+[.N15])*2+[.O15])*2+[.P15])*4+[.Q15]));3))" office:value-type="string" office:string-value="8F4" table:number-columns-spanned="12" table:number-rows-spanned="1">
            <text:p>8F4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15]*2+[.W15])*8+[.X15];2);[.AA15];[.AM15];&quot;]&quot;)" office:value-type="string" office:string-value="[198F4sss]">
            <text:p>[198F4sss]</text:p>
          </table:table-cell>
          <table:table-cell table:style-name="ce360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4" office:value-type="string">
            <office:annotation draw:style-name="gr9" draw:text-style-name="P2" svg:width="4.0756in" svg:height="1.1677in" svg:x="3.0008in" svg:y="2.7579in" draw:caption-point-x="-0.2402in" draw:caption-point-y="0.6067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Range Identifi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5" table:number-columns-spanned="5" table:number-rows-spanned="1">
            <text:p>5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4"/>
          <table:table-cell table:style-name="ce158" table:formula="of:=DEC2HEX((((((((([.C16]*2+[.D16])*2+[.E16])*2+[.F16])*4+[.G16])*32+[.I16])*2+[.N16])*2+[.O16])*2+[.P16])*4+[.Q16];4)" office:value-type="string" office:string-value="04A4">
            <text:p>04A4</text:p>
          </table:table-cell>
          <table:table-cell table:style-name="ce185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6]=1;&quot;ddd&quot;;DEC2HEX((((((([.G16]*32+[.I16])*2+[.N16])*2+[.O16])*2+[.P16])*4+[.Q16]));3))" office:value-type="string" office:string-value="4A4" table:number-columns-spanned="12" table:number-rows-spanned="1">
            <text:p>4A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6]*2+[.W16])*8+[.X16];2);[.AA16];[.AM16];&quot;]&quot;)" office:value-type="string" office:string-value="[194A4sss]">
            <text:p>[194A4sss]</text:p>
          </table:table-cell>
          <table:table-cell table:style-name="ce361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0" office:value-type="string">
            <text:p>Consumer Identified w validity unknown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3" table:number-columns-spanned="2" table:number-rows-spanned="1">
            <text:p>3</text:p>
          </table:table-cell>
          <table:covered-table-cell table:style-name="ce103"/>
          <table:table-cell table:style-name="ce30"/>
          <table:table-cell table:style-name="ce158" table:formula="of:=DEC2HEX((((((((([.C17]*2+[.D17])*2+[.E17])*2+[.F17])*4+[.G17])*32+[.I17])*2+[.N17])*2+[.O17])*2+[.P17])*4+[.Q17];4)" office:value-type="string" office:string-value="04C7">
            <text:p>04C7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7]=1;&quot;ddd&quot;;DEC2HEX((((((([.G17]*32+[.I17])*2+[.N17])*2+[.O17])*2+[.P17])*4+[.Q17]));3))" office:value-type="string" office:string-value="4C7" table:number-columns-spanned="12" table:number-rows-spanned="1">
            <text:p>4C7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7]*2+[.W17])*8+[.X17];2);[.AA17];[.AM17];&quot;]&quot;)" office:value-type="string" office:string-value="[194C7sss]">
            <text:p>[194C7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402in" svg:height="0.5457in" svg:x="3.0008in" svg:y="3.0913in" draw:caption-point-x="-0.2402in" draw:caption-point-y="0.6067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30"/>
          <table:table-cell table:style-name="ce158" table:formula="of:=DEC2HEX((((((((([.C18]*2+[.D18])*2+[.E18])*2+[.F18])*4+[.G18])*32+[.I18])*2+[.N18])*2+[.O18])*2+[.P18])*4+[.Q18];4)" office:value-type="string" office:string-value="04C4">
            <text:p>04C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8]=1;&quot;ddd&quot;;DEC2HEX((((((([.G18]*32+[.I18])*2+[.N18])*2+[.O18])*2+[.P18])*4+[.Q18]));3))" office:value-type="string" office:string-value="4C4" table:number-columns-spanned="12" table:number-rows-spanned="1">
            <text:p>4C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8]*2+[.W18])*8+[.X18];2);[.AA18];[.AM18];&quot;]&quot;)" office:value-type="string" office:string-value="[194C4sss]">
            <text:p>[194C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Consumer Identified as currently in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30"/>
          <table:table-cell table:style-name="ce158" table:formula="of:=DEC2HEX((((((((([.C19]*2+[.D19])*2+[.E19])*2+[.F19])*4+[.G19])*32+[.I19])*2+[.N19])*2+[.O19])*2+[.P19])*4+[.Q19];4)" office:value-type="string" office:string-value="04C5">
            <text:p>04C5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9]=1;&quot;ddd&quot;;DEC2HEX((((((([.G19]*32+[.I19])*2+[.N19])*2+[.O19])*2+[.P19])*4+[.Q19]));3))" office:value-type="string" office:string-value="4C5" table:number-columns-spanned="12" table:number-rows-spanned="1">
            <text:p>4C5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9]*2+[.W19])*8+[.X19];2);[.AA19];[.AM19];&quot;]&quot;)" office:value-type="string" office:string-value="[194C5sss]">
            <text:p>[194C5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402in" svg:height="0.5457in" svg:x="3.0008in" svg:y="3.4248in" draw:caption-point-x="-0.2402in" draw:caption-point-y="0.6067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30"/>
          <table:table-cell table:style-name="ce158" table:formula="of:=DEC2HEX((((((((([.C20]*2+[.D20])*2+[.E20])*2+[.F20])*4+[.G20])*32+[.I20])*2+[.N20])*2+[.O20])*2+[.P20])*4+[.Q20];4)" office:value-type="string" office:string-value="04C6">
            <text:p>04C6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0]=1;&quot;ddd&quot;;DEC2HEX((((((([.G20]*32+[.I20])*2+[.N20])*2+[.O20])*2+[.P20])*4+[.Q20]));3))" office:value-type="string" office:string-value="4C6" table:number-columns-spanned="12" table:number-rows-spanned="1">
            <text:p>4C6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0]*2+[.W20])*8+[.X20];2);[.AA20];[.AM20];&quot;]&quot;)" office:value-type="string" office:string-value="[194C6sss]">
            <text:p>[194C6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Identify Producer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8" table:number-columns-spanned="5" table:number-rows-spanned="1">
            <text:p>8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1]*2+[.D21])*2+[.E21])*2+[.F21])*4+[.G21])*32+[.I21])*2+[.N21])*2+[.O21])*2+[.P21])*4+[.Q21];4)" office:value-type="string" office:string-value="0914">
            <text:p>091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1]=1;&quot;ddd&quot;;DEC2HEX((((((([.G21]*32+[.I21])*2+[.N21])*2+[.O21])*2+[.P21])*4+[.Q21]));3))" office:value-type="string" office:string-value="914" table:number-columns-spanned="12" table:number-rows-spanned="1">
            <text:p>91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1]*2+[.W21])*8+[.X21];2);[.AA21];[.AM21];&quot;]&quot;)" office:value-type="string" office:string-value="[19914sss]">
            <text:p>[1991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5" office:value-type="string">
            <office:annotation draw:style-name="gr9" draw:text-style-name="P2" svg:width="4.0059in" svg:height="1.1677in" svg:x="3.0008in" svg:y="3.7583in" draw:caption-point-x="-0.2402in" draw:caption-point-y="0.6067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Range Identifi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9" table:number-columns-spanned="5" table:number-rows-spanned="1">
            <text:p>9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5"/>
          <table:table-cell table:style-name="ce158" table:formula="of:=DEC2HEX((((((((([.C22]*2+[.D22])*2+[.E22])*2+[.F22])*4+[.G22])*32+[.I22])*2+[.N22])*2+[.O22])*2+[.P22])*4+[.Q22];4)" office:value-type="string" office:string-value="0524">
            <text:p>0524</text:p>
          </table:table-cell>
          <table:table-cell table:style-name="ce186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2]=1;&quot;ddd&quot;;DEC2HEX((((((([.G22]*32+[.I22])*2+[.N22])*2+[.O22])*2+[.P22])*4+[.Q22]));3))" office:value-type="string" office:string-value="524" table:number-columns-spanned="12" table:number-rows-spanned="1">
            <text:p>52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2]*2+[.W22])*8+[.X22];2);[.AA22];[.AM22];&quot;]&quot;)" office:value-type="string" office:string-value="[19524sss]">
            <text:p>[19524sss]</text:p>
          </table:table-cell>
          <table:table-cell table:style-name="ce361" office:value-type="string">
            <text:p>EventID with mask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Producer Identified w validity unknown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3" table:number-columns-spanned="2" table:number-rows-spanned="1">
            <text:p>3</text:p>
          </table:table-cell>
          <table:covered-table-cell table:style-name="ce103"/>
          <table:table-cell table:style-name="ce30"/>
          <table:table-cell table:style-name="ce158" table:formula="of:=DEC2HEX((((((((([.C23]*2+[.D23])*2+[.E23])*2+[.F23])*4+[.G23])*32+[.I23])*2+[.N23])*2+[.O23])*2+[.P23])*4+[.Q23];4)" office:value-type="string" office:string-value="0547">
            <text:p>0547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3]=1;&quot;ddd&quot;;DEC2HEX((((((([.G23]*32+[.I23])*2+[.N23])*2+[.O23])*2+[.P23])*4+[.Q23]));3))" office:value-type="string" office:string-value="547" table:number-columns-spanned="12" table:number-rows-spanned="1">
            <text:p>547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3]*2+[.W23])*8+[.X23];2);[.AA23];[.AM23];&quot;]&quot;)" office:value-type="string" office:string-value="[19547sss]">
            <text:p>[19547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138in" svg:height="0.5457in" svg:x="3.0008in" svg:y="4.0917in" draw:caption-point-x="-0.2402in" draw:caption-point-y="0.6067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30"/>
          <table:table-cell table:style-name="ce158" table:formula="of:=DEC2HEX((((((((([.C24]*2+[.D24])*2+[.E24])*2+[.F24])*4+[.G24])*32+[.I24])*2+[.N24])*2+[.O24])*2+[.P24])*4+[.Q24];4)" office:value-type="string" office:string-value="0544">
            <text:p>054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4]=1;&quot;ddd&quot;;DEC2HEX((((((([.G24]*32+[.I24])*2+[.N24])*2+[.O24])*2+[.P24])*4+[.Q24]));3))" office:value-type="string" office:string-value="544" table:number-columns-spanned="12" table:number-rows-spanned="1">
            <text:p>54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4]*2+[.W24])*8+[.X24];2);[.AA24];[.AM24];&quot;]&quot;)" office:value-type="string" office:string-value="[19544sss]">
            <text:p>[1954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Producer Identified as currently in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30"/>
          <table:table-cell table:style-name="ce158" table:formula="of:=DEC2HEX((((((((([.C25]*2+[.D25])*2+[.E25])*2+[.F25])*4+[.G25])*32+[.I25])*2+[.N25])*2+[.O25])*2+[.P25])*4+[.Q25];4)" office:value-type="string" office:string-value="0545">
            <text:p>0545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5]=1;&quot;ddd&quot;;DEC2HEX((((((([.G25]*32+[.I25])*2+[.N25])*2+[.O25])*2+[.P25])*4+[.Q25]));3))" office:value-type="string" office:string-value="545" table:number-columns-spanned="12" table:number-rows-spanned="1">
            <text:p>545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5]*2+[.W25])*8+[.X25];2);[.AA25];[.AM25];&quot;]&quot;)" office:value-type="string" office:string-value="[19545sss]">
            <text:p>[19545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138in" svg:height="0.5457in" svg:x="3.0008in" svg:y="4.4252in" draw:caption-point-x="-0.2402in" draw:caption-point-y="0.6067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30"/>
          <table:table-cell table:style-name="ce158" table:formula="of:=DEC2HEX((((((((([.C26]*2+[.D26])*2+[.E26])*2+[.F26])*4+[.G26])*32+[.I26])*2+[.N26])*2+[.O26])*2+[.P26])*4+[.Q26];4)" office:value-type="string" office:string-value="0546">
            <text:p>0546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6]=1;&quot;ddd&quot;;DEC2HEX((((((([.G26]*32+[.I26])*2+[.N26])*2+[.O26])*2+[.P26])*4+[.Q26]));3))" office:value-type="string" office:string-value="546" table:number-columns-spanned="12" table:number-rows-spanned="1">
            <text:p>546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6]*2+[.W26])*8+[.X26];2);[.AA26];[.AM26];&quot;]&quot;)" office:value-type="string" office:string-value="[19546sss]">
            <text:p>[19546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Identify Events Address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03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7]*2+[.D27])*2+[.E27])*2+[.F27])*4+[.G27])*32+[.I27])*2+[.N27])*2+[.O27])*2+[.P27])*4+[.Q27];4)" office:value-type="string" office:string-value="0968">
            <text:p>0968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7]=1;&quot;ddd&quot;;DEC2HEX((((((([.G27]*32+[.I27])*2+[.N27])*2+[.O27])*2+[.P27])*4+[.Q27]));3))" office:value-type="string" office:string-value="968" table:number-columns-spanned="12" table:number-rows-spanned="1">
            <text:p>96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7]*2+[.W27])*8+[.X27];2);[.AA27];[.AM27];&quot;]&quot;)" office:value-type="string" office:string-value="[19968sss]">
            <text:p>[19968sss]</text:p>
          </table:table-cell>
          <table:table-cell table:style-name="ce361" office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1" draw:text-style-name="P2" svg:width="2.5228in" svg:height="0.3902in" svg:x="3.0008in" svg:y="4.7587in" draw:caption-point-x="-0.2402in" draw:caption-point-y="0.6067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8]*2+[.D28])*2+[.E28])*2+[.F28])*4+[.G28])*32+[.I28])*2+[.N28])*2+[.O28])*2+[.P28])*4+[.Q28];4)" office:value-type="string" office:string-value="0970">
            <text:p>0970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8]=1;&quot;ddd&quot;;DEC2HEX((((((([.G28]*32+[.I28])*2+[.N28])*2+[.O28])*2+[.P28])*4+[.Q28]));3))" office:value-type="string" office:string-value="970" table:number-columns-spanned="12" table:number-rows-spanned="1">
            <text:p>97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8]*2+[.W28])*8+[.X28];2);[.AA28];[.AM28];&quot;]&quot;)" office:value-type="string" office:string-value="[19970sss]">
            <text:p>[19970sss]</text:p>
          </table:table-cell>
          <table:table-cell table:style-name="ce361"/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text:p>Learn Event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2" table:number-columns-spanned="5" table:number-rows-spanned="1">
            <text:p>12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4"/>
          <table:table-cell table:style-name="ce158" table:formula="of:=DEC2HEX((((((((([.C29]*2+[.D29])*2+[.E29])*2+[.F29])*4+[.G29])*32+[.I29])*2+[.N29])*2+[.O29])*2+[.P29])*4+[.Q29];4)" office:value-type="string" office:string-value="0594">
            <text:p>0594</text:p>
          </table:table-cell>
          <table:table-cell table:style-name="ce185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9]=1;&quot;ddd&quot;;DEC2HEX((((((([.G29]*32+[.I29])*2+[.N29])*2+[.O29])*2+[.P29])*4+[.Q29]));3))" office:value-type="string" office:string-value="594" table:number-columns-spanned="12" table:number-rows-spanned="1">
            <text:p>59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9]*2+[.W29])*8+[.X29];2);[.AA29];[.AM29];&quot;]&quot;)" office:value-type="string" office:string-value="[19594sss]">
            <text:p>[1959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31" office:value-type="string">
            <office:annotation draw:style-name="gr11" draw:text-style-name="P2" svg:width="1.7114in" svg:height="0.3902in" svg:x="3.0008in" svg:y="5.0921in" draw:caption-point-x="-0.2402in" draw:caption-point-y="0.6067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68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 table:number-columns-spanned="2" table:number-rows-spanned="1">
            <text:p>1</text:p>
          </table:table-cell>
          <table:covered-table-cell table:style-name="ce104"/>
          <table:table-cell table:style-name="ce104" office:value-type="float" office:value="13" table:number-columns-spanned="5" table:number-rows-spanned="1">
            <text:p>13</text:p>
          </table:table-cell>
          <table:covered-table-cell table:number-columns-repeated="4" table:style-name="ce104"/>
          <table:table-cell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table:number-columns-spanned="2" table:number-rows-spanned="1"/>
          <table:covered-table-cell table:style-name="ce104"/>
          <table:table-cell table:style-name="ce31"/>
          <table:table-cell table:style-name="ce159" table:formula="of:=DEC2HEX((((((((([.C30]*2+[.D30])*2+[.E30])*2+[.F30])*4+[.G30])*32+[.I30])*2+[.N30])*2+[.O30])*2+[.P30])*4+[.Q30];4)" office:value-type="string" office:string-value="05B4">
            <text:p>05B4</text:p>
          </table:table-cell>
          <table:table-cell table:style-name="ce184"/>
          <table:table-cell table:style-name="ce203" office:value-type="float" office:value="1">
            <text:p>1</text:p>
          </table:table-cell>
          <table:table-cell table:style-name="ce235" office:value-type="float" office:value="1">
            <text:p>1</text:p>
          </table:table-cell>
          <table:table-cell table:style-name="ce235" office:value-type="float" office:value="1" table:number-columns-spanned="3" table:number-rows-spanned="1">
            <text:p>1</text:p>
          </table:table-cell>
          <table:covered-table-cell table:number-columns-repeated="2" table:style-name="ce235"/>
          <table:table-cell table:style-name="ce258" table:formula="of:=IF([.F30]=1;&quot;ddd&quot;;DEC2HEX((((((([.G30]*32+[.I30])*2+[.N30])*2+[.O30])*2+[.P30])*4+[.Q30]));3))" office:value-type="string" office:string-value="5B4" table:number-columns-spanned="12" table:number-rows-spanned="1">
            <text:p>5B4</text:p>
          </table:table-cell>
          <table:covered-table-cell table:number-columns-repeated="11" table:style-name="ce281"/>
          <table:table-cell table:style-name="ce235" office:value-type="string" table:number-columns-spanned="12" table:number-rows-spanned="1">
            <text:p>sss</text:p>
          </table:table-cell>
          <table:covered-table-cell table:number-columns-repeated="11" table:style-name="ce313"/>
          <table:table-cell table:style-name="ce95"/>
          <table:table-cell table:style-name="ce352" table:formula="of:=CONCATENATE(&quot;[&quot;;DEC2HEX(([.V30]*2+[.W30])*8+[.X30];2);[.AA30];[.AM30];&quot;]&quot;)" office:value-type="string" office:string-value="[195B4sss]">
            <text:p>[195B4sss]</text:p>
          </table:table-cell>
          <table:table-cell table:style-name="ce362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table-cell table:style-name="ce9" office:value-type="string" table:number-columns-spanned="1" table:number-rows-spanned="4">
            <text:p>Traction Control</text:p>
          </table:table-cell>
          <table:table-cell table:style-name="ce10" office:value-type="string">
            <office:annotation draw:style-name="gr11" draw:text-style-name="P2" svg:width="1.7114in" svg:height="0.3902in" svg:x="3.0008in" svg:y="5.2587in" draw:caption-point-x="-0.2402in" draw:caption-point-y="0.6067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Command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 table:number-columns-spanned="2" table:number-rows-spanned="1">
            <text:p>1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number-columns-repeated="2"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10"/>
          <table:table-cell table:style-name="ce162" table:formula="of:=DEC2HEX((((((((([.C31]*2+[.D31])*2+[.E31])*2+[.F31])*4+[.G31])*32+[.I31])*2+[.N31])*2+[.O31])*2+[.P31])*4+[.Q31];4)" office:value-type="string" office:string-value="05FA">
            <text:p>05FA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1]=1;&quot;ddd&quot;;DEC2HEX((((((([.G31]*32+[.I31])*2+[.N31])*2+[.O31])*2+[.P31])*4+[.Q31]));3))" office:value-type="string" office:string-value="5FA" table:number-columns-spanned="12" table:number-rows-spanned="1">
            <text:p>5FA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39" table:formula="of:=CONCATENATE(&quot;[&quot;;DEC2HEX(([.V31]*2+[.W31])*8+[.X31];2);[.AA31];[.AM31];&quot;]&quot;)" office:value-type="string" office:string-value="[195FAsss]">
            <text:p>[195FA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9"/>
          <table:table-cell table:style-name="ce10" office:value-type="string">
            <text:p>Traction Proxy Command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" table:number-columns-spanned="2" table:number-rows-spanned="1">
            <text:p>0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number-columns-repeated="2"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10"/>
          <table:table-cell table:style-name="ce162" table:formula="of:=DEC2HEX((((((((([.C32]*2+[.D32])*2+[.E32])*2+[.F32])*4+[.G32])*32+[.I32])*2+[.N32])*2+[.O32])*2+[.P32])*4+[.Q32];4)" office:value-type="string" office:string-value="01FA">
            <text:p>01FA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2]=1;&quot;ddd&quot;;DEC2HEX((((((([.G32]*32+[.I32])*2+[.N32])*2+[.O32])*2+[.P32])*4+[.Q32]));3))" office:value-type="string" office:string-value="1FA" table:number-columns-spanned="12" table:number-rows-spanned="1">
            <text:p>1FA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39" table:formula="of:=CONCATENATE(&quot;[&quot;;DEC2HEX(([.V32]*2+[.W32])*8+[.X32];2);[.AA32];[.AM32];&quot;]&quot;)" office:value-type="string" office:string-value="[191FAsss]">
            <text:p>[191FA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9"/>
          <table:table-cell table:style-name="ce10" office:value-type="string">
            <office:annotation draw:style-name="gr11" draw:text-style-name="P2" svg:width="1.7114in" svg:height="0.3902in" svg:x="3.0008in" svg:y="5.5921in" draw:caption-point-x="-0.2402in" draw:caption-point-y="0.6067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Reply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 table:number-columns-spanned="2" table:number-rows-spanned="1">
            <text:p>1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number-columns-repeated="2"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 table:number-columns-spanned="2" table:number-rows-spanned="1">
            <text:p>0</text:p>
          </table:table-cell>
          <table:covered-table-cell table:style-name="ce71"/>
          <table:table-cell table:style-name="ce10"/>
          <table:table-cell table:style-name="ce162" table:formula="of:=DEC2HEX((((((((([.C33]*2+[.D33])*2+[.E33])*2+[.F33])*4+[.G33])*32+[.I33])*2+[.N33])*2+[.O33])*2+[.P33])*4+[.Q33];4)" office:value-type="string" office:string-value="05F8">
            <text:p>05F8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3]=1;&quot;ddd&quot;;DEC2HEX((((((([.G33]*32+[.I33])*2+[.N33])*2+[.O33])*2+[.P33])*4+[.Q33]));3))" office:value-type="string" office:string-value="5F8" table:number-columns-spanned="12" table:number-rows-spanned="1">
            <text:p>5F8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33]*2+[.W33])*8+[.X33];2);[.AA33];[.AM33];&quot;]&quot;)" office:value-type="string" office:string-value="[195F8sss]">
            <text:p>[195F8sss]</text:p>
          </table:table-cell>
          <table:table-cell table:style-name="ce366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10"/>
          <table:table-cell table:style-name="ce10" office:value-type="string">
            <text:p>Traction Proxy Reply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" table:number-columns-spanned="2" table:number-rows-spanned="1">
            <text:p>0</text:p>
          </table:table-cell>
          <table:covered-table-cell table:style-name="ce72"/>
          <table:table-cell table:style-name="ce72" office:value-type="float" office:value="15" table:number-columns-spanned="5" table:number-rows-spanned="1">
            <text:p>15</text:p>
          </table:table-cell>
          <table:covered-table-cell table:number-columns-repeated="4" table:style-name="ce72"/>
          <table:table-cell table:number-columns-repeated="2" table:style-name="ce72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 table:number-columns-spanned="2" table:number-rows-spanned="1">
            <text:p>0</text:p>
          </table:table-cell>
          <table:covered-table-cell table:style-name="ce72"/>
          <table:table-cell table:style-name="ce72"/>
          <table:table-cell table:style-name="ce162" table:formula="of:=DEC2HEX((((((((([.C34]*2+[.D34])*2+[.E34])*2+[.F34])*4+[.G34])*32+[.I34])*2+[.N34])*2+[.O34])*2+[.P34])*4+[.Q34];4)" office:value-type="string" office:string-value="01F8">
            <text:p>01F8</text:p>
          </table:table-cell>
          <table:table-cell table:style-name="ce72"/>
          <table:table-cell table:number-columns-repeated="2" table:style-name="ce72" office:value-type="float" office:value="1">
            <text:p>1</text:p>
          </table:table-cell>
          <table:table-cell table:style-name="ce72" office:value-type="float" office:value="1" table:number-columns-spanned="3" table:number-rows-spanned="1">
            <text:p>1</text:p>
          </table:table-cell>
          <table:covered-table-cell table:style-name="ce72"/>
          <table:covered-table-cell table:style-name="ce254"/>
          <table:table-cell table:style-name="ce261" table:formula="of:=IF([.F34]=1;&quot;ddd&quot;;DEC2HEX((((((([.G34]*32+[.I34])*2+[.N34])*2+[.O34])*2+[.P34])*4+[.Q34]));3))" office:value-type="string" office:string-value="1F8" table:number-columns-spanned="12" table:number-rows-spanned="1">
            <text:p>1F8</text:p>
          </table:table-cell>
          <table:covered-table-cell table:number-columns-repeated="11" table:style-name="ce254"/>
          <table:table-cell table:style-name="ce206" office:value-type="string" table:number-columns-spanned="12" table:number-rows-spanned="1">
            <text:p>sss</text:p>
          </table:table-cell>
          <table:covered-table-cell table:style-name="ce317"/>
          <table:covered-table-cell table:number-columns-repeated="10" table:style-name="ce325"/>
          <table:table-cell table:style-name="ce337"/>
          <table:table-cell table:style-name="ce206" table:formula="of:=CONCATENATE(&quot;[&quot;;DEC2HEX(([.V34]*2+[.W34])*8+[.X34];2);[.AA34];[.AM34];&quot;]&quot;)" office:value-type="string" office:string-value="[191F8sss]">
            <text:p>[191F8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table-cell table:style-name="ce11" office:value-type="string">
            <text:p>Other</text:p>
          </table:table-cell>
          <table:table-cell table:style-name="ce36" office:value-type="string">
            <text:p>Xpressnet</text:p>
          </table:table-cell>
          <table:table-cell table:style-name="ce73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2" table:number-columns-spanned="2" table:number-rows-spanned="1">
            <text:p>2</text:p>
          </table:table-cell>
          <table:covered-table-cell table:style-name="ce107"/>
          <table:table-cell table:style-name="ce107" office:value-type="float" office:value="1" table:number-columns-spanned="5" table:number-rows-spanned="1">
            <text:p>1</text:p>
          </table:table-cell>
          <table:covered-table-cell table:number-columns-repeated="4" table:style-name="ce107"/>
          <table:table-cell table:number-columns-repeated="3" table:style-name="ce107" office:value-type="float" office:value="0">
            <text:p>0</text:p>
          </table:table-cell>
          <table:table-cell table:style-name="ce107" table:number-columns-spanned="2" table:number-rows-spanned="1"/>
          <table:covered-table-cell table:style-name="ce107"/>
          <table:table-cell table:style-name="ce36"/>
          <table:table-cell table:style-name="ce163" table:formula="of:=DEC2HEX((((((((([.C35]*2+[.D35])*2+[.E35])*2+[.F35])*4+[.G35])*32+[.I35])*2+[.N35])*2+[.O35])*2+[.P35])*4+[.Q35];4)" office:value-type="string" office:string-value="0820">
            <text:p>0820</text:p>
          </table:table-cell>
          <table:table-cell table:style-name="ce187"/>
          <table:table-cell table:style-name="ce207" office:value-type="float" office:value="1">
            <text:p>1</text:p>
          </table:table-cell>
          <table:table-cell table:style-name="ce236" office:value-type="float" office:value="1">
            <text:p>1</text:p>
          </table:table-cell>
          <table:table-cell table:style-name="ce236" office:value-type="float" office:value="1" table:number-columns-spanned="3" table:number-rows-spanned="1">
            <text:p>1</text:p>
          </table:table-cell>
          <table:covered-table-cell table:number-columns-repeated="2" table:style-name="ce236"/>
          <table:table-cell table:style-name="ce262" table:formula="of:=IF([.F35]=1;&quot;ddd&quot;;DEC2HEX((((((([.G35]*32+[.I35])*2+[.N35])*2+[.O35])*2+[.P35])*4+[.Q35]));3))" office:value-type="string" office:string-value="820" table:number-columns-spanned="12" table:number-rows-spanned="1">
            <text:p>820</text:p>
          </table:table-cell>
          <table:covered-table-cell table:number-columns-repeated="11" table:style-name="ce285"/>
          <table:table-cell table:style-name="ce236" office:value-type="string" table:number-columns-spanned="12" table:number-rows-spanned="1">
            <text:p>sss</text:p>
          </table:table-cell>
          <table:covered-table-cell table:number-columns-repeated="11" table:style-name="ce318"/>
          <table:table-cell table:style-name="ce338"/>
          <table:table-cell table:style-name="ce353" table:formula="of:=CONCATENATE(&quot;[&quot;;DEC2HEX(([.V35]*2+[.W35])*8+[.X35];2);[.AA35];[.AM35];&quot;]&quot;)" office:value-type="string" office:string-value="[19820sss]">
            <text:p>[19820sss]</text:p>
          </table:table-cell>
          <table:table-cell table:style-name="ce367" office:value-type="string">
            <text:p>Xpressnet packet</text:p>
          </table:table-cell>
          <table:table-cell table:style-name="ce381" table:number-columns-repeated="8"/>
          <table:table-cell table:style-name="ce385"/>
          <table:table-cell table:style-name="ce381" table:number-columns-repeated="960"/>
          <table:table-cell table:style-name="ce388" table:number-columns-repeated="2"/>
        </table:table-row>
        <table:table-row table:style-name="ro1">
          <table:table-cell table:style-name="ce5" office:value-type="string" table:number-columns-spanned="1" table:number-rows-spanned="2">
            <text:p>Remote Button</text:p>
          </table:table-cell>
          <table:table-cell table:style-name="ce37" office:value-type="string">
            <text:p>Remote Button Request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2" table:number-columns-spanned="2" table:number-rows-spanned="1">
            <text:p>2</text:p>
          </table:table-cell>
          <table:covered-table-cell table:style-name="ce108"/>
          <table:table-cell table:style-name="ce108" office:value-type="float" office:value="10" table:number-columns-spanned="5" table:number-rows-spanned="1">
            <text:p>10</text:p>
          </table:table-cell>
          <table:covered-table-cell table:number-columns-repeated="4" table:style-name="ce108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0" table:number-columns-spanned="2" table:number-rows-spanned="1">
            <text:p>0</text:p>
          </table:table-cell>
          <table:covered-table-cell table:style-name="ce108"/>
          <table:table-cell table:style-name="ce37"/>
          <table:table-cell table:style-name="ce164" table:formula="of:=DEC2HEX((((((((([.C36]*2+[.D36])*2+[.E36])*2+[.F36])*4+[.G36])*32+[.I36])*2+[.N36])*2+[.O36])*2+[.P36])*4+[.Q36];4)" office:value-type="string" office:string-value="0948">
            <text:p>0948</text:p>
          </table:table-cell>
          <table:table-cell table:style-name="ce183"/>
          <table:table-cell table:style-name="ce208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1" table:number-columns-spanned="3" table:number-rows-spanned="1">
            <text:p>1</text:p>
          </table:table-cell>
          <table:covered-table-cell table:number-columns-repeated="2" table:style-name="ce237"/>
          <table:table-cell table:style-name="ce263" table:formula="of:=IF([.F36]=1;&quot;ddd&quot;;DEC2HEX((((((([.G36]*32+[.I36])*2+[.N36])*2+[.O36])*2+[.P36])*4+[.Q36]));3))" office:value-type="string" office:string-value="948" table:number-columns-spanned="12" table:number-rows-spanned="1">
            <text:p>948</text:p>
          </table:table-cell>
          <table:covered-table-cell table:number-columns-repeated="11" table:style-name="ce286"/>
          <table:table-cell table:style-name="ce237" office:value-type="string" table:number-columns-spanned="12" table:number-rows-spanned="1">
            <text:p>sss</text:p>
          </table:table-cell>
          <table:covered-table-cell table:number-columns-repeated="11" table:style-name="ce319"/>
          <table:table-cell table:style-name="ce92"/>
          <table:table-cell table:style-name="ce352" table:formula="of:=CONCATENATE(&quot;[&quot;;DEC2HEX(([.V36]*2+[.W36])*8+[.X36];2);[.AA36];[.AM36];&quot;]&quot;)" office:value-type="string" office:string-value="[19948sss]">
            <text:p>[19948sss]</text:p>
          </table:table-cell>
          <table:table-cell table:style-name="ce368" office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5"/>
          <table:table-cell table:style-name="ce37" office:value-type="string">
            <text:p>Remote Button Reply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2" table:number-columns-spanned="2" table:number-rows-spanned="1">
            <text:p>2</text:p>
          </table:table-cell>
          <table:covered-table-cell table:style-name="ce108"/>
          <table:table-cell table:style-name="ce108" office:value-type="float" office:value="10" table:number-columns-spanned="5" table:number-rows-spanned="1">
            <text:p>10</text:p>
          </table:table-cell>
          <table:covered-table-cell table:number-columns-repeated="4" table:style-name="ce108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 table:number-columns-spanned="2" table:number-rows-spanned="1">
            <text:p>1</text:p>
          </table:table-cell>
          <table:covered-table-cell table:style-name="ce108"/>
          <table:table-cell table:style-name="ce37"/>
          <table:table-cell table:style-name="ce164" table:formula="of:=DEC2HEX((((((((([.C37]*2+[.D37])*2+[.E37])*2+[.F37])*4+[.G37])*32+[.I37])*2+[.N37])*2+[.O37])*2+[.P37])*4+[.Q37];4)" office:value-type="string" office:string-value="0949">
            <text:p>0949</text:p>
          </table:table-cell>
          <table:table-cell table:style-name="ce183"/>
          <table:table-cell table:style-name="ce208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1" table:number-columns-spanned="3" table:number-rows-spanned="1">
            <text:p>1</text:p>
          </table:table-cell>
          <table:covered-table-cell table:number-columns-repeated="2" table:style-name="ce237"/>
          <table:table-cell table:style-name="ce263" table:formula="of:=IF([.F37]=1;&quot;ddd&quot;;DEC2HEX((((((([.G37]*32+[.I37])*2+[.N37])*2+[.O37])*2+[.P37])*4+[.Q37]));3))" office:value-type="string" office:string-value="949" table:number-columns-spanned="12" table:number-rows-spanned="1">
            <text:p>949</text:p>
          </table:table-cell>
          <table:covered-table-cell table:number-columns-repeated="11" table:style-name="ce286"/>
          <table:table-cell table:style-name="ce237" office:value-type="string" table:number-columns-spanned="12" table:number-rows-spanned="1">
            <text:p>sss</text:p>
          </table:table-cell>
          <table:covered-table-cell table:number-columns-repeated="11" table:style-name="ce319"/>
          <table:table-cell table:style-name="ce92"/>
          <table:table-cell table:style-name="ce352" table:formula="of:=CONCATENATE(&quot;[&quot;;DEC2HEX(([.V37]*2+[.W37])*8+[.X37];2);[.AA37];[.AM37];&quot;]&quot;)" office:value-type="string" office:string-value="[19949sss]">
            <text:p>[19949sss]</text:p>
          </table:table-cell>
          <table:table-cell table:style-name="ce368" office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Traction Ident</text:p>
          </table:table-cell>
          <table:table-cell table:style-name="ce29" office:value-type="string">
            <text:p>Simple Train Node Ident Info Request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3" table:number-columns-spanned="2" table:number-rows-spanned="1">
            <text:p>3</text:p>
          </table:table-cell>
          <table:covered-table-cell table:style-name="ce102"/>
          <table:table-cell table:style-name="ce102" office:value-type="float" office:value="13" table:number-columns-spanned="5" table:number-rows-spanned="1">
            <text:p>13</text:p>
          </table:table-cell>
          <table:covered-table-cell table:number-columns-repeated="4" table:style-name="ce102"/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spanned="2" table:number-rows-spanned="1"/>
          <table:covered-table-cell table:style-name="ce102"/>
          <table:table-cell table:style-name="ce29"/>
          <table:table-cell table:style-name="ce157" table:formula="of:=DEC2HEX((((((((([.C38]*2+[.D38])*2+[.E38])*2+[.F38])*4+[.G38])*32+[.I38])*2+[.N38])*2+[.O38])*2+[.P38])*4+[.Q38];4)" office:value-type="string" office:string-value="0DA8">
            <text:p>0DA8</text:p>
          </table:table-cell>
          <table:table-cell table:style-name="ce184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38]=1;&quot;ddd&quot;;DEC2HEX((((((([.G38]*32+[.I38])*2+[.N38])*2+[.O38])*2+[.P38])*4+[.Q38]));3))" office:value-type="string" office:string-value="DA8" table:number-columns-spanned="12" table:number-rows-spanned="1">
            <text:p>DA8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38]*2+[.W38])*8+[.X38];2);[.AA38];[.AM38];&quot;]&quot;)" office:value-type="string" office:string-value="[19DA8sss]">
            <text:p>[19DA8sss]</text:p>
          </table:table-cell>
          <table:table-cell table:style-name="ce360" office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38" office:value-type="string">
            <text:p><text:span text:style-name="T3">Simple Train </text:span><text:span text:style-name="T3">Node Ident </text:span><text:span text:style-name="T3">Info</text:span><text:span text:style-name="T4"> Reply</text:span></text:p>
          </table:table-cell>
          <table:table-cell table:style-name="ce75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2" table:number-columns-spanned="2" table:number-rows-spanned="1">
            <text:p>2</text:p>
          </table:table-cell>
          <table:covered-table-cell table:style-name="ce109"/>
          <table:table-cell table:style-name="ce109" office:value-type="float" office:value="14" table:number-columns-spanned="5" table:number-rows-spanned="1">
            <text:p>14</text:p>
          </table:table-cell>
          <table:covered-table-cell table:number-columns-repeated="4" table:style-name="ce109"/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spanned="2" table:number-rows-spanned="1"/>
          <table:covered-table-cell table:style-name="ce109"/>
          <table:table-cell table:style-name="ce38"/>
          <table:table-cell table:style-name="ce165" table:formula="of:=DEC2HEX((((((((([.C39]*2+[.D39])*2+[.E39])*2+[.F39])*4+[.G39])*32+[.I39])*2+[.N39])*2+[.O39])*2+[.P39])*4+[.Q39];4)" office:value-type="string" office:string-value="09C8">
            <text:p>09C8</text:p>
          </table:table-cell>
          <table:table-cell table:style-name="ce184"/>
          <table:table-cell table:style-name="ce209" office:value-type="float" office:value="1">
            <text:p>1</text:p>
          </table:table-cell>
          <table:table-cell table:style-name="ce238" office:value-type="float" office:value="1">
            <text:p>1</text:p>
          </table:table-cell>
          <table:table-cell table:style-name="ce238" office:value-type="float" office:value="1" table:number-columns-spanned="3" table:number-rows-spanned="1">
            <text:p>1</text:p>
          </table:table-cell>
          <table:covered-table-cell table:number-columns-repeated="2" table:style-name="ce238"/>
          <table:table-cell table:style-name="ce264" table:formula="of:=IF([.F39]=1;&quot;ddd&quot;;DEC2HEX((((((([.G39]*32+[.I39])*2+[.N39])*2+[.O39])*2+[.P39])*4+[.Q39]));3))" office:value-type="string" office:string-value="9C8" table:number-columns-spanned="12" table:number-rows-spanned="1">
            <text:p>9C8</text:p>
          </table:table-cell>
          <table:covered-table-cell table:number-columns-repeated="11" table:style-name="ce287"/>
          <table:table-cell table:style-name="ce238" office:value-type="string" table:number-columns-spanned="12" table:number-rows-spanned="1">
            <text:p>sss</text:p>
          </table:table-cell>
          <table:covered-table-cell table:number-columns-repeated="11" table:style-name="ce320"/>
          <table:table-cell table:style-name="ce339"/>
          <table:table-cell table:style-name="ce352" table:formula="of:=CONCATENATE(&quot;[&quot;;DEC2HEX(([.V39]*2+[.W39])*8+[.X39];2);[.AA39];[.AM39];&quot;]&quot;)" office:value-type="string" office:string-value="[199C8sss]">
            <text:p>[199C8sss]</text:p>
          </table:table-cell>
          <table:table-cell table:style-name="ce368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12" office:value-type="string" table:number-columns-spanned="1" table:number-rows-spanned="2">
            <text:p>Node Ident</text:p>
          </table:table-cell>
          <table:table-cell table:style-name="ce39" office:value-type="string">
            <text:p>Simple Node Ident Info Request</text:p>
          </table:table-cell>
          <table:table-cell table:style-name="ce76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3" table:number-columns-spanned="2" table:number-rows-spanned="1">
            <text:p>3</text:p>
          </table:table-cell>
          <table:covered-table-cell table:style-name="ce110"/>
          <table:table-cell table:style-name="ce110" office:value-type="float" office:value="15" table:number-columns-spanned="5" table:number-rows-spanned="1">
            <text:p>15</text:p>
          </table:table-cell>
          <table:covered-table-cell table:number-columns-repeated="4" table:style-name="ce110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39"/>
          <table:table-cell table:style-name="ce166" table:formula="of:=DEC2HEX((((((((([.C40]*2+[.D40])*2+[.E40])*2+[.F40])*4+[.G40])*32+[.I40])*2+[.N40])*2+[.O40])*2+[.P40])*4+[.Q40];4)" office:value-type="string" office:string-value="0DE8">
            <text:p>0DE8</text:p>
          </table:table-cell>
          <table:table-cell table:style-name="ce188"/>
          <table:table-cell table:style-name="ce210" office:value-type="float" office:value="1">
            <text:p>1</text:p>
          </table:table-cell>
          <table:table-cell table:style-name="ce239" office:value-type="float" office:value="1">
            <text:p>1</text:p>
          </table:table-cell>
          <table:table-cell table:style-name="ce239" office:value-type="float" office:value="1" table:number-columns-spanned="3" table:number-rows-spanned="1">
            <text:p>1</text:p>
          </table:table-cell>
          <table:covered-table-cell table:number-columns-repeated="2" table:style-name="ce239"/>
          <table:table-cell table:style-name="ce265" table:formula="of:=IF([.F40]=1;&quot;ddd&quot;;DEC2HEX((((((([.G40]*32+[.I40])*2+[.N40])*2+[.O40])*2+[.P40])*4+[.Q40]));3))" office:value-type="string" office:string-value="DE8" table:number-columns-spanned="12" table:number-rows-spanned="1">
            <text:p>DE8</text:p>
          </table:table-cell>
          <table:covered-table-cell table:number-columns-repeated="11" table:style-name="ce288"/>
          <table:table-cell table:style-name="ce239" office:value-type="string" table:number-columns-spanned="12" table:number-rows-spanned="1">
            <text:p>sss</text:p>
          </table:table-cell>
          <table:covered-table-cell table:number-columns-repeated="11" table:style-name="ce321"/>
          <table:table-cell table:style-name="ce340"/>
          <table:table-cell table:style-name="ce239" table:formula="of:=CONCATENATE(&quot;[&quot;;DEC2HEX(([.V40]*2+[.W40])*8+[.X40];2);[.AA40];[.AM40];&quot;]&quot;)" office:value-type="string" office:string-value="[19DE8sss]">
            <text:p>[19DE8sss]</text:p>
          </table:table-cell>
          <table:table-cell table:style-name="ce369" office:value-type="string">
            <text:p>fddd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0" office:value-type="string">
            <text:p><text:span text:style-name="T3">Simple </text:span><text:span text:style-name="T3">Node Ident </text:span><text:span text:style-name="T3">Info</text:span><text:span text:style-name="T4"> Reply</text:span></text:p>
          </table:table-cell>
          <table:table-cell table:style-name="ce77" office:value-type="float" office:value="0"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2" table:number-columns-spanned="2" table:number-rows-spanned="1">
            <text:p>2</text:p>
          </table:table-cell>
          <table:covered-table-cell table:style-name="ce111"/>
          <table:table-cell table:style-name="ce111" office:value-type="float" office:value="16" table:number-columns-spanned="5" table:number-rows-spanned="1">
            <text:p>16</text:p>
          </table:table-cell>
          <table:covered-table-cell table:number-columns-repeated="4" table:style-name="ce111"/>
          <table:table-cell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111" table:number-columns-spanned="2" table:number-rows-spanned="1"/>
          <table:covered-table-cell table:style-name="ce111"/>
          <table:table-cell table:style-name="ce40"/>
          <table:table-cell table:style-name="ce167" table:formula="of:=DEC2HEX((((((((([.C41]*2+[.D41])*2+[.E41])*2+[.F41])*4+[.G41])*32+[.I41])*2+[.N41])*2+[.O41])*2+[.P41])*4+[.Q41];4)" office:value-type="string" office:string-value="0A08">
            <text:p>0A08</text:p>
          </table:table-cell>
          <table:table-cell table:style-name="ce188"/>
          <table:table-cell table:style-name="ce211" office:value-type="float" office:value="1">
            <text:p>1</text:p>
          </table:table-cell>
          <table:table-cell table:style-name="ce240" office:value-type="float" office:value="1">
            <text:p>1</text:p>
          </table:table-cell>
          <table:table-cell table:style-name="ce240" office:value-type="float" office:value="1" table:number-columns-spanned="3" table:number-rows-spanned="1">
            <text:p>1</text:p>
          </table:table-cell>
          <table:covered-table-cell table:number-columns-repeated="2" table:style-name="ce240"/>
          <table:table-cell table:style-name="ce266" table:formula="of:=IF([.F41]=1;&quot;ddd&quot;;DEC2HEX((((((([.G41]*32+[.I41])*2+[.N41])*2+[.O41])*2+[.P41])*4+[.Q41]));3))" office:value-type="string" office:string-value="A08" table:number-columns-spanned="12" table:number-rows-spanned="1">
            <text:p>A08</text:p>
          </table:table-cell>
          <table:covered-table-cell table:number-columns-repeated="11" table:style-name="ce289"/>
          <table:table-cell table:style-name="ce240" office:value-type="string" table:number-columns-spanned="12" table:number-rows-spanned="1">
            <text:p>sss</text:p>
          </table:table-cell>
          <table:covered-table-cell table:number-columns-repeated="11" table:style-name="ce322"/>
          <table:table-cell table:style-name="ce341"/>
          <table:table-cell table:style-name="ce239" table:formula="of:=CONCATENATE(&quot;[&quot;;DEC2HEX(([.V41]*2+[.W41])*8+[.X41];2);[.AA41];[.AM41];&quot;]&quot;)" office:value-type="string" office:string-value="[19A08sss]">
            <text:p>[19A08sss]</text:p>
          </table:table-cell>
          <table:table-cell table:style-name="ce370" office:value-type="string">
            <text:p>fddd, data bytes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14" office:value-type="string" table:number-columns-spanned="1" table:number-rows-spanned="7">
            <text:p>Datagram</text:p>
          </table:table-cell>
          <table:table-cell table:style-name="ce41" office:value-type="string">
            <text:p>Datagram</text:p>
          </table:table-cell>
          <table:table-cell table:style-name="ce78" office:value-type="float" office:value="0"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112" office:value-type="float" office:value="2" table:number-columns-spanned="5" table:number-rows-spanned="1">
            <text:p>2</text:p>
          </table:table-cell>
          <table:covered-table-cell table:number-columns-repeated="4" table:style-name="ce112"/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144"/>
          <table:table-cell table:style-name="ce168" table:formula="of:=DEC2HEX((((((((([.C42]*2+[.D42])*2+[.E42])*2+[.F42])*4+[.G42])*32+[.I42])*2+[.N42])*2+[.O42])*2+[.P42])*4+[.Q42];4)" office:value-type="string" office:string-value="1C48">
            <text:p>1C48</text:p>
          </table:table-cell>
          <table:table-cell table:style-name="ce189"/>
          <table:table-cell table:style-name="ce212" table:number-columns-spanned="32" table:number-rows-spanned="1"/>
          <table:covered-table-cell table:number-columns-repeated="5" table:style-name="ce241"/>
          <table:covered-table-cell table:number-columns-repeated="11" table:style-name="ce290"/>
          <table:covered-table-cell table:style-name="ce241"/>
          <table:covered-table-cell table:number-columns-repeated="11" table:style-name="ce290"/>
          <table:covered-table-cell table:style-name="ce342"/>
          <table:covered-table-cell table:style-name="ce241"/>
          <table:covered-table-cell table:style-name="ce371"/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5"/>
          <table:table-cell table:style-name="ce42" office:value-type="string">
            <text:p><text:s text:c="6"/>CAN-Datagram Content (one frame)</text:p>
            <draw:g table:end-cell-address="Headers.B46" table:end-x="0.1756in" table:end-y="0.1583in" draw:z-index="12">
              <draw:custom-shape draw:style-name="gr1" svg:width="0.0799in" svg:height="0.0972in" draw:transform="rotate (-1.57079632679579) translate (0.173228346456693in 0.0755905511811024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95in" svg:height="0.0972in" draw:transform="rotate (-1.57079632679579) translate (0.173228346456693in 0.238188976377953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3in" svg:height="0.0972in" draw:transform="rotate (-1.57079632679579) translate (0.175590551181102in 0.411811023622047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99in" svg:height="0.0972in" draw:transform="rotate (-1.57079632679579) translate (0.169291338582677in 0.578740157480315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8in" svg:height="0.628in" svg:x="0.0437in" svg:y="0.0031in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45"/>
          <table:covered-table-cell table:style-name="ce169"/>
          <table:table-cell table:style-name="ce190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2" table:number-columns-spanned="3" table:number-rows-spanned="1">
            <text:p>2</text:p>
          </table:table-cell>
          <table:covered-table-cell table:number-columns-repeated="2" table:style-name="ce242"/>
          <table:table-cell table:style-name="ce267" table:formula="of:=IF([.F$42]=1;&quot;ddd&quot;;DEC2HEX((((((([.G43]*32+[.I43])*2+[.N43])*2+[.O43])*2+[.P43])*4+[.Q43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3]*2+[.W43])*8+[.X43];2);[.AA43];[.AM43];&quot;]&quot;)" office:value-type="string" office:string-value="[1Adddsss]">
            <text:p>[1A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3" office:value-type="string">
            <text:p><text:s text:c="6"/>CAN-Datagram Content (first frame)</text:p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145"/>
          <table:covered-table-cell table:style-name="ce169"/>
          <table:table-cell table:style-name="ce191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3" table:number-columns-spanned="3" table:number-rows-spanned="1">
            <text:p>3</text:p>
          </table:table-cell>
          <table:covered-table-cell table:number-columns-repeated="2" table:style-name="ce242"/>
          <table:table-cell table:style-name="ce267" table:formula="of:=IF([.F$42]=1;&quot;ddd&quot;;DEC2HEX((((((([.G44]*32+[.I44])*2+[.N44])*2+[.O44])*2+[.P44])*4+[.Q44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4]*2+[.W44])*8+[.X44];2);[.AA44];[.AM44];&quot;]&quot;)" office:value-type="string" office:string-value="[1Bdddsss]">
            <text:p>[1B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2" office:value-type="string">
            <text:p><text:s text:c="6"/>CAN-Datagram Content (middle frame)</text:p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45"/>
          <table:covered-table-cell table:style-name="ce169"/>
          <table:table-cell table:style-name="ce190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4" table:number-columns-spanned="3" table:number-rows-spanned="1">
            <text:p>4</text:p>
          </table:table-cell>
          <table:covered-table-cell table:number-columns-repeated="2" table:style-name="ce242"/>
          <table:table-cell table:style-name="ce267" table:formula="of:=IF([.F$42]=1;&quot;ddd&quot;;DEC2HEX((((((([.G45]*32+[.I45])*2+[.N45])*2+[.O45])*2+[.P45])*4+[.Q45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5]*2+[.W45])*8+[.X45];2);[.AA45];[.AM45];&quot;]&quot;)" office:value-type="string" office:string-value="[1Cdddsss]">
            <text:p>[1C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4" office:value-type="string">
            <text:p><text:s text:c="6"/>CAN-Datagram Content (last frame)</text:p>
          </table:table-cell>
          <table:table-cell table:style-name="ce80" office:value-type="string" table:number-columns-spanned="18" table:number-rows-spanned="1">
            <text:p>“</text:p>
          </table:table-cell>
          <table:covered-table-cell table:number-columns-repeated="15" table:style-name="ce114"/>
          <table:covered-table-cell table:style-name="ce146"/>
          <table:covered-table-cell table:style-name="ce170"/>
          <table:table-cell table:style-name="ce190"/>
          <table:table-cell table:style-name="ce214" office:value-type="float" office:value="1">
            <text:p>1</text:p>
          </table:table-cell>
          <table:table-cell table:style-name="ce243" office:value-type="float" office:value="1">
            <text:p>1</text:p>
          </table:table-cell>
          <table:table-cell table:style-name="ce243" office:value-type="float" office:value="5" table:number-columns-spanned="3" table:number-rows-spanned="1">
            <text:p>5</text:p>
          </table:table-cell>
          <table:covered-table-cell table:number-columns-repeated="2" table:style-name="ce243"/>
          <table:table-cell table:style-name="ce268" table:formula="of:=IF([.F$42]=1;&quot;ddd&quot;;DEC2HEX((((((([.G46]*32+[.I46])*2+[.N46])*2+[.O46])*2+[.P46])*4+[.Q46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2"/>
          <table:table-cell table:style-name="ce243" office:value-type="string" table:number-columns-spanned="12" table:number-rows-spanned="1">
            <text:p>sss</text:p>
          </table:table-cell>
          <table:covered-table-cell table:number-columns-repeated="11" table:style-name="ce324"/>
          <table:table-cell table:style-name="ce344"/>
          <table:table-cell table:style-name="ce242" table:formula="of:=CONCATENATE(&quot;[&quot;;DEC2HEX(([.V46]*2+[.W46])*8+[.X46];2);[.AA46];[.AM46];&quot;]&quot;)" office:value-type="string" office:string-value="[1Ddddsss]">
            <text:p>[1Ddddsss]</text:p>
          </table:table-cell>
          <table:table-cell table:style-name="ce373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5" office:value-type="string">
            <text:p>Datagram Received OK</text:p>
            <draw:line table:end-cell-address="Headers.B61" table:end-x="1.9075in" table:end-y="0.1472in" draw:z-index="14" draw:style-name="gr2" draw:text-style-name="P1" svg:x1="1.9075in" svg:y1="0.048in" svg:x2="1.5661in" svg:y2="2.3953in">
              <text:p/>
            </draw:line>
          </table:table-cell>
          <table:table-cell table:style-name="ce81" office:value-type="float" office:value="0">
            <text:p>0</text:p>
          </table:table-cell>
          <table:table-cell table:number-columns-repeated="3" table:style-name="ce113" office:value-type="float" office:value="0">
            <text:p>0</text:p>
          </table:table-cell>
          <table:table-cell table:style-name="ce113" office:value-type="float" office:value="2" table:number-columns-spanned="2" table:number-rows-spanned="1">
            <text:p>2</text:p>
          </table:table-cell>
          <table:covered-table-cell table:style-name="ce113"/>
          <table:table-cell table:style-name="ce113" office:value-type="float" office:value="17" table:number-columns-spanned="5" table:number-rows-spanned="1">
            <text:p>17</text:p>
          </table:table-cell>
          <table:covered-table-cell table:number-columns-repeated="4" table:style-name="ce113"/>
          <table:table-cell table:style-name="ce113" office:value-type="float" office:value="0">
            <text:p>0</text:p>
          </table:table-cell>
          <table:table-cell table:style-name="ce113" office:value-type="float" office:value="1">
            <text:p>1</text:p>
          </table:table-cell>
          <table:table-cell table:style-name="ce113" office:value-type="float" office:value="0">
            <text:p>0</text:p>
          </table:table-cell>
          <table:table-cell table:style-name="ce113" table:number-columns-spanned="2" table:number-rows-spanned="1"/>
          <table:covered-table-cell table:style-name="ce113"/>
          <table:table-cell table:style-name="ce45"/>
          <table:table-cell table:style-name="ce171" table:formula="of:=DEC2HEX((((((((([.C47]*2+[.D47])*2+[.E47])*2+[.F47])*4+[.G47])*32+[.I47])*2+[.N47])*2+[.O47])*2+[.P47])*4+[.Q47];4)" office:value-type="string" office:string-value="0A28">
            <text:p>0A28</text:p>
          </table:table-cell>
          <table:table-cell table:style-name="ce190"/>
          <table:table-cell table:style-name="ce215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1" table:number-columns-spanned="3" table:number-rows-spanned="1">
            <text:p>1</text:p>
          </table:table-cell>
          <table:covered-table-cell table:number-columns-repeated="2" table:style-name="ce242"/>
          <table:table-cell table:style-name="ce269" table:formula="of:=IF([.F47]=1;&quot;ddd&quot;;DEC2HEX((((((([.G47]*32+[.I47])*2+[.N47])*2+[.O47])*2+[.P47])*4+[.Q47]));3))" office:value-type="string" office:string-value="A28" table:number-columns-spanned="12" table:number-rows-spanned="1">
            <text:p>A28</text:p>
          </table:table-cell>
          <table:covered-table-cell table:number-columns-repeated="11" table:style-name="ce293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7]*2+[.W47])*8+[.X47];2);[.AA47];[.AM47];&quot;]&quot;)" office:value-type="string" office:string-value="[19A28sss]">
            <text:p>[19A28sss]</text:p>
          </table:table-cell>
          <table:table-cell table:style-name="ce374" office:value-type="string">
            <text:p>fddd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4"/>
          <table:table-cell table:style-name="ce46" office:value-type="string">
            <text:p>Datagram Rejected</text:p>
          </table:table-cell>
          <table:table-cell table:style-name="ce82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8" table:number-columns-spanned="5" table:number-rows-spanned="1">
            <text:p>18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86"/>
          <table:table-cell table:style-name="ce46"/>
          <table:table-cell table:style-name="ce172" table:formula="of:=DEC2HEX((((((((([.C48]*2+[.D48])*2+[.E48])*2+[.F48])*4+[.G48])*32+[.I48])*2+[.N48])*2+[.O48])*2+[.P48])*4+[.Q48];4)" office:value-type="string" office:string-value="0A48">
            <text:p>0A48</text:p>
          </table:table-cell>
          <table:table-cell table:style-name="ce190"/>
          <table:table-cell table:style-name="ce216" office:value-type="float" office:value="1">
            <text:p>1</text:p>
          </table:table-cell>
          <table:table-cell table:style-name="ce244" office:value-type="float" office:value="1">
            <text:p>1</text:p>
          </table:table-cell>
          <table:table-cell table:style-name="ce244" office:value-type="float" office:value="1" table:number-columns-spanned="3" table:number-rows-spanned="1">
            <text:p>1</text:p>
          </table:table-cell>
          <table:covered-table-cell table:number-columns-repeated="2" table:style-name="ce244"/>
          <table:table-cell table:style-name="ce270" table:formula="of:=IF([.F48]=1;&quot;ddd&quot;;DEC2HEX((((((([.G48]*32+[.I48])*2+[.N48])*2+[.O48])*2+[.P48])*4+[.Q48]));3))" office:value-type="string" office:string-value="A48" table:number-columns-spanned="12" table:number-rows-spanned="1">
            <text:p>A48</text:p>
          </table:table-cell>
          <table:covered-table-cell table:number-columns-repeated="11" table:style-name="ce294"/>
          <table:table-cell table:style-name="ce244" office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242" table:formula="of:=CONCATENATE(&quot;[&quot;;DEC2HEX(([.V48]*2+[.W48])*8+[.X48];2);[.AA48];[.AM48];&quot;]&quot;)" office:value-type="string" office:string-value="[19A48sss]">
            <text:p>[19A48sss]</text:p>
          </table:table-cell>
          <table:table-cell table:style-name="ce375" office:value-type="string">
            <text:p>fddd, error code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2" office:value-type="string" table:number-columns-spanned="1" table:number-rows-spanned="5">
            <text:p>Stream</text:p>
          </table:table-cell>
          <table:table-cell table:style-name="ce47" office:value-type="string">
            <text:p>Stream Initiate Request</text:p>
          </table:table-cell>
          <table:table-cell table:style-name="ce76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3" table:number-columns-spanned="2" table:number-rows-spanned="1">
            <text:p>3</text:p>
          </table:table-cell>
          <table:covered-table-cell table:style-name="ce110"/>
          <table:table-cell table:style-name="ce110" office:value-type="float" office:value="6" table:number-columns-spanned="5" table:number-rows-spanned="1">
            <text:p>6</text:p>
          </table:table-cell>
          <table:covered-table-cell table:number-columns-repeated="4" table:style-name="ce110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47"/>
          <table:table-cell table:style-name="ce166" table:formula="of:=DEC2HEX((((((((([.C49]*2+[.D49])*2+[.E49])*2+[.F49])*4+[.G49])*32+[.I49])*2+[.N49])*2+[.O49])*2+[.P49])*4+[.Q49];4)" office:value-type="string" office:string-value="0CC8">
            <text:p>0CC8</text:p>
          </table:table-cell>
          <table:table-cell table:style-name="ce192"/>
          <table:table-cell table:style-name="ce210" office:value-type="float" office:value="1">
            <text:p>1</text:p>
          </table:table-cell>
          <table:table-cell table:style-name="ce239" office:value-type="float" office:value="1">
            <text:p>1</text:p>
          </table:table-cell>
          <table:table-cell table:style-name="ce239" office:value-type="float" office:value="1" table:number-columns-spanned="3" table:number-rows-spanned="1">
            <text:p>1</text:p>
          </table:table-cell>
          <table:covered-table-cell table:number-columns-repeated="2" table:style-name="ce239"/>
          <table:table-cell table:style-name="ce271" table:formula="of:=IF([.F49]=1;&quot;ddd&quot;;DEC2HEX((((((([.G49]*32+[.I49])*2+[.N49])*2+[.O49])*2+[.P49])*4+[.Q49]));3))" office:value-type="string" office:string-value="CC8" table:number-columns-spanned="12" table:number-rows-spanned="1">
            <text:p>CC8</text:p>
          </table:table-cell>
          <table:covered-table-cell table:number-columns-repeated="11" table:style-name="ce295"/>
          <table:table-cell table:style-name="ce239" office:value-type="string" table:number-columns-spanned="12" table:number-rows-spanned="1">
            <text:p>sss</text:p>
          </table:table-cell>
          <table:covered-table-cell table:number-columns-repeated="11" table:style-name="ce321"/>
          <table:table-cell table:style-name="ce340"/>
          <table:table-cell table:style-name="ce206" table:formula="of:=CONCATENATE(&quot;[&quot;;DEC2HEX(([.V49]*2+[.W49])*8+[.X49];2);[.AA49];[.AM49];&quot;]&quot;)" office:value-type="string" office:string-value="[19CC8sss]">
            <text:p>[19CC8sss]</text:p>
          </table:table-cell>
          <table:table-cell table:style-name="ce369" office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Initiate Reply</text:p>
          </table:table-cell>
          <table:table-cell table:style-name="ce83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1" office:value-type="float" office:value="3" table:number-columns-spanned="5" table:number-rows-spanned="1">
            <text:p>3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0]*2+[.D50])*2+[.E50])*2+[.F50])*4+[.G50])*32+[.I50])*2+[.N50])*2+[.O50])*2+[.P50])*4+[.Q50];4)" office:value-type="string" office:string-value="0868">
            <text:p>086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72" table:formula="of:=IF([.F50]=1;&quot;ddd&quot;;DEC2HEX((((((([.G50]*32+[.I50])*2+[.N50])*2+[.O50])*2+[.P50])*4+[.Q50]));3))" office:value-type="string" office:string-value="868" table:number-columns-spanned="12" table:number-rows-spanned="1">
            <text:p>868</text:p>
          </table:table-cell>
          <table:covered-table-cell table:number-columns-repeated="11" table:style-name="ce296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0]*2+[.W50])*8+[.X50];2);[.AA50];[.AM50];&quot;]&quot;)" office:value-type="string" office:string-value="[19868sss]">
            <text:p>[19868sss]</text:p>
          </table:table-cell>
          <table:table-cell table:style-name="ce365" office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Data Send</text:p>
          </table:table-cell>
          <table:table-cell table:style-name="ce83" office:value-type="float" office:value="0"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3" table:number-columns-spanned="2" table:number-rows-spanned="1">
            <text:p>3</text:p>
          </table:table-cell>
          <table:covered-table-cell table:style-name="ce71"/>
          <table:table-cell table:style-name="ce71" office:value-type="float" office:value="28" table:number-columns-spanned="5" table:number-rows-spanned="1">
            <text:p>28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1]*2+[.D51])*2+[.E51])*2+[.F51])*4+[.G51])*32+[.I51])*2+[.N51])*2+[.O51])*2+[.P51])*4+[.Q51];4)" office:value-type="string" office:string-value="1F88">
            <text:p>1F8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7" table:number-columns-spanned="3" table:number-rows-spanned="1">
            <text:p>7</text:p>
          </table:table-cell>
          <table:covered-table-cell table:number-columns-repeated="2" table:style-name="ce206"/>
          <table:table-cell table:style-name="ce273" table:formula="of:=IF([.F51]=1;&quot;ddd&quot;;DEC2HEX((((((([.G51]*32+[.I51])*2+[.N51])*2+[.O51])*2+[.P51])*4+[.Q51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7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1]*2+[.W51])*8+[.X51];2);[.AA51];[.AM51];&quot;]&quot;)" office:value-type="string" office:string-value="[1Fdddsss]">
            <text:p>[1Fdddsss]</text:p>
          </table:table-cell>
          <table:table-cell table:style-name="ce365" office:value-type="string">
            <text:p>Data (0-8 bytes)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Data Proceed</text:p>
          </table:table-cell>
          <table:table-cell table:style-name="ce83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1" office:value-type="float" office:value="4" table:number-columns-spanned="5" table:number-rows-spanned="1">
            <text:p>4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2]*2+[.D52])*2+[.E52])*2+[.F52])*4+[.G52])*32+[.I52])*2+[.N52])*2+[.O52])*2+[.P52])*4+[.Q52];4)" office:value-type="string" office:string-value="0888">
            <text:p>088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74" table:formula="of:=IF([.F52]=1;&quot;ddd&quot;;DEC2HEX((((((([.G52]*32+[.I52])*2+[.N52])*2+[.O52])*2+[.P52])*4+[.Q52]));3))" office:value-type="string" office:string-value="888" table:number-columns-spanned="12" table:number-rows-spanned="1">
            <text:p>888</text:p>
          </table:table-cell>
          <table:covered-table-cell table:number-columns-repeated="11" table:style-name="ce297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2]*2+[.W52])*8+[.X52];2);[.AA52];[.AM52];&quot;]&quot;)" office:value-type="string" office:string-value="[19888sss]">
            <text:p>[19888sss]</text:p>
          </table:table-cell>
          <table:table-cell table:style-name="ce365" office:value-type="string">
            <text:p>fddd, srcSID, dst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9" office:value-type="string">
            <text:p>Stream Data Complete</text:p>
          </table:table-cell>
          <table:table-cell table:style-name="ce84" office:value-type="float" office:value="0"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2" table:number-columns-spanned="2" table:number-rows-spanned="1">
            <text:p>2</text:p>
          </table:table-cell>
          <table:covered-table-cell table:style-name="ce115"/>
          <table:table-cell table:style-name="ce115" office:value-type="float" office:value="5" table:number-columns-spanned="5" table:number-rows-spanned="1">
            <text:p>5</text:p>
          </table:table-cell>
          <table:covered-table-cell table:number-columns-repeated="4"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spanned="2" table:number-rows-spanned="1"/>
          <table:covered-table-cell table:style-name="ce115"/>
          <table:table-cell table:style-name="ce49"/>
          <table:table-cell table:style-name="ce174" table:formula="of:=DEC2HEX((((((((([.C53]*2+[.D53])*2+[.E53])*2+[.F53])*4+[.G53])*32+[.I53])*2+[.N53])*2+[.O53])*2+[.P53])*4+[.Q53];4)" office:value-type="string" office:string-value="08A8">
            <text:p>08A8</text:p>
          </table:table-cell>
          <table:table-cell table:style-name="ce192"/>
          <table:table-cell table:style-name="ce218" office:value-type="float" office:value="1">
            <text:p>1</text:p>
          </table:table-cell>
          <table:table-cell table:style-name="ce245" office:value-type="float" office:value="1">
            <text:p>1</text:p>
          </table:table-cell>
          <table:table-cell table:style-name="ce245" office:value-type="float" office:value="1" table:number-columns-spanned="3" table:number-rows-spanned="1">
            <text:p>1</text:p>
          </table:table-cell>
          <table:covered-table-cell table:number-columns-repeated="2" table:style-name="ce245"/>
          <table:table-cell table:style-name="ce275" table:formula="of:=IF([.F53]=1;&quot;ddd&quot;;DEC2HEX((((((([.G53]*32+[.I53])*2+[.N53])*2+[.O53])*2+[.P53])*4+[.Q53]));3))" office:value-type="string" office:string-value="8A8" table:number-columns-spanned="12" table:number-rows-spanned="1">
            <text:p>8A8</text:p>
          </table:table-cell>
          <table:covered-table-cell table:number-columns-repeated="11" table:style-name="ce298"/>
          <table:table-cell table:style-name="ce245" office:value-type="string" table:number-columns-spanned="12" table:number-rows-spanned="1">
            <text:p>sss</text:p>
          </table:table-cell>
          <table:covered-table-cell table:number-columns-repeated="11" table:style-name="ce325"/>
          <table:table-cell table:style-name="ce337"/>
          <table:table-cell table:style-name="ce206" table:formula="of:=CONCATENATE(&quot;[&quot;;DEC2HEX(([.V53]*2+[.W53])*8+[.X53];2);[.AA53];[.AM53];&quot;]&quot;)" office:value-type="string" office:string-value="[198A8sss]">
            <text:p>[198A8sss]</text:p>
            <draw:ellipse table:end-cell-address="Headers.BA54" table:end-x="0.2673in" table:end-y="0.0492in" draw:z-index="11" draw:style-name="gr3" draw:text-style-name="P1" svg:width="0.3051in" svg:height="0.1965in" svg:x="0.7701in" svg:y="0.0193in">
              <text:p/>
            </draw:ellipse>
          </table:table-cell>
          <table:table-cell table:style-name="ce376" office:value-type="string">
            <text:p>fddd, srcSID, dstSID, { len }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18" office:value-type="string">
            <text:p>Extra</text:p>
          </table:table-cell>
          <table:table-cell table:style-name="ce50" office:value-type="string">
            <text:p>Node number Allocate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 table:number-columns-spanned="2" table:number-rows-spanned="1">
            <text:p>0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number-columns-repeated="3"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126"/>
          <table:table-cell table:style-name="ce50"/>
          <table:table-cell table:style-name="ce175" table:formula="of:=DEC2HEX((((((((([.C54]*2+[.D54])*2+[.E54])*2+[.F54])*4+[.G54])*32+[.I54])*2+[.N54])*2+[.O54])*2+[.P54])*4+[.Q54];4)" office:value-type="string" office:string-value="2000">
            <text:p>2000</text:p>
          </table:table-cell>
          <table:table-cell table:style-name="ce193"/>
          <table:table-cell table:style-name="ce219" office:value-type="float" office:value="1">
            <text:p>1</text:p>
          </table:table-cell>
          <table:table-cell table:style-name="ce246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3"/>
          <table:table-cell table:style-name="ce276" table:formula="of:=IF([.F54]=1;&quot;ddd&quot;;DEC2HEX((((((([.G54]*32+[.I54])*2+[.N54])*2+[.O54])*2+[.P54])*4+[.Q54]));3))" office:value-type="string" office:string-value="000" table:number-columns-spanned="12" table:number-rows-spanned="1">
            <text:p>000</text:p>
          </table:table-cell>
          <table:covered-table-cell table:number-columns-repeated="11" table:style-name="ce299"/>
          <table:table-cell table:style-name="ce308" office:value-type="string" table:number-columns-spanned="12" table:number-rows-spanned="1">
            <text:p>sss</text:p>
          </table:table-cell>
          <table:covered-table-cell table:number-columns-repeated="11" table:style-name="ce126"/>
          <table:table-cell table:style-name="ce346"/>
          <table:table-cell table:style-name="ce354" table:formula="of:=CONCATENATE(&quot;[&quot;;DEC2HEX(([.V54]*2+[.W54])*8+[.X54];2);[.AA54];[.AM54];&quot;]&quot;)" office:value-type="string" office:string-value="[19000sss]">
            <text:p>[19000sss]</text:p>
            <draw:line table:end-cell-address="Headers.AZ62" table:end-x="0.8087in" table:end-y="0.0327in" draw:z-index="0" draw:style-name="gr4" draw:text-style-name="P1" svg:x1="0.3665in" svg:y1="1.2799in" svg:x2="0.8087in" svg:y2="0.0339in">
              <text:p/>
            </draw:line>
          </table:table-cell>
          <table:table-cell table:style-name="ce377" office:value-type="string">
            <text:p>not carried on CAN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46" office:value-type="string">
            <office:annotation draw:style-name="gr11" draw:text-style-name="P2" svg:width="1.9295in" svg:height="0.3902in" svg:x="3.0008in" svg:y="8.5909in" draw:caption-point-x="-0.2402in" draw:caption-point-y="1.2764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No Filtering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 table:number-columns-spanned="2" table:number-rows-spanned="1">
            <text:p>0</text:p>
          </table:table-cell>
          <table:covered-table-cell table:style-name="ce127"/>
          <table:table-cell table:style-name="ce86" office:value-type="float" office:value="1" table:number-columns-spanned="5" table:number-rows-spanned="1">
            <text:p>1</text:p>
          </table:table-cell>
          <table:covered-table-cell table:number-columns-repeated="4" table:style-name="ce127"/>
          <table:table-cell table:number-columns-repeated="3"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127"/>
          <table:table-cell table:style-name="ce46"/>
          <table:table-cell table:style-name="ce172" table:formula="of:=DEC2HEX((((((((([.C55]*2+[.D55])*2+[.E55])*2+[.F55])*4+[.G55])*32+[.I55])*2+[.N55])*2+[.O55])*2+[.P55])*4+[.Q55];4)" office:value-type="string" office:string-value="2020">
            <text:p>2020</text:p>
          </table:table-cell>
          <table:table-cell table:style-name="ce46"/>
          <table:table-cell table:style-name="ce220" office:value-type="float" office:value="1">
            <text:p>1</text:p>
          </table:table-cell>
          <table:table-cell table:style-name="ce247" office:value-type="float" office:value="1">
            <text:p>1</text:p>
          </table:table-cell>
          <table:table-cell table:style-name="ce251" office:value-type="float" office:value="1" table:number-columns-spanned="3" table:number-rows-spanned="1">
            <text:p>1</text:p>
          </table:table-cell>
          <table:covered-table-cell table:number-columns-repeated="2" table:style-name="ce244"/>
          <table:table-cell table:style-name="ce277" table:formula="of:=IF([.F55]=1;&quot;ddd&quot;;DEC2HEX((((((([.G55]*32+[.I55])*2+[.N55])*2+[.O55])*2+[.P55])*4+[.Q55]));3))" office:value-type="string" office:string-value="020" table:number-columns-spanned="12" table:number-rows-spanned="1">
            <text:p>020</text:p>
          </table:table-cell>
          <table:covered-table-cell table:number-columns-repeated="11" table:style-name="ce300"/>
          <table:table-cell table:style-name="ce309" office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354" table:formula="of:=CONCATENATE(&quot;[&quot;;DEC2HEX(([.V55]*2+[.W55])*8+[.X55];2);[.AA55];[.AM55];&quot;]&quot;)" office:value-type="string" office:string-value="[19020sss]">
            <text:p>[19020sss]</text:p>
          </table:table-cell>
          <table:table-cell table:style-name="ce378" office:value-type="string">
            <text:p>(Still under discussion)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0" table:number-columns-spanned="2" table:number-rows-spanned="1">
            <text:p>0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1" table:number-columns-spanned="2" table:number-rows-spanned="1">
            <text:p>1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2" table:number-columns-spanned="2" table:number-rows-spanned="1">
            <text:p>2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3" table:number-columns-spanned="2" table:number-rows-spanned="1">
            <text:p>3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3">
          <table:table-cell table:style-name="ce19"/>
          <table:table-cell table:style-name="ce51"/>
          <table:table-cell table:style-name="ce87"/>
          <table:table-cell table:style-name="ce116" table:number-columns-repeated="3"/>
          <table:table-cell table:style-name="ce116" table:number-columns-spanned="2" table:number-rows-spanned="1"/>
          <table:covered-table-cell table:style-name="ce116"/>
          <table:table-cell table:style-name="ce116" table:number-columns-spanned="5" table:number-rows-spanned="1"/>
          <table:covered-table-cell table:number-columns-repeated="4" table:style-name="ce116"/>
          <table:table-cell table:style-name="ce116" table:number-columns-repeated="3"/>
          <table:table-cell table:style-name="ce116" table:number-columns-spanned="2" table:number-rows-spanned="1"/>
          <table:covered-table-cell table:style-name="ce116"/>
          <table:table-cell table:style-name="ce147"/>
          <table:table-cell table:style-name="ce176">
            <draw:line table:end-cell-address="Headers.T63" table:end-x="0.2654in" table:end-y="0.124in" draw:z-index="7" draw:style-name="gr2" draw:text-style-name="P1" svg:x1="0.1406in" svg:y1="0.0173in" svg:x2="0.2654in" svg:y2="0.5378in">
              <text:p/>
            </draw:line>
          </table:table-cell>
          <table:table-cell table:style-name="ce194"/>
          <table:table-cell table:style-name="ce221"/>
          <table:table-cell table:style-name="ce248"/>
          <table:table-cell table:style-name="ce248" table:number-columns-spanned="3" table:number-rows-spanned="1"/>
          <table:covered-table-cell table:number-columns-repeated="2" table:style-name="ce248"/>
          <table:table-cell table:style-name="ce248" table:number-columns-spanned="12" table:number-rows-spanned="1"/>
          <table:covered-table-cell table:number-columns-repeated="11" table:style-name="ce302"/>
          <table:table-cell table:style-name="ce248" table:number-columns-spanned="12" table:number-rows-spanned="1"/>
          <table:covered-table-cell table:number-columns-repeated="11" table:style-name="ce302"/>
          <table:table-cell table:style-name="ce347"/>
          <table:table-cell table:style-name="ce355"/>
          <table:table-cell table:style-name="ce379"/>
          <table:table-cell table:number-columns-repeated="971"/>
        </table:table-row>
        <table:table-row table:style-name="ro1">
          <table:table-cell table:number-columns-repeated="19"/>
          <table:table-cell table:style-name="ce25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20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52"/>
          <table:table-cell>
            <draw:custom-shape table:end-cell-address="Headers.D81" table:end-x="0.0776in" table:end-y="0.0508in" draw:z-index="4" draw:style-name="gr5" draw:text-style-name="P1" svg:width="0.1343in" svg:height="3.1555in" draw:transform="rotate (1.5707963267946) translate (0.113385826771654in 0.0633858267716535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custom-shape table:end-cell-address="Headers.G64" table:end-x="0.1189in" table:end-y="0.1472in" draw:z-index="9" draw:style-name="gr5" draw:text-style-name="P1" svg:width="0.0476in" svg:height="0.3193in" draw:transform="rotate (1.5707963267946) translate (0.071259842519685in 0.161417322834646in)">
              <text:p/>
              <draw:enhanced-geometry svg:viewBox="0 0 21600 21600" draw:glue-points="21600 0 0 10800 21600 21600" draw:text-areas="13800 ?f9 21600 ?f10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line table:end-cell-address="Headers.L70" table:end-x="0.1039in" table:end-y="0.139in" draw:z-index="6" draw:style-name="gr6" draw:text-style-name="P1" svg:x1="0.274in" svg:y1="0.0799in" svg:x2="0.0374in" svg:y2="1.4732in">
              <text:p/>
            </draw:line>
          </table:table-cell>
          <table:table-cell table:number-columns-repeated="8"/>
          <table:table-cell table:style-name="ce25"/>
          <table:table-cell/>
          <table:table-cell>
            <draw:custom-shape table:end-cell-address="Headers.W90" table:end-x="0.0882in" table:end-y="0.0752in" draw:z-index="1" draw:style-name="gr5" draw:text-style-name="P1" svg:width="0.1343in" svg:height="4.7in" draw:transform="rotate (1.5707963267946) translate (0.115748031496063in 0.0440944881889764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s.AL67" table:end-x="0.0138in" table:end-y="0.0567in" draw:z-index="3" draw:style-name="gr6" draw:text-style-name="P1" svg:x1="0.1398in" svg:y1="0.0929in" svg:x2="0.3378in" svg:y2="0.8906in">
              <text:p/>
            </draw:line>
          </table:table-cell>
          <table:table-cell table:number-columns-repeated="10"/>
          <table:table-cell table:style-name="ce327" office:value-type="string" table:number-columns-spanned="4" table:number-rows-spanned="1">
            <text:p>f = Flags</text:p>
          </table:table-cell>
          <table:covered-table-cell table:number-columns-repeated="3" table:style-name="ce223"/>
          <table:table-cell table:style-name="ce120"/>
          <table:table-cell table:style-name="ce311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3"/>
          <table:table-cell table:style-name="Default">
            <draw:line table:end-cell-address="Headers.H64" table:end-x="0.0638in" table:end-y="0.1386in" draw:z-index="10" draw:style-name="gr6" draw:text-style-name="P1" svg:x1="0.4039in" svg:y1="0.0327in" svg:x2="0.0717in" svg:y2="0.3051in">
              <text:p/>
            </draw:line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5"/>
          <table:table-cell/>
          <table:table-cell table:style-name="Default" table:number-columns-repeated="15"/>
          <table:table-cell table:number-columns-repeated="5"/>
          <table:table-cell>
            <draw:line table:end-cell-address="Headers.AQ66" table:end-x="0.098in" table:end-y="0.0724in" draw:z-index="13" draw:style-name="gr2" draw:text-style-name="P1" svg:x1="0.2602in" svg:y1="0.0217in" svg:x2="0.0602in" svg:y2="0.5724in">
              <text:p/>
            </draw:line>
          </table:table-cell>
          <table:table-cell table:number-columns-repeated="4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number-columns-repeated="2" table:style-name="ce225" office:value-type="float" office:value="0">
            <text:p>0</text:p>
          </table:table-cell>
          <table:table-cell table:style-name="ce94"/>
          <table:table-cell table:style-name="ce306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77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1">
            <text:p>1</text:p>
          </table:table-cell>
          <table:table-cell table:style-name="ce94"/>
          <table:table-cell table:style-name="ce306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85" table:end-x="0.124in" table:end-y="0.0386in" draw:z-index="8" draw:style-name="gr5" draw:text-style-name="P1" svg:width="0.1386in" svg:height="3.2665in" draw:transform="rotate (1.5707963267946) translate (0.64251968503937in 0.106692913385827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361.615154536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53" office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3"/>
          <table:covered-table-cell table:style-name="ce304"/>
          <table:table-cell table:style-name="Default" table:number-columns-repeated="2"/>
          <table:table-cell table:number-columns-repeated="10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style-name="ce225"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94"/>
          <table:table-cell table:style-name="ce306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54" office:value-type="string" table:number-columns-spanned="4" table:number-rows-spanned="1">
            <text:p><text:s/>Description</text:p>
          </table:table-cell>
          <table:covered-table-cell table:number-columns-repeated="3" table:style-name="ce88"/>
          <table:table-cell table:style-name="ce58" office:value-type="string" table:number-columns-spanned="3" table:number-rows-spanned="1">
            <text:p>Priority</text:p>
          </table:table-cell>
          <table:covered-table-cell table:style-name="ce120"/>
          <table:covered-table-cell table:style-name="ce58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205" office:value-type="string">
            <text:p>r</text:p>
          </table:table-cell>
          <table:table-cell table:style-name="ce226" office:value-type="string">
            <text:p>r</text:p>
          </table:table-cell>
          <table:table-cell table:number-columns-repeated="2" table:style-name="ce226" office:value-type="float" office:value="1">
            <text:p>1</text:p>
          </table:table-cell>
          <table:table-cell table:style-name="ce95"/>
          <table:table-cell table:style-name="ce307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55" office:value-type="string" table:number-columns-spanned="4" table:number-rows-spanned="1">
            <text:p><text:s/>Initialization; Error handling</text:p>
          </table:table-cell>
          <table:covered-table-cell table:number-columns-repeated="3" table:style-name="ce89"/>
          <table:table-cell table:style-name="ce117" office:value-type="float" office:value="0" table:number-columns-spanned="3" table:number-rows-spanned="1">
            <text:p>0</text:p>
          </table:table-cell>
          <table:covered-table-cell table:style-name="ce121"/>
          <table:covered-table-cell table:style-name="ce128"/>
          <table:table-cell table:style-name="Default" table:number-columns-repeated="6"/>
          <table:table-cell/>
          <table:table-cell table:style-name="Default" table:number-columns-repeated="31"/>
          <table:table-cell table:style-name="ce328" office:value-type="string" table:number-columns-spanned="6" table:number-rows-spanned="1">
            <text:p><text:s text:c="2"/>r = Send 0, don't check.</text:p>
          </table:table-cell>
          <table:covered-table-cell table:number-columns-repeated="3" table:style-name="ce329"/>
          <table:covered-table-cell table:style-name="ce348"/>
          <table:covered-table-cell table:style-name="ce356"/>
          <table:table-cell table:number-columns-repeated="972"/>
        </table:table-row>
        <table:table-row table:style-name="ro1">
          <table:table-cell table:style-name="Default"/>
          <table:table-cell table:style-name="ce56" office:value-type="string" table:number-columns-spanned="4" table:number-rows-spanned="1">
            <text:p><text:s/>Event transfer; Operation responses</text:p>
          </table:table-cell>
          <table:covered-table-cell table:number-columns-repeated="3" table:style-name="ce90"/>
          <table:table-cell table:style-name="ce118" office:value-type="float" office:value="1" table:number-columns-spanned="3" table:number-rows-spanned="1">
            <text:p>1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>
            <draw:custom-shape table:end-cell-address="Headers.P103" table:end-x="0.0339in" table:end-y="0.1193in" draw:z-index="2" draw:style-name="gr5" draw:text-style-name="P1" svg:width="0.1602in" svg:height="5.8457in" draw:transform="rotate (1.5707963267946) translate (0.0440944881889764in 0.109055118110236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53" office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56" office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90"/>
          <table:table-cell table:style-name="ce118" office:value-type="float" office:value="2" table:number-columns-spanned="3" table:number-rows-spanned="1">
            <text:p>2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/>
          <table:table-cell table:style-name="ce54" office:value-type="string" table:number-columns-spanned="5" table:number-rows-spanned="1">
            <text:p><text:s/>Title</text:p>
          </table:table-cell>
          <table:covered-table-cell table:number-columns-repeated="2" table:style-name="ce88"/>
          <table:covered-table-cell table:number-columns-repeated="2" table:style-name="ce148"/>
          <table:table-cell table:style-name="ce195"/>
          <table:table-cell table:number-columns-repeated="2" table:style-name="ce223" office:value-type="string">
            <text:p>R</text:p>
          </table:table-cell>
          <table:table-cell table:style-name="ce223" office:value-type="string" table:number-columns-spanned="3" table:number-rows-spanned="1">
            <text:p>Type</text:p>
          </table:table-cell>
          <table:covered-table-cell table:number-columns-repeated="2" table:style-name="ce223"/>
          <table:table-cell table:style-name="ce223" office:value-type="string" table:number-columns-spanned="12" table:number-rows-spanned="1">
            <text:p>Variable Part (binary)</text:p>
          </table:table-cell>
          <table:covered-table-cell table:number-columns-repeated="11" table:style-name="ce223"/>
          <table:table-cell table:style-name="ce311" office:value-type="string" table:number-columns-spanned="12" table:number-rows-spanned="1">
            <text:p>Source-alias (hex)</text:p>
          </table:table-cell>
          <table:covered-table-cell table:number-columns-repeated="10" table:style-name="ce237"/>
          <table:covered-table-cell table:style-name="ce330"/>
          <table:table-cell table:number-columns-repeated="974"/>
        </table:table-row>
        <table:table-row table:style-name="ro1">
          <table:table-cell table:style-name="Default"/>
          <table:table-cell table:style-name="ce57" office:value-type="string" table:number-columns-spanned="4" table:number-rows-spanned="1">
            <text:p><text:s/>Bulk data transfer requests</text:p>
          </table:table-cell>
          <table:covered-table-cell table:number-columns-repeated="3" table:style-name="ce91"/>
          <table:table-cell table:style-name="ce119" office:value-type="float" office:value="3" table:number-columns-spanned="3" table:number-rows-spanned="1">
            <text:p>3</text:p>
          </table:table-cell>
          <table:covered-table-cell table:style-name="ce123"/>
          <table:covered-table-cell table:style-name="ce130"/>
          <table:table-cell table:style-name="Default" table:number-columns-repeated="6"/>
          <table:table-cell/>
          <table:table-cell table:style-name="ce134" office:value-type="string" table:number-columns-spanned="5" table:number-rows-spanned="1">
            <text:p><text:s/>Reserved</text:p>
          </table:table-cell>
          <table:covered-table-cell table:number-columns-repeated="2" table:style-name="ce137"/>
          <table:covered-table-cell table:number-columns-repeated="2" table:style-name="ce149"/>
          <table:table-cell table:style-name="ce196"/>
          <table:table-cell table:number-columns-repeated="2" table:style-name="ce224" office:value-type="float" office:value="1">
            <text:p>1</text:p>
          </table:table-cell>
          <table:table-cell table:style-name="ce224" office:value-type="float" office:value="0" table:number-columns-spanned="3" table:number-rows-spanned="1">
            <text:p>0</text:p>
          </table:table-cell>
          <table:covered-table-cell table:number-columns-repeated="2" table:style-name="ce224"/>
          <table:table-cell table:style-name="ce224" office:value-type="string" table:number-columns-spanned="12" table:number-rows-spanned="1">
            <text:p>0bxxxx xxxx xxxx</text:p>
          </table:table-cell>
          <table:covered-table-cell table:number-columns-repeated="11" table:style-name="ce224"/>
          <table:table-cell table:style-name="ce312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31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135" office:value-type="string" table:number-columns-spanned="5" table:number-rows-spanned="1">
            <text:p><text:s/>Global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1" table:number-columns-spanned="3" table:number-rows-spanned="1">
            <text:p>1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mmmm mmmm <text:span text:style-name="T7">0</text:span>mmm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1" office:value-type="string" table:number-columns-spanned="2" table:number-rows-spanned="1">
            <text:p>Bit Descriptions</text:p>
            <draw:custom-shape table:end-cell-address="Headers.A102" table:end-x="0.1547in" table:end-y="0.0307in" draw:z-index="5" draw:style-name="gr5" draw:text-style-name="P1" svg:width="0.1547in" svg:height="4.9949in" draw:transform="rotate (1.5707963267946) translate (0in 0.0377952755905512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35" office:value-type="string" table:number-columns-spanned="5" table:number-rows-spanned="1">
            <text:p><text:s/>Address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1" table:number-columns-spanned="3" table:number-rows-spanned="1">
            <text:p>1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mmmm mmmm <text:span text:style-name="T7">1</text:span>mmm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58" office:value-type="string" table:number-columns-spanned="13" table:number-rows-spanned="1">
            <text:p>Description</text:p>
          </table:table-cell>
          <table:covered-table-cell table:number-columns-repeated="11" table:style-name="ce92"/>
          <table:covered-table-cell table:style-name="ce132"/>
          <table:table-cell/>
          <table:table-cell table:style-name="ce135" office:value-type="string" table:number-columns-spanned="5" table:number-rows-spanned="1">
            <text:p><text:s/>Datagram Only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2" table:number-columns-spanned="3" table:number-rows-spanned="1">
            <text:p>2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string">
            <text:p>14-15</text:p>
          </table:table-cell>
          <table:table-cell table:style-name="ce59" office:value-type="string" table:number-columns-spanned="13" table:number-rows-spanned="1">
            <text:p>Reserved</text:p>
          </table:table-cell>
          <table:covered-table-cell table:number-columns-repeated="11" table:style-name="ce93"/>
          <table:covered-table-cell table:style-name="ce133"/>
          <table:table-cell/>
          <table:table-cell table:style-name="ce135" office:value-type="string" table:number-columns-spanned="5" table:number-rows-spanned="1">
            <text:p><text:s/>Datagram Fir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3" table:number-columns-spanned="3" table:number-rows-spanned="1">
            <text:p>3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float" office:value="13">
            <text:p>13</text:p>
          </table:table-cell>
          <table:table-cell table:style-name="ce59" office:value-type="string" table:number-columns-spanned="13" table:number-rows-spanned="1">
            <text:p>Special – Operationally special</text:p>
          </table:table-cell>
          <table:covered-table-cell table:number-columns-repeated="11" table:style-name="ce94"/>
          <table:covered-table-cell table:style-name="ce59"/>
          <table:table-cell/>
          <table:table-cell table:style-name="ce135" office:value-type="string" table:number-columns-spanned="5" table:number-rows-spanned="1">
            <text:p><text:s/>Datagram Middle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4" table:number-columns-spanned="3" table:number-rows-spanned="1">
            <text:p>4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float" office:value="12">
            <text:p>12</text:p>
          </table:table-cell>
          <table:table-cell table:style-name="ce59" office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94"/>
          <table:covered-table-cell table:style-name="ce59"/>
          <table:table-cell/>
          <table:table-cell table:style-name="ce135" office:value-type="string" table:number-columns-spanned="5" table:number-rows-spanned="1">
            <text:p><text:s/>Datagram La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5" table:number-columns-spanned="3" table:number-rows-spanned="1">
            <text:p>5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3" office:value-type="string">
            <text:p>10-11</text:p>
          </table:table-cell>
          <table:table-cell table:style-name="ce59" office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94"/>
          <table:covered-table-cell table:style-name="ce59"/>
          <table:table-cell table:style-name="ce96"/>
          <table:table-cell table:style-name="ce135" office:value-type="string" table:number-columns-spanned="5" table:number-rows-spanned="1">
            <text:p><text:s/>Reserv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6" table:number-columns-spanned="3" table:number-rows-spanned="1">
            <text:p>6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xxxx xxxx xxxx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3" office:value-type="string">
            <text:p>5-9</text:p>
          </table:table-cell>
          <table:table-cell table:style-name="ce59" office:value-type="string" table:number-columns-spanned="13" table:number-rows-spanned="1">
            <text:p>Type within priority</text:p>
          </table:table-cell>
          <table:covered-table-cell table:number-columns-repeated="11" table:style-name="ce94"/>
          <table:covered-table-cell table:style-name="ce59"/>
          <table:table-cell table:style-name="ce96"/>
          <table:table-cell table:style-name="ce136" office:value-type="string" table:number-columns-spanned="5" table:number-rows-spanned="1">
            <text:p><text:s/>Stream</text:p>
          </table:table-cell>
          <table:covered-table-cell table:number-columns-repeated="2" table:style-name="ce139"/>
          <table:covered-table-cell table:number-columns-repeated="2" table:style-name="ce151"/>
          <table:table-cell table:style-name="ce197"/>
          <table:table-cell table:number-columns-repeated="2" table:style-name="ce226" office:value-type="float" office:value="1">
            <text:p>1</text:p>
          </table:table-cell>
          <table:table-cell table:style-name="ce226" office:value-type="float" office:value="7" table:number-columns-spanned="3" table:number-rows-spanned="1">
            <text:p>7</text:p>
          </table:table-cell>
          <table:covered-table-cell table:number-columns-repeated="2" table:style-name="ce226"/>
          <table:table-cell table:style-name="ce226" office:value-type="string" table:number-columns-spanned="12" table:number-rows-spanned="1">
            <text:p>0bdddd dddd dddd</text:p>
          </table:table-cell>
          <table:covered-table-cell table:number-columns-repeated="11" table:style-name="ce226"/>
          <table:table-cell table:style-name="ce307" office:value-type="string" table:number-columns-spanned="12" table:number-rows-spanned="1">
            <text:p>sss</text:p>
          </table:table-cell>
          <table:covered-table-cell table:number-columns-repeated="10" table:style-name="ce315"/>
          <table:covered-table-cell table:style-name="ce333"/>
          <table:table-cell table:number-columns-repeated="974"/>
        </table:table-row>
        <table:table-row table:style-name="ro1">
          <table:table-cell table:style-name="ce22" office:value-type="float" office:value="4">
            <text:p>4</text:p>
          </table:table-cell>
          <table:table-cell table:style-name="ce59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table-cell table:style-name="ce178" office:value-type="string" table:number-columns-spanned="2" table:number-rows-spanned="4">
            <text:p>KEY</text:p>
          </table:table-cell>
          <table:covered-table-cell table:style-name="ce140"/>
          <table:table-cell table:style-name="ce227" office:value-type="string" table:number-columns-spanned="14" table:number-rows-spanned="1">
            <text:p>r, R – reserved</text:p>
          </table:table-cell>
          <table:covered-table-cell table:number-columns-repeated="12" table:style-name="ce230"/>
          <table:covered-table-cell table:style-name="ce305"/>
          <table:table-cell table:number-columns-repeated="989"/>
        </table:table-row>
        <table:table-row table:style-name="ro1">
          <table:table-cell table:style-name="ce22" office:value-type="float" office:value="3">
            <text:p>3</text:p>
          </table:table-cell>
          <table:table-cell table:style-name="ce59" office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covered-table-cell table:style-name="ce179"/>
          <table:covered-table-cell table:style-name="ce141"/>
          <table:table-cell table:style-name="ce228" office:value-type="string" table:number-columns-spanned="14" table:number-rows-spanned="1">
            <text:p>s, sss, ssss ssss ssss – source alias</text:p>
          </table:table-cell>
          <table:covered-table-cell table:number-columns-repeated="12" table:style-name="ce225"/>
          <table:covered-table-cell table:style-name="ce306"/>
          <table:table-cell table:number-columns-repeated="989"/>
        </table:table-row>
        <table:table-row table:style-name="ro1">
          <table:table-cell table:style-name="ce22" office:value-type="float" office:value="2">
            <text:p>2</text:p>
          </table:table-cell>
          <table:table-cell table:style-name="ce59" office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covered-table-cell table:style-name="ce179"/>
          <table:covered-table-cell table:style-name="ce141"/>
          <table:table-cell table:style-name="ce228" office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225"/>
          <table:covered-table-cell table:style-name="ce306"/>
          <table:table-cell table:number-columns-repeated="989"/>
        </table:table-row>
        <table:table-row table:style-name="ro1">
          <table:table-cell table:style-name="ce24" office:value-type="string">
            <text:p>0-1</text:p>
          </table:table-cell>
          <table:table-cell table:style-name="ce60" office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95"/>
          <table:covered-table-cell table:style-name="ce60"/>
          <table:table-cell table:style-name="ce96" table:number-columns-repeated="4"/>
          <table:table-cell/>
          <table:covered-table-cell table:style-name="ce180"/>
          <table:covered-table-cell table:style-name="ce197"/>
          <table:table-cell table:style-name="ce229" office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226"/>
          <table:covered-table-cell table:style-name="ce307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96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table:table-column table:style-name="co1" table:default-cell-style-name="ce1"/>
        <table:table-column table:style-name="co2" table:default-cell-style-name="ce26"/>
        <table:table-column table:style-name="co11" table:default-cell-style-name="ce181"/>
        <table:table-column table:style-name="co12" table:default-cell-style-name="ce181"/>
        <table:table-column table:style-name="co13" table:default-cell-style-name="ce444"/>
        <table:table-column table:style-name="co10" table:default-cell-style-name="ce444"/>
        <table:table-column table:style-name="co14" table:default-cell-style-name="ce444"/>
        <table:table-column table:style-name="co10" table:number-columns-repeated="1017" table:default-cell-style-name="ce444"/>
        <table:table-row table:style-name="ro4">
          <table:table-cell/>
          <table:table-cell table:style-name="ce25" table:formula="of:=NOW()" office:value-type="date" office:date-value="2014-03-06T05:04:17">
            <text:p>03/06/14 05:04 AM</text:p>
          </table:table-cell>
          <table:table-cell table:style-name="ce417" table:number-columns-repeated="2"/>
          <table:table-cell table:style-name="ce436"/>
          <table:table-cell table:style-name="ce447"/>
          <table:table-cell table:style-name="ce446"/>
          <table:table-cell table:number-columns-repeated="1017"/>
        </table:table-row>
        <table:table-row table:style-name="ro4">
          <table:table-cell table:number-columns-repeated="2"/>
          <table:table-cell table:style-name="ce417" table:number-columns-repeated="2"/>
          <table:table-cell table:style-name="ce436"/>
          <table:table-cell table:style-name="ce448"/>
          <table:table-cell table:style-name="ce446"/>
          <table:table-cell table:number-columns-repeated="1017"/>
        </table:table-row>
        <table:table-row table:style-name="ro5">
          <table:table-cell/>
          <table:table-cell table:style-name="ce399" office:value-type="string" table:number-columns-spanned="3" table:number-rows-spanned="1">
            <text:p>General</text:p>
          </table:table-cell>
          <table:covered-table-cell table:style-name="ce418"/>
          <table:covered-table-cell table:style-name="ce152"/>
          <table:table-cell table:style-name="ce437" office:value-type="string" table:number-columns-spanned="3" table:number-rows-spanned="1">
            <text:p>CAN</text:p>
          </table:table-cell>
          <table:covered-table-cell table:style-name="ce449"/>
          <table:covered-table-cell table:style-name="ce455"/>
          <table:table-cell table:number-columns-repeated="1017"/>
        </table:table-row>
        <table:table-row table:style-name="ro6">
          <table:table-cell/>
          <table:table-cell table:style-name="ce400"/>
          <table:table-cell table:style-name="ce419" office:value-type="string">
            <text:p>Full MTI</text:p>
            <text:p>(Hex)</text:p>
          </table:table-cell>
          <table:table-cell table:style-name="ce154" office:value-type="string">
            <text:p>Data</text:p>
          </table:table-cell>
          <table:table-cell table:style-name="ce438"/>
          <table:table-cell table:style-name="ce450" table:formula="of:=[Headers.AZ4]" office:value-type="string" office:string-value="CAN Header&#10;(hex)">
            <text:p>CAN Header</text:p>
            <text:p>(hex)</text:p>
          </table:table-cell>
          <table:table-cell table:style-name="ce456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4">
          <table:table-cell/>
          <table:table-cell table:style-name="ce401" office:value-type="string">
            <text:p>Number of bits in field: </text:p>
          </table:table-cell>
          <table:table-cell table:style-name="ce420" office:value-type="float" office:value="16">
            <text:p>16</text:p>
          </table:table-cell>
          <table:table-cell table:style-name="ce155" office:value-type="string">
            <text:p>many</text:p>
          </table:table-cell>
          <table:table-cell table:style-name="ce439"/>
          <table:table-cell table:style-name="ce451" table:formula="of:=[Headers.AZ5]" office:value-type="float" office:value="29">
            <text:p>29</text:p>
          </table:table-cell>
          <table:table-cell table:style-name="ce457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350"/>
          <table:table-cell table:style-name="ce153"/>
          <table:table-cell table:style-name="ce404"/>
          <table:table-cell table:style-name="ce452"/>
          <table:table-cell table:style-name="ce458"/>
          <table:table-cell table:number-columns-repeated="1017"/>
        </table:table-row>
        <table:table-row table:style-name="ro4">
          <table:table-cell table:style-name="ce389" office:value-type="string" table:number-columns-spanned="1" table:number-rows-spanned="6">
            <text:p>Basic</text:p>
          </table:table-cell>
          <table:table-cell table:style-name="ce403" office:value-type="string">
            <office:annotation draw:style-name="gr7" draw:text-style-name="P2" svg:width="3.1772in" svg:height="0.8567in" svg:x="3.0008in" svg:y="0.6902in" draw:caption-point-x="-0.2402in" draw:caption-point-y="0.6055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421" table:formula="of:=[Headers.T7]" office:value-type="string" office:string-value="0100">
            <text:p>0100</text:p>
          </table:table-cell>
          <table:table-cell table:style-name="ce431" office:value-type="string">
            <text:p>Source</text:p>
          </table:table-cell>
          <table:table-cell table:style-name="ce439" table:formula="of:=[.B7]" office:value-type="string" office:string-value="Initialization Complete">
            <text:p>Initialization Complete</text:p>
          </table:table-cell>
          <table:table-cell table:style-name="ce451" table:formula="of:=[Headers.AZ7]" office:value-type="string" office:string-value="[19100sss]">
            <text:p>[19100sss]</text:p>
          </table:table-cell>
          <table:table-cell table:style-name="ce459" table:formula="of:=[Headers.BA7]" office:value-type="string" office:string-value="Full Source Node ID">
            <text:p>Full Source Node ID</text:p>
          </table:table-cell>
          <table:table-cell table:number-columns-repeated="1017"/>
        </table:table-row>
        <table:table-row table:style-name="ro4">
          <table:covered-table-cell table:style-name="ce390"/>
          <table:table-cell table:style-name="ce403" office:value-type="string">
            <office:annotation draw:style-name="gr8" draw:text-style-name="P2" svg:width="3.4283in" svg:height="1.0122in" svg:x="3.0008in" svg:y="0.8579in" draw:caption-point-x="-0.2402in" draw:caption-point-y="0.6055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421" table:formula="of:=[Headers.T8]" office:value-type="string" office:string-value="0488">
            <text:p>0488</text:p>
          </table:table-cell>
          <table:table-cell table:style-name="ce431" office:value-type="string">
            <text:p>Destination, Source</text:p>
          </table:table-cell>
          <table:table-cell table:style-name="ce439" table:formula="of:=[.B8]" office:value-type="string" office:string-value="Verify Node ID Number Addressed">
            <text:p>Verify Node ID Number Addressed</text:p>
          </table:table-cell>
          <table:table-cell table:style-name="ce451" table:formula="of:=[Headers.AZ8]" office:value-type="string" office:string-value="[19488sss]">
            <text:p>[19488sss]</text:p>
          </table:table-cell>
          <table:table-cell table:style-name="ce459" table:formula="of:=[Headers.BA8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90"/>
          <table:table-cell table:style-name="ce403" office:value-type="string">
            <office:annotation draw:style-name="gr8" draw:text-style-name="P2" svg:width="3.3232in" svg:height="1.0122in" svg:x="2.9657in" svg:y="1.0484in" draw:caption-point-x="-0.2051in" draw:caption-point-y="0.5823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421" table:formula="of:=[Headers.T9]" office:value-type="string" office:string-value="0490">
            <text:p>0490</text:p>
          </table:table-cell>
          <table:table-cell table:style-name="ce431" office:value-type="string">
            <text:p>Source</text:p>
          </table:table-cell>
          <table:table-cell table:style-name="ce439" table:formula="of:=[.B9]" office:value-type="string" office:string-value="Verify Node ID Number Global">
            <text:p>Verify Node ID Number Global</text:p>
          </table:table-cell>
          <table:table-cell table:style-name="ce451" table:formula="of:=[Headers.AZ9]" office:value-type="string" office:string-value="[19490sss]">
            <text:p>[19490sss]</text:p>
          </table:table-cell>
          <table:table-cell table:style-name="ce459"/>
          <table:table-cell table:number-columns-repeated="1017"/>
        </table:table-row>
        <table:table-row table:style-name="ro4">
          <table:covered-table-cell table:style-name="ce390"/>
          <table:table-cell table:style-name="ce403" office:value-type="string">
            <text:p>Verified Node ID Number</text:p>
          </table:table-cell>
          <table:table-cell table:style-name="ce421" table:formula="of:=[Headers.T10]" office:value-type="string" office:string-value="0170">
            <text:p>0170</text:p>
          </table:table-cell>
          <table:table-cell table:style-name="ce431" office:value-type="string">
            <text:p>Source</text:p>
          </table:table-cell>
          <table:table-cell table:style-name="ce439" table:formula="of:=[.B10]" office:value-type="string" office:string-value="Verified Node ID Number">
            <text:p>Verified Node ID Number</text:p>
          </table:table-cell>
          <table:table-cell table:style-name="ce451" table:formula="of:=[Headers.AZ10]" office:value-type="string" office:string-value="[19170sss]">
            <text:p>[19170sss]</text:p>
          </table:table-cell>
          <table:table-cell table:style-name="ce459" table:formula="of:=[Headers.BA10]" office:value-type="string" office:string-value="{Full Source Node ID}">
            <text:p>{Full Source Node ID}</text:p>
          </table:table-cell>
          <table:table-cell table:number-columns-repeated="1017"/>
        </table:table-row>
        <table:table-row table:style-name="ro4">
          <table:covered-table-cell table:style-name="ce390"/>
          <table:table-cell table:style-name="ce403" office:value-type="string">
            <text:p>Optional Interaction Rejected</text:p>
          </table:table-cell>
          <table:table-cell table:style-name="ce421" table:formula="of:=[Headers.T11]" office:value-type="string" office:string-value="0068">
            <text:p>0068</text:p>
          </table:table-cell>
          <table:table-cell table:style-name="ce431" office:value-type="string">
            <text:p>Destination, Source, error, optional</text:p>
          </table:table-cell>
          <table:table-cell table:style-name="ce439" table:formula="of:=[.B11]" office:value-type="string" office:string-value="Optional Interaction Rejected">
            <text:p>Optional Interaction Rejected</text:p>
          </table:table-cell>
          <table:table-cell table:style-name="ce451" table:formula="of:=[Headers.AZ11]" office:value-type="string" office:string-value="[19068sss]">
            <text:p>[19068sss]</text:p>
          </table:table-cell>
          <table:table-cell table:style-name="ce459" table:formula="of:=[Headers.BA11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4">
          <table:covered-table-cell table:style-name="ce390"/>
          <table:table-cell table:style-name="ce403" office:value-type="string">
            <text:p>Terminate Due to Error</text:p>
          </table:table-cell>
          <table:table-cell table:style-name="ce421" table:formula="of:=[Headers.T12]" office:value-type="string" office:string-value="00A8">
            <text:p>00A8</text:p>
          </table:table-cell>
          <table:table-cell table:style-name="ce431" office:value-type="string">
            <text:p>Destination, Source, error, optional</text:p>
          </table:table-cell>
          <table:table-cell table:style-name="ce439" table:formula="of:=[.B12]" office:value-type="string" office:string-value="Terminate Due to Error">
            <text:p>Terminate Due to Error</text:p>
          </table:table-cell>
          <table:table-cell table:style-name="ce451" table:formula="of:=[Headers.AZ12]" office:value-type="string" office:string-value="[190A8sss]">
            <text:p>[190A8sss]</text:p>
          </table:table-cell>
          <table:table-cell table:style-name="ce459" table:formula="of:=[Headers.BA12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4">
          <table:table-cell table:style-name="ce390" office:value-type="string" table:number-columns-spanned="1" table:number-rows-spanned="2">
            <text:p>Protocol Support</text:p>
          </table:table-cell>
          <table:table-cell table:style-name="ce404" office:value-type="string">
            <text:p>Protocol Support Inquiry</text:p>
          </table:table-cell>
          <table:table-cell table:style-name="ce422" table:formula="of:=[Headers.T13]" office:value-type="string" office:string-value="0828">
            <text:p>0828</text:p>
          </table:table-cell>
          <table:table-cell table:style-name="ce432" office:value-type="string">
            <text:p>Destination, Source</text:p>
          </table:table-cell>
          <table:table-cell table:style-name="ce404" table:formula="of:=[.B13]" office:value-type="string" office:string-value="Protocol Support Inquiry">
            <text:p>Protocol Support Inquiry</text:p>
          </table:table-cell>
          <table:table-cell table:style-name="ce452" table:formula="of:=[Headers.AZ13]" office:value-type="string" office:string-value="[19828sss]">
            <text:p>[19828sss]</text:p>
          </table:table-cell>
          <table:table-cell table:style-name="ce460" table:formula="of:=[Headers.BA13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90"/>
          <table:table-cell table:style-name="ce404" office:value-type="string">
            <text:p>Protocol Support Reply</text:p>
          </table:table-cell>
          <table:table-cell table:style-name="ce422" table:formula="of:=[Headers.T14]" office:value-type="string" office:string-value="0668">
            <text:p>0668</text:p>
          </table:table-cell>
          <table:table-cell table:style-name="ce432" office:value-type="string">
            <text:p>Destination, Source, Protocol flags</text:p>
          </table:table-cell>
          <table:table-cell table:style-name="ce404" table:formula="of:=[.B14]" office:value-type="string" office:string-value="Protocol Support Reply">
            <text:p>Protocol Support Reply</text:p>
          </table:table-cell>
          <table:table-cell table:style-name="ce452" table:formula="of:=[Headers.AZ14]" office:value-type="string" office:string-value="[19668sss]">
            <text:p>[19668sss]</text:p>
          </table:table-cell>
          <table:table-cell table:style-name="ce460" table:formula="of:=[Headers.BA14]" office:value-type="string" office:string-value="fddd, Protocol flags">
            <text:p>fddd, Protocol flags</text:p>
          </table:table-cell>
          <table:table-cell table:number-columns-repeated="1017"/>
        </table:table-row>
        <table:table-row table:style-name="ro4">
          <table:table-cell table:style-name="ce391" office:value-type="string" table:number-columns-spanned="1" table:number-rows-spanned="16">
            <text:p>Event Exchange</text:p>
          </table:table-cell>
          <table:table-cell table:style-name="ce403" office:value-type="string">
            <text:p>Identify Consumer</text:p>
          </table:table-cell>
          <table:table-cell table:style-name="ce421" table:formula="of:=[Headers.T15]" office:value-type="string" office:string-value="08F4">
            <text:p>08F4</text:p>
          </table:table-cell>
          <table:table-cell table:style-name="ce431" office:value-type="string">
            <text:p>EventID, Source</text:p>
          </table:table-cell>
          <table:table-cell table:style-name="ce439" table:formula="of:=[.B15]" office:value-type="string" office:string-value="Identify Consumer">
            <text:p>Identify Consumer</text:p>
          </table:table-cell>
          <table:table-cell table:style-name="ce451" table:formula="of:=[Headers.AZ15]" office:value-type="string" office:string-value="[198F4sss]">
            <text:p>[198F4sss]</text:p>
          </table:table-cell>
          <table:table-cell table:style-name="ce459" table:formula="of:=[Headers.BA15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5" office:value-type="string">
            <office:annotation draw:style-name="gr9" draw:text-style-name="P2" svg:width="4.0756in" svg:height="1.1677in" svg:x="3.0008in" svg:y="2.1972in" draw:caption-point-x="-0.2402in" draw:caption-point-y="0.6055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421" table:formula="of:=[Headers.T16]" office:value-type="string" office:string-value="04A4">
            <text:p>04A4</text:p>
          </table:table-cell>
          <table:table-cell table:style-name="ce431" office:value-type="string">
            <text:p>EventID with Mask, Source</text:p>
          </table:table-cell>
          <table:table-cell table:style-name="ce439" table:formula="of:=[.B16]" office:value-type="string" office:string-value="Consumer Identify Range ">
            <text:p>Consumer Identify Range </text:p>
          </table:table-cell>
          <table:table-cell table:style-name="ce451" table:formula="of:=[Headers.AZ16]" office:value-type="string" office:string-value="[194A4sss]">
            <text:p>[194A4sss]</text:p>
          </table:table-cell>
          <table:table-cell table:style-name="ce459" table:formula="of:=[Headers.BA16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text:p>Consumer Identified w validity unknown</text:p>
          </table:table-cell>
          <table:table-cell table:style-name="ce421" table:formula="of:=[Headers.T17]" office:value-type="string" office:string-value="04C7">
            <text:p>04C7</text:p>
          </table:table-cell>
          <table:table-cell table:style-name="ce431" office:value-type="string">
            <text:p>EventID, Source</text:p>
          </table:table-cell>
          <table:table-cell table:style-name="ce439" table:formula="of:=[.B17]" office:value-type="string" office:string-value="Consumer Identified w validity unknown">
            <text:p>Consumer Identified w validity unknown</text:p>
          </table:table-cell>
          <table:table-cell table:style-name="ce451" table:formula="of:=[Headers.AZ17]" office:value-type="string" office:string-value="[194C7sss]">
            <text:p>[194C7sss]</text:p>
          </table:table-cell>
          <table:table-cell table:style-name="ce459" table:formula="of:=[Headers.BA17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office:annotation draw:style-name="gr10" draw:text-style-name="P2" svg:width="3.8402in" svg:height="0.5457in" svg:x="3.0008in" svg:y="2.5319in" draw:caption-point-x="-0.2402in" draw:caption-point-y="0.605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421" table:formula="of:=[Headers.T18]" office:value-type="string" office:string-value="04C4">
            <text:p>04C4</text:p>
          </table:table-cell>
          <table:table-cell table:style-name="ce431" office:value-type="string">
            <text:p>EventID, Source</text:p>
          </table:table-cell>
          <table:table-cell table:style-name="ce439" table:formula="of:=[.B18]" office:value-type="string" office:string-value="Consumer Identified as currently valid">
            <text:p>Consumer Identified as currently valid</text:p>
          </table:table-cell>
          <table:table-cell table:style-name="ce451" table:formula="of:=[Headers.AZ18]" office:value-type="string" office:string-value="[194C4sss]">
            <text:p>[194C4sss]</text:p>
          </table:table-cell>
          <table:table-cell table:style-name="ce459" table:formula="of:=[Headers.BA18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text:p>Consumer Identified as currently invalid</text:p>
          </table:table-cell>
          <table:table-cell table:style-name="ce421" table:formula="of:=[Headers.T19]" office:value-type="string" office:string-value="04C5">
            <text:p>04C5</text:p>
          </table:table-cell>
          <table:table-cell table:style-name="ce431" office:value-type="string">
            <text:p>EventID, Source</text:p>
          </table:table-cell>
          <table:table-cell table:style-name="ce439" table:formula="of:=[.B19]" office:value-type="string" office:string-value="Consumer Identified as currently invalid">
            <text:p>Consumer Identified as currently invalid</text:p>
          </table:table-cell>
          <table:table-cell table:style-name="ce451" table:formula="of:=[Headers.AZ19]" office:value-type="string" office:string-value="[194C5sss]">
            <text:p>[194C5sss]</text:p>
          </table:table-cell>
          <table:table-cell table:style-name="ce459" table:formula="of:=[Headers.BA19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office:annotation draw:style-name="gr10" draw:text-style-name="P2" svg:width="3.8402in" svg:height="0.5457in" svg:x="3.0008in" svg:y="2.8669in" draw:caption-point-x="-0.2402in" draw:caption-point-y="0.605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421" table:formula="of:=[Headers.T20]" office:value-type="string" office:string-value="04C6">
            <text:p>04C6</text:p>
          </table:table-cell>
          <table:table-cell table:style-name="ce431" office:value-type="string">
            <text:p>EventID, Source</text:p>
          </table:table-cell>
          <table:table-cell table:style-name="ce439" table:formula="of:=[.B20]" office:value-type="string" office:string-value="Consumer Identified (reserved)">
            <text:p>Consumer Identified (reserved)</text:p>
          </table:table-cell>
          <table:table-cell table:style-name="ce451" table:formula="of:=[Headers.AZ20]" office:value-type="string" office:string-value="[194C6sss]">
            <text:p>[194C6sss]</text:p>
          </table:table-cell>
          <table:table-cell table:style-name="ce459" table:formula="of:=[Headers.BA20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text:p>Identify Producer</text:p>
          </table:table-cell>
          <table:table-cell table:style-name="ce421" table:formula="of:=[Headers.T21]" office:value-type="string" office:string-value="0914">
            <text:p>0914</text:p>
          </table:table-cell>
          <table:table-cell table:style-name="ce431" office:value-type="string">
            <text:p>EventID, Source</text:p>
          </table:table-cell>
          <table:table-cell table:style-name="ce439" table:formula="of:=[.B21]" office:value-type="string" office:string-value="Identify Producer">
            <text:p>Identify Producer</text:p>
          </table:table-cell>
          <table:table-cell table:style-name="ce451" table:formula="of:=[Headers.AZ21]" office:value-type="string" office:string-value="[19914sss]">
            <text:p>[19914sss]</text:p>
          </table:table-cell>
          <table:table-cell table:style-name="ce459" table:formula="of:=[Headers.BA21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6" office:value-type="string">
            <office:annotation draw:style-name="gr9" draw:text-style-name="P2" svg:width="4.0059in" svg:height="1.1677in" svg:x="3.0008in" svg:y="3.2016in" draw:caption-point-x="-0.2402in" draw:caption-point-y="0.6055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421" table:formula="of:=[Headers.T22]" office:value-type="string" office:string-value="0524">
            <text:p>0524</text:p>
          </table:table-cell>
          <table:table-cell table:style-name="ce431" office:value-type="string">
            <text:p>EventID with Mask, Source</text:p>
          </table:table-cell>
          <table:table-cell table:style-name="ce439" table:formula="of:=[.B22]" office:value-type="string" office:string-value="Producer Identify Range">
            <text:p>Producer Identify Range</text:p>
          </table:table-cell>
          <table:table-cell table:style-name="ce451" table:formula="of:=[Headers.AZ22]" office:value-type="string" office:string-value="[19524sss]">
            <text:p>[19524sss]</text:p>
          </table:table-cell>
          <table:table-cell table:style-name="ce459" table:formula="of:=[Headers.BA22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text:p>Producer Identified w validity unknown</text:p>
          </table:table-cell>
          <table:table-cell table:style-name="ce421" table:formula="of:=[Headers.T23]" office:value-type="string" office:string-value="0547">
            <text:p>0547</text:p>
          </table:table-cell>
          <table:table-cell table:style-name="ce431" office:value-type="string">
            <text:p>EventID, Source</text:p>
          </table:table-cell>
          <table:table-cell table:style-name="ce439" table:formula="of:=[.B23]" office:value-type="string" office:string-value="Producer Identified w validity unknown">
            <text:p>Producer Identified w validity unknown</text:p>
          </table:table-cell>
          <table:table-cell table:style-name="ce451" table:formula="of:=[Headers.AZ23]" office:value-type="string" office:string-value="[19547sss]">
            <text:p>[19547sss]</text:p>
          </table:table-cell>
          <table:table-cell table:style-name="ce459" table:formula="of:=[Headers.BA23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office:annotation draw:style-name="gr10" draw:text-style-name="P2" svg:width="3.8138in" svg:height="0.5457in" svg:x="3.0008in" svg:y="3.5366in" draw:caption-point-x="-0.2402in" draw:caption-point-y="0.605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421" table:formula="of:=[Headers.T24]" office:value-type="string" office:string-value="0544">
            <text:p>0544</text:p>
          </table:table-cell>
          <table:table-cell table:style-name="ce431" office:value-type="string">
            <text:p>EventID, Source</text:p>
          </table:table-cell>
          <table:table-cell table:style-name="ce439" table:formula="of:=[.B24]" office:value-type="string" office:string-value="Producer Identified as currently valid">
            <text:p>Producer Identified as currently valid</text:p>
          </table:table-cell>
          <table:table-cell table:style-name="ce451" table:formula="of:=[Headers.AZ24]" office:value-type="string" office:string-value="[19544sss]">
            <text:p>[19544sss]</text:p>
          </table:table-cell>
          <table:table-cell table:style-name="ce459" table:formula="of:=[Headers.BA24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text:p>Producer Identified as currently invalid</text:p>
          </table:table-cell>
          <table:table-cell table:style-name="ce421" table:formula="of:=[Headers.T25]" office:value-type="string" office:string-value="0545">
            <text:p>0545</text:p>
          </table:table-cell>
          <table:table-cell table:style-name="ce431" office:value-type="string">
            <text:p>EventID, Source</text:p>
          </table:table-cell>
          <table:table-cell table:style-name="ce439" table:formula="of:=[.B25]" office:value-type="string" office:string-value="Producer Identified as currently invalid">
            <text:p>Producer Identified as currently invalid</text:p>
          </table:table-cell>
          <table:table-cell table:style-name="ce451" table:formula="of:=[Headers.AZ25]" office:value-type="string" office:string-value="[19545sss]">
            <text:p>[19545sss]</text:p>
          </table:table-cell>
          <table:table-cell table:style-name="ce459" table:formula="of:=[Headers.BA25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office:annotation draw:style-name="gr10" draw:text-style-name="P2" svg:width="3.8138in" svg:height="0.5457in" svg:x="3.0008in" svg:y="3.8713in" draw:caption-point-x="-0.2402in" draw:caption-point-y="0.605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421" table:formula="of:=[Headers.T26]" office:value-type="string" office:string-value="0546">
            <text:p>0546</text:p>
          </table:table-cell>
          <table:table-cell table:style-name="ce431" office:value-type="string">
            <text:p>EventID, Source</text:p>
          </table:table-cell>
          <table:table-cell table:style-name="ce439" table:formula="of:=[.B26]" office:value-type="string" office:string-value="Producer Identified (reserved)">
            <text:p>Producer Identified (reserved)</text:p>
          </table:table-cell>
          <table:table-cell table:style-name="ce451" table:formula="of:=[Headers.AZ26]" office:value-type="string" office:string-value="[19546sss]">
            <text:p>[19546sss]</text:p>
          </table:table-cell>
          <table:table-cell table:style-name="ce459" table:formula="of:=[Headers.BA26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text:p>Identify Events Addressed</text:p>
          </table:table-cell>
          <table:table-cell table:style-name="ce421" table:formula="of:=[Headers.T27]" office:value-type="string" office:string-value="0968">
            <text:p>0968</text:p>
          </table:table-cell>
          <table:table-cell table:style-name="ce431" office:value-type="string">
            <text:p>Destination, Source</text:p>
          </table:table-cell>
          <table:table-cell table:style-name="ce439" table:formula="of:=[.B27]" office:value-type="string" office:string-value="Identify Events Addressed">
            <text:p>Identify Events Addressed</text:p>
          </table:table-cell>
          <table:table-cell table:style-name="ce451" table:formula="of:=[Headers.AZ27]" office:value-type="string" office:string-value="[19968sss]">
            <text:p>[19968sss]</text:p>
          </table:table-cell>
          <table:table-cell table:style-name="ce459" table:formula="of:=[Headers.BA27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office:annotation draw:style-name="gr11" draw:text-style-name="P2" svg:width="2.5228in" svg:height="0.3902in" svg:x="3.0008in" svg:y="4.2063in" draw:caption-point-x="-0.2402in" draw:caption-point-y="0.6055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421" table:formula="of:=[Headers.T28]" office:value-type="string" office:string-value="0970">
            <text:p>0970</text:p>
          </table:table-cell>
          <table:table-cell table:style-name="ce431" office:value-type="string">
            <text:p>Source</text:p>
          </table:table-cell>
          <table:table-cell table:style-name="ce439" table:formula="of:=[.B28]" office:value-type="string" office:string-value="Identify Events Global">
            <text:p>Identify Events Global</text:p>
          </table:table-cell>
          <table:table-cell table:style-name="ce451" table:formula="of:=[Headers.AZ28]" office:value-type="string" office:string-value="[19970sss]">
            <text:p>[19970sss]</text:p>
          </table:table-cell>
          <table:table-cell table:style-name="ce459"/>
          <table:table-cell table:number-columns-repeated="1017"/>
        </table:table-row>
        <table:table-row table:style-name="ro4">
          <table:covered-table-cell table:style-name="ce391"/>
          <table:table-cell table:style-name="ce405" office:value-type="string">
            <text:p>Learn Event</text:p>
          </table:table-cell>
          <table:table-cell table:style-name="ce421" table:formula="of:=[Headers.T29]" office:value-type="string" office:string-value="0594">
            <text:p>0594</text:p>
          </table:table-cell>
          <table:table-cell table:style-name="ce431" office:value-type="string">
            <text:p>EventID, Source</text:p>
          </table:table-cell>
          <table:table-cell table:style-name="ce439" table:formula="of:=[.B29]" office:value-type="string" office:string-value="Learn Event">
            <text:p>Learn Event</text:p>
          </table:table-cell>
          <table:table-cell table:style-name="ce451" table:formula="of:=[Headers.AZ29]" office:value-type="string" office:string-value="[19594sss]">
            <text:p>[19594sss]</text:p>
          </table:table-cell>
          <table:table-cell table:style-name="ce459" table:formula="of:=[Headers.BA29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office:annotation draw:style-name="gr11" draw:text-style-name="P2" svg:width="1.7114in" svg:height="0.3902in" svg:x="3.0008in" svg:y="4.5413in" draw:caption-point-x="-0.2402in" draw:caption-point-y="0.6055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421" table:formula="of:=[Headers.T30]" office:value-type="string" office:string-value="05B4">
            <text:p>05B4</text:p>
          </table:table-cell>
          <table:table-cell table:style-name="ce431" office:value-type="string">
            <text:p>EventID, Source</text:p>
          </table:table-cell>
          <table:table-cell table:style-name="ce439" table:formula="of:=[.B30]" office:value-type="string" office:string-value="Producer/Consumer Event Report">
            <text:p>Producer/Consumer Event Report</text:p>
          </table:table-cell>
          <table:table-cell table:style-name="ce451" table:formula="of:=[Headers.AZ30]" office:value-type="string" office:string-value="[195B4sss]">
            <text:p>[195B4sss]</text:p>
          </table:table-cell>
          <table:table-cell table:style-name="ce459" table:formula="of:=[Headers.BA30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table-cell table:style-name="ce390" office:value-type="string">
            <text:p>Other</text:p>
          </table:table-cell>
          <table:table-cell table:style-name="ce404" office:value-type="string">
            <text:p>Xpressnet</text:p>
          </table:table-cell>
          <table:table-cell table:style-name="ce422" table:formula="of:=[Headers.T35]" office:value-type="string" office:string-value="0820">
            <text:p>0820</text:p>
          </table:table-cell>
          <table:table-cell table:style-name="ce432" office:value-type="string">
            <text:p>Source, Xpressnet packet</text:p>
          </table:table-cell>
          <table:table-cell table:style-name="ce404" table:formula="of:=[.B31]" office:value-type="string" office:string-value="Xpressnet">
            <text:p>Xpressnet</text:p>
          </table:table-cell>
          <table:table-cell table:style-name="ce452" table:formula="of:=[Headers.AZ35]" office:value-type="string" office:string-value="[19820sss]">
            <text:p>[19820sss]</text:p>
          </table:table-cell>
          <table:table-cell table:style-name="ce460" table:formula="of:=[Headers.BA35]" office:value-type="string" office:string-value="Xpressnet packet">
            <text:p>Xpressnet packet</text:p>
          </table:table-cell>
          <table:table-cell table:number-columns-repeated="1017"/>
        </table:table-row>
        <table:table-row table:style-name="ro4">
          <table:table-cell table:style-name="ce391" office:value-type="string" table:number-columns-spanned="1" table:number-rows-spanned="2">
            <text:p>Ident</text:p>
          </table:table-cell>
          <table:table-cell table:style-name="ce403" office:value-type="string">
            <text:p>Simple Node Ident Info Request</text:p>
          </table:table-cell>
          <table:table-cell table:style-name="ce421" table:formula="of:=[Headers.T40]" office:value-type="string" office:string-value="0DE8">
            <text:p>0DE8</text:p>
          </table:table-cell>
          <table:table-cell table:style-name="ce431" office:value-type="string">
            <text:p>Destination, Source</text:p>
          </table:table-cell>
          <table:table-cell table:style-name="ce404" table:formula="of:=[.B32]" office:value-type="string" office:string-value="Simple Node Ident Info Request">
            <text:p>Simple Node Ident Info Request</text:p>
          </table:table-cell>
          <table:table-cell table:style-name="ce452" table:formula="of:=[Headers.AZ40]" office:value-type="string" office:string-value="[19DE8sss]">
            <text:p>[19DE8sss]</text:p>
          </table:table-cell>
          <table:table-cell table:style-name="ce460" table:formula="of:=[Headers.BA40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text:p><text:span text:style-name="T3">Simple </text:span><text:span text:style-name="T3">Node Ident </text:span><text:span text:style-name="T3">Info</text:span><text:span text:style-name="T4"> Reply</text:span></text:p>
          </table:table-cell>
          <table:table-cell table:style-name="ce421" table:formula="of:=[Headers.T41]" office:value-type="string" office:string-value="0A08">
            <text:p>0A08</text:p>
          </table:table-cell>
          <table:table-cell table:style-name="ce431" office:value-type="string">
            <text:p>Destination, Source, Data bytes</text:p>
          </table:table-cell>
          <table:table-cell table:style-name="ce439" table:formula="of:=[.B33]" office:value-type="string" office:string-value="Simple Node Ident Info Reply">
            <text:p>Simple Node Ident Info Reply</text:p>
          </table:table-cell>
          <table:table-cell table:style-name="ce451" table:formula="of:=[Headers.AZ41]" office:value-type="string" office:string-value="[19A08sss]">
            <text:p>[19A08sss]</text:p>
          </table:table-cell>
          <table:table-cell table:style-name="ce459" table:formula="of:=[Headers.BA41]" office:value-type="string" office:string-value="fddd, data bytes">
            <text:p>fddd, data bytes</text:p>
          </table:table-cell>
          <table:table-cell table:number-columns-repeated="1017"/>
        </table:table-row>
        <table:table-row table:style-name="ro4">
          <table:table-cell table:style-name="ce392" office:value-type="string" table:number-columns-spanned="1" table:number-rows-spanned="6">
            <text:p>Datagram</text:p>
          </table:table-cell>
          <table:table-cell table:style-name="ce407" office:value-type="string" table:number-columns-spanned="1" table:number-rows-spanned="4">
            <text:p>Datagram Content</text:p>
          </table:table-cell>
          <table:table-cell table:style-name="ce423" table:formula="of:=[Headers.T42]" office:value-type="string" office:string-value="1C48" table:number-columns-spanned="1" table:number-rows-spanned="4">
            <text:p>1C48</text:p>
          </table:table-cell>
          <table:table-cell table:style-name="ce433" office:value-type="string" table:number-columns-spanned="1" table:number-rows-spanned="4">
            <text:p>Destination, Source, Data bytes</text:p>
          </table:table-cell>
          <table:table-cell table:style-name="ce440" office:value-type="string">
            <text:p><text:s text:c="6"/>CAN-Datagram Content (one frame)</text:p>
          </table:table-cell>
          <table:table-cell table:style-name="ce451" table:formula="of:=[Headers.AZ43]" office:value-type="string" office:string-value="[1Adddsss]">
            <text:p>[1Adddsss]</text:p>
          </table:table-cell>
          <table:table-cell table:style-name="ce459" table:formula="of:=[Headers.BA43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90"/>
          <table:covered-table-cell table:style-name="ce408"/>
          <table:covered-table-cell table:style-name="ce424"/>
          <table:covered-table-cell table:style-name="ce434"/>
          <table:table-cell table:style-name="ce441" office:value-type="string">
            <text:p><text:s text:c="6"/>CAN-Datagram Content (first frame)</text:p>
          </table:table-cell>
          <table:table-cell table:style-name="ce451" table:formula="of:=[Headers.AZ44]" office:value-type="string" office:string-value="[1Bdddsss]">
            <text:p>[1Bdddsss]</text:p>
          </table:table-cell>
          <table:table-cell table:style-name="ce459" table:formula="of:=[Headers.BA44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90"/>
          <table:covered-table-cell table:style-name="ce409"/>
          <table:covered-table-cell table:style-name="ce424"/>
          <table:covered-table-cell table:style-name="ce434"/>
          <table:table-cell table:style-name="ce440" office:value-type="string">
            <text:p><text:s text:c="6"/>CAN-Datagram Content (middle frame)</text:p>
          </table:table-cell>
          <table:table-cell table:style-name="ce451" table:formula="of:=[Headers.AZ45]" office:value-type="string" office:string-value="[1Cdddsss]">
            <text:p>[1Cdddsss]</text:p>
          </table:table-cell>
          <table:table-cell table:style-name="ce459" table:formula="of:=[Headers.BA45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90"/>
          <table:covered-table-cell table:style-name="ce409"/>
          <table:covered-table-cell table:style-name="ce424"/>
          <table:covered-table-cell table:style-name="ce434"/>
          <table:table-cell table:style-name="ce440" office:value-type="string">
            <text:p><text:s text:c="6"/>CAN-Datagram Content (last frame)</text:p>
          </table:table-cell>
          <table:table-cell table:style-name="ce451" table:formula="of:=[Headers.AZ46]" office:value-type="string" office:string-value="[1Ddddsss]">
            <text:p>[1Ddddsss]</text:p>
          </table:table-cell>
          <table:table-cell table:style-name="ce459" table:formula="of:=[Headers.BA46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90"/>
          <table:table-cell table:style-name="ce410" office:value-type="string">
            <text:p>Datagram Received OK</text:p>
          </table:table-cell>
          <table:table-cell table:style-name="ce422" table:formula="of:=[Headers.T47]" office:value-type="string" office:string-value="0A28">
            <text:p>0A28</text:p>
          </table:table-cell>
          <table:table-cell table:style-name="ce432" office:value-type="string">
            <text:p>Destination, Source</text:p>
          </table:table-cell>
          <table:table-cell table:style-name="ce404" table:formula="of:=[.B38]" office:value-type="string" office:string-value="Datagram Received OK">
            <text:p>Datagram Received OK</text:p>
          </table:table-cell>
          <table:table-cell table:style-name="ce452" table:formula="of:=[Headers.AZ47]" office:value-type="string" office:string-value="[19A28sss]">
            <text:p>[19A28sss]</text:p>
          </table:table-cell>
          <table:table-cell table:style-name="ce460" table:formula="of:=[Headers.BA47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90"/>
          <table:table-cell table:style-name="ce410" office:value-type="string">
            <text:p>Datagram Rejected</text:p>
          </table:table-cell>
          <table:table-cell table:style-name="ce422" table:formula="of:=[Headers.T48]" office:value-type="string" office:string-value="0A48">
            <text:p>0A48</text:p>
          </table:table-cell>
          <table:table-cell table:style-name="ce432" office:value-type="string">
            <text:p>Destination, Source, Error code</text:p>
          </table:table-cell>
          <table:table-cell table:style-name="ce404" table:formula="of:=[.B39]" office:value-type="string" office:string-value="Datagram Rejected">
            <text:p>Datagram Rejected</text:p>
          </table:table-cell>
          <table:table-cell table:style-name="ce452" table:formula="of:=[Headers.AZ48]" office:value-type="string" office:string-value="[19A48sss]">
            <text:p>[19A48sss]</text:p>
          </table:table-cell>
          <table:table-cell table:style-name="ce460" table:formula="of:=[Headers.BA48]" office:value-type="string" office:string-value="fddd, error code">
            <text:p>fddd, error code</text:p>
          </table:table-cell>
          <table:table-cell table:number-columns-repeated="1017"/>
        </table:table-row>
        <table:table-row table:style-name="ro4">
          <table:table-cell table:style-name="ce391" office:value-type="string" table:number-columns-spanned="1" table:number-rows-spanned="5">
            <text:p>Stream</text:p>
          </table:table-cell>
          <table:table-cell table:style-name="ce405" office:value-type="string">
            <text:p>Stream Initiate Request</text:p>
          </table:table-cell>
          <table:table-cell table:style-name="ce421" table:formula="of:=[Headers.T49]" office:value-type="string" office:string-value="0CC8">
            <text:p>0CC8</text:p>
          </table:table-cell>
          <table:table-cell table:style-name="ce431" office:value-type="string">
            <text:p>Destination, Source, Buffer size</text:p>
          </table:table-cell>
          <table:table-cell table:style-name="ce439" table:formula="of:=[.B40]" office:value-type="string" office:string-value="Stream Initiate Request">
            <text:p>Stream Initiate Request</text:p>
          </table:table-cell>
          <table:table-cell table:style-name="ce451" table:formula="of:=[Headers.AZ49]" office:value-type="string" office:string-value="[19CC8sss]">
            <text:p>[19CC8sss]</text:p>
          </table:table-cell>
          <table:table-cell table:style-name="ce459" table:formula="of:=[Headers.BA49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5" office:value-type="string">
            <office:annotation draw:style-name="gr11" draw:text-style-name="P2" svg:width="2.1827in" svg:height="0.3902in" svg:x="3.0008in" svg:y="6.3827in" draw:caption-point-x="-0.2402in" draw:caption-point-y="0.6055in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421" table:formula="of:=[Headers.T50]" office:value-type="string" office:string-value="0868">
            <text:p>0868</text:p>
          </table:table-cell>
          <table:table-cell table:style-name="ce431" office:value-type="string">
            <text:p>Destination, Source, Buffer size</text:p>
          </table:table-cell>
          <table:table-cell table:style-name="ce439" table:formula="of:=[.B41]" office:value-type="string" office:string-value="Stream Initiate Reply">
            <text:p>Stream Initiate Reply</text:p>
          </table:table-cell>
          <table:table-cell table:style-name="ce451" table:formula="of:=[Headers.AZ50]" office:value-type="string" office:string-value="[19868sss]">
            <text:p>[19868sss]</text:p>
          </table:table-cell>
          <table:table-cell table:style-name="ce459" table:formula="of:=[Headers.BA50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5" office:value-type="string">
            <text:p>Stream Data Send</text:p>
          </table:table-cell>
          <table:table-cell table:style-name="ce421" table:formula="of:=[Headers.T51]" office:value-type="string" office:string-value="1F88">
            <text:p>1F88</text:p>
          </table:table-cell>
          <table:table-cell table:style-name="ce431" office:value-type="string">
            <text:p>Destination, Source, Data bytes</text:p>
          </table:table-cell>
          <table:table-cell table:style-name="ce439" table:formula="of:=[.B42]" office:value-type="string" office:string-value="Stream Data Send">
            <text:p>Stream Data Send</text:p>
          </table:table-cell>
          <table:table-cell table:style-name="ce451" table:formula="of:=[Headers.AZ51]" office:value-type="string" office:string-value="[1Fdddsss]">
            <text:p>[1Fdddsss]</text:p>
          </table:table-cell>
          <table:table-cell table:style-name="ce459" table:formula="of:=[Headers.BA51]" office:value-type="string" office:string-value="Data (0-8 bytes)">
            <text:p>Data (0-8 bytes)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5" office:value-type="string">
            <office:annotation draw:style-name="gr11" draw:text-style-name="P2" svg:width="1.9295in" svg:height="0.3902in" svg:x="3.0008in" svg:y="6.7177in" draw:caption-point-x="-0.2402in" draw:caption-point-y="0.6055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421" table:formula="of:=[Headers.T52]" office:value-type="string" office:string-value="0888">
            <text:p>0888</text:p>
          </table:table-cell>
          <table:table-cell table:style-name="ce431" office:value-type="string">
            <text:p>Destination, Source, ID</text:p>
          </table:table-cell>
          <table:table-cell table:style-name="ce439" table:formula="of:=[.B43]" office:value-type="string" office:string-value="Stream Data Proceed">
            <text:p>Stream Data Proceed</text:p>
          </table:table-cell>
          <table:table-cell table:style-name="ce451" table:formula="of:=[Headers.AZ52]" office:value-type="string" office:string-value="[19888sss]">
            <text:p>[19888sss]</text:p>
          </table:table-cell>
          <table:table-cell table:style-name="ce459" table:formula="of:=[Headers.BA52]" office:value-type="string" office:string-value="fddd, srcSID, dstSID">
            <text:p>fddd, srcSID, dstS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5" office:value-type="string">
            <text:p>Stream Data Complete</text:p>
          </table:table-cell>
          <table:table-cell table:style-name="ce421" table:formula="of:=[Headers.T53]" office:value-type="string" office:string-value="08A8">
            <text:p>08A8</text:p>
          </table:table-cell>
          <table:table-cell table:style-name="ce431" office:value-type="string">
            <text:p>Destination, Source, ID, {len}</text:p>
          </table:table-cell>
          <table:table-cell table:style-name="ce439" table:formula="of:=[.B44]" office:value-type="string" office:string-value="Stream Data Complete">
            <text:p>Stream Data Complete</text:p>
          </table:table-cell>
          <table:table-cell table:style-name="ce451" table:formula="of:=[Headers.AZ53]" office:value-type="string" office:string-value="[198A8sss]">
            <text:p>[198A8sss]</text:p>
          </table:table-cell>
          <table:table-cell table:style-name="ce459" table:formula="of:=[Headers.BA53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4">
          <table:table-cell table:style-name="ce393" office:value-type="string" table:number-columns-spanned="1" table:number-rows-spanned="2">
            <text:p>Extra</text:p>
          </table:table-cell>
          <table:table-cell table:style-name="ce410" office:value-type="string">
            <office:annotation draw:style-name="gr12" draw:text-style-name="P2" svg:width="1.3276in" svg:height="0.2346in" svg:x="3.0008in" svg:y="7.0524in" draw:caption-point-x="-0.2402in" draw:caption-point-y="0.6055in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422" table:formula="of:=[Headers.T54]" office:value-type="string" office:string-value="2000">
            <text:p>2000</text:p>
          </table:table-cell>
          <table:table-cell table:style-name="ce432" office:value-type="string">
            <text:p>Source</text:p>
          </table:table-cell>
          <table:table-cell table:style-name="ce442"/>
          <table:table-cell table:style-name="ce453"/>
          <table:table-cell table:style-name="ce461"/>
          <table:table-cell table:number-columns-repeated="1017"/>
        </table:table-row>
        <table:table-row table:style-name="ro4">
          <table:covered-table-cell table:style-name="ce394"/>
          <table:table-cell table:style-name="ce411" office:value-type="string">
            <office:annotation draw:style-name="gr11" draw:text-style-name="P2" svg:width="2.6886in" svg:height="0.3902in" svg:x="3.0008in" svg:y="7.2201in" draw:caption-point-x="-0.2402in" draw:caption-point-y="0.6055in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425" table:formula="of:=[Headers.T55]" office:value-type="string" office:string-value="2020">
            <text:p>2020</text:p>
          </table:table-cell>
          <table:table-cell table:style-name="ce435" office:value-type="string">
            <text:p>Source</text:p>
          </table:table-cell>
          <table:table-cell table:style-name="ce443"/>
          <table:table-cell table:style-name="ce447"/>
          <table:table-cell table:style-name="ce446"/>
          <table:table-cell table:number-columns-repeated="1017"/>
        </table:table-row>
        <table:table-row table:style-name="ro4">
          <table:table-cell table:style-name="ce395"/>
          <table:table-cell table:style-name="ce412"/>
          <table:table-cell table:style-name="ce426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4">
          <table:table-cell table:number-columns-repeated="2"/>
          <table:table-cell table:style-name="ce25" table:number-columns-spanned="25" table:number-rows-spanned="1"/>
          <table:covered-table-cell table:style-name="ce25"/>
          <table:covered-table-cell table:style-name="ce436"/>
          <table:covered-table-cell table:style-name="ce447"/>
          <table:covered-table-cell table:style-name="ce436"/>
          <table:covered-table-cell table:number-columns-repeated="20"/>
          <table:table-cell table:number-columns-repeated="997"/>
        </table:table-row>
        <table:table-row table:style-name="ro4">
          <table:table-cell table:style-name="ce396" table:number-columns-spanned="2" table:number-rows-spanned="2"/>
          <table:covered-table-cell table:style-name="ce413"/>
          <table:table-cell table:style-name="ce25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4">
          <table:covered-table-cell/>
          <table:covered-table-cell table:style-name="Default"/>
          <table:table-cell table:style-name="ce25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4">
          <table:table-cell/>
          <table:table-cell table:style-name="Default"/>
          <table:table-cell table:style-name="ce427" table:number-columns-spanned="16" table:number-rows-spanned="3"/>
          <table:covered-table-cell table:style-name="ce427"/>
          <table:covered-table-cell/>
          <table:covered-table-cell table:style-name="ce447"/>
          <table:covered-table-cell table:style-name="ce436"/>
          <table:covered-table-cell table:number-columns-repeated="11"/>
          <table:table-cell table:number-columns-repeated="1006"/>
        </table:table-row>
        <table:table-row table:style-name="ro4">
          <table:table-cell/>
          <table:table-cell table:style-name="ce53"/>
          <table:covered-table-cell table:number-columns-repeated="2" table:style-name="ce26"/>
          <table:covered-table-cell/>
          <table:covered-table-cell table:style-name="ce454"/>
          <table:covered-table-cell table:style-name="ce436"/>
          <table:covered-table-cell table:number-columns-repeated="11"/>
          <table:table-cell table:number-columns-repeated="1006"/>
        </table:table-row>
        <table:table-row table:style-name="ro4">
          <table:table-cell table:style-name="Default"/>
          <table:table-cell table:style-name="ce414"/>
          <table:covered-table-cell table:number-columns-repeated="2" table:style-name="ce26"/>
          <table:covered-table-cell table:style-name="ce445"/>
          <table:covered-table-cell table:style-name="ce454"/>
          <table:covered-table-cell table:style-name="ce436"/>
          <table:covered-table-cell table:number-columns-repeated="11"/>
          <table:table-cell table:number-columns-repeated="1006"/>
        </table:table-row>
        <table:table-row table:style-name="ro4" table:number-rows-repeated="2">
          <table:table-cell table:style-name="Default"/>
          <table:table-cell table:style-name="ce415"/>
          <table:table-cell table:style-name="Default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>
          <table:table-cell table:style-name="Default"/>
          <table:table-cell table:style-name="ce415"/>
          <table:table-cell table:style-name="ce428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>
          <table:table-cell table:style-name="Default"/>
          <table:table-cell table:style-name="ce415" table:number-columns-spanned="5" table:number-rows-spanned="1"/>
          <table:covered-table-cell table:number-columns-repeated="2" table:style-name="ce429"/>
          <table:covered-table-cell table:style-name="ce446"/>
          <table:covered-table-cell table:style-name="ce454"/>
          <table:table-cell table:style-name="ce436"/>
          <table:table-cell table:number-columns-repeated="1017"/>
        </table:table-row>
        <table:table-row table:style-name="ro4">
          <table:table-cell table:style-name="Default" table:number-columns-repeated="2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>
          <table:table-cell table:style-name="ce21" table:number-columns-spanned="2" table:number-rows-spanned="1"/>
          <table:covered-table-cell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>
          <table:table-cell table:style-name="ce395"/>
          <table:table-cell table:style-name="ce41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 table:number-rows-repeated="3">
          <table:table-cell table:style-name="ce397"/>
          <table:table-cell table:style-name="ce9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 table:number-rows-repeated="2">
          <table:table-cell table:style-name="ce398"/>
          <table:table-cell table:style-name="ce9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>
          <table:table-cell table:style-name="ce397"/>
          <table:table-cell table:style-name="ce96"/>
          <table:table-cell table:style-name="ce430" table:number-columns-spanned="3" table:number-rows-spanned="4"/>
          <table:covered-table-cell table:style-name="ce430"/>
          <table:covered-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4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4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4" table:number-rows-repeated="3">
          <table:table-cell table:style-name="Default" table:number-columns-repeated="2"/>
          <table:table-cell table:number-columns-repeated="1022"/>
        </table:table-row>
        <table:table-row table:style-name="ro4" table:number-rows-repeated="654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-10 30h20z"/>
    <draw:marker draw:name="Arrowheads_20_1" draw:display-name="Arrowheads 1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4.1728in" fo:page-height="14.1728in" style:num-format="1" style:print-orientation="landscape" fo:margin-top="0.3126in" fo:margin-bottom="0.1181in" fo:margin-left="0.2528in" fo:margin-right="0.4091in" fo:border="none" fo:padding="0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14-03-06">03/06/2014</text:date> <text:s text:c="2"/><text:time>05:04:16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3/06/2014</text:date>, <text:time>05:0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2-07-09T00:14:46</meta:creation-date>
    <dc:date>2014-03-06T05:04:16</dc:date>
    <dc:creator>Jim Kueneman</dc:creator>
    <meta:editing-duration>P10DT20H29M22S</meta:editing-duration>
    <meta:editing-cycles>47</meta:editing-cycles>
    <meta:generator>OpenOffice/4.0.1$Unix OpenOffice.org_project/401m5$Build-9714</meta:generator>
    <meta:document-statistic meta:table-count="2" meta:cell-count="1425" meta:object-count="15"/>
  </office:meta>
</office:document-meta>
</file>